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4928" table:style-name="ce5">
            <text:p>194,928</text:p>
          </table:table-cell>
          <table:table-cell office:value-type="percentage" office:value="0.73229999999999995" table:style-name="ce6">
            <text:p>73.23%</text:p>
          </table:table-cell>
          <table:table-cell office:value-type="float" office:value="4685" table:style-name="ce5">
            <text:p>4,685</text:p>
          </table:table-cell>
          <table:table-cell office:value-type="float" office:value="913260584" table:style-name="ce5">
            <text:p>913,260,584</text:p>
          </table:table-cell>
          <table:table-cell office:value-type="float" office:value="1104602564" table:style-name="ce5">
            <text:p>1,104,602,564</text:p>
          </table:table-cell>
          <table:table-cell office:value-type="float" office:value="2299743960" table:style-name="ce5">
            <text:p>2,299,743,960</text:p>
          </table:table-cell>
          <table:table-cell office:value-type="float" office:value="2850" table:style-name="ce5">
            <text:p>2,850</text:p>
          </table:table-cell>
          <table:table-cell office:value-type="float" office:value="5172" table:style-name="ce5">
            <text:p>5,172</text:p>
          </table:table-cell>
          <table:table-cell office:value-type="float" office:value="1765" table:style-name="ce5">
            <text:p>1,765</text:p>
          </table:table-cell>
          <table:table-cell office:value-type="float" office:value="855" table:style-name="ce2">
            <text:p>855</text:p>
          </table:table-cell>
          <table:table-cell office:value-type="float" office:value="10642" table:style-name="ce5">
            <text:p>10,6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4527" table:style-name="ce5">
            <text:p>54,527</text:p>
          </table:table-cell>
          <table:table-cell office:value-type="percentage" office:value="0.72699999999999998" table:style-name="ce6">
            <text:p>72.70%</text:p>
          </table:table-cell>
          <table:table-cell office:value-type="float" office:value="3521" table:style-name="ce5">
            <text:p>3,521</text:p>
          </table:table-cell>
          <table:table-cell office:value-type="float" office:value="191991246" table:style-name="ce5">
            <text:p>191,991,246</text:p>
          </table:table-cell>
          <table:table-cell office:value-type="float" office:value="178322097" table:style-name="ce5">
            <text:p>178,322,097</text:p>
          </table:table-cell>
          <table:table-cell office:value-type="float" office:value="419220054" table:style-name="ce5">
            <text:p>419,220,054</text:p>
          </table:table-cell>
          <table:table-cell office:value-type="float" office:value="755" table:style-name="ce2">
            <text:p>755</text:p>
          </table:table-cell>
          <table:table-cell office:value-type="float" office:value="1010" table:style-name="ce5">
            <text:p>1,010</text:p>
          </table:table-cell>
          <table:table-cell office:value-type="float" office:value="447" table:style-name="ce2">
            <text:p>447</text:p>
          </table:table-cell>
          <table:table-cell office:value-type="float" office:value="257" table:style-name="ce2">
            <text:p>257</text:p>
          </table:table-cell>
          <table:table-cell office:value-type="float" office:value="2469" table:style-name="ce5">
            <text:p>2,4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9455" table:style-name="ce5">
            <text:p>249,455</text:p>
          </table:table-cell>
          <table:table-cell office:value-type="percentage" office:value="0.73109999999999997" table:style-name="ce6">
            <text:p>73.11%</text:p>
          </table:table-cell>
          <table:table-cell office:value-type="float" office:value="4431" table:style-name="ce5">
            <text:p>4,431</text:p>
          </table:table-cell>
          <table:table-cell office:value-type="float" office:value="1105251830" table:style-name="ce5">
            <text:p>1,105,251,830</text:p>
          </table:table-cell>
          <table:table-cell office:value-type="float" office:value="1282924661" table:style-name="ce5">
            <text:p>1,282,924,661</text:p>
          </table:table-cell>
          <table:table-cell office:value-type="float" office:value="2718964014" table:style-name="ce5">
            <text:p>2,718,964,014</text:p>
          </table:table-cell>
          <table:table-cell office:value-type="float" office:value="3605" table:style-name="ce5">
            <text:p>3,605</text:p>
          </table:table-cell>
          <table:table-cell office:value-type="float" office:value="6182" table:style-name="ce5">
            <text:p>6,182</text:p>
          </table:table-cell>
          <table:table-cell office:value-type="float" office:value="2212" table:style-name="ce5">
            <text:p>2,212</text:p>
          </table:table-cell>
          <table:table-cell office:value-type="float" office:value="1112" table:style-name="ce5">
            <text:p>1,112</text:p>
          </table:table-cell>
          <table:table-cell office:value-type="float" office:value="13111" table:style-name="ce5">
            <text:p>13,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9122" table:style-name="ce5">
            <text:p>49,122</text:p>
          </table:table-cell>
          <table:table-cell office:value-type="percentage" office:value="0.54710000000000003" table:style-name="ce6">
            <text:p>54.71%</text:p>
          </table:table-cell>
          <table:table-cell office:value-type="float" office:value="2224" table:style-name="ce5">
            <text:p>2,224</text:p>
          </table:table-cell>
          <table:table-cell office:value-type="float" office:value="109223645" table:style-name="ce5">
            <text:p>109,223,645</text:p>
          </table:table-cell>
          <table:table-cell office:value-type="float" office:value="171021009" table:style-name="ce5">
            <text:p>171,021,009</text:p>
          </table:table-cell>
          <table:table-cell office:value-type="float" office:value="319804879" table:style-name="ce5">
            <text:p>319,804,879</text:p>
          </table:table-cell>
          <table:table-cell office:value-type="float" office:value="776" table:style-name="ce2">
            <text:p>776</text:p>
          </table:table-cell>
          <table:table-cell office:value-type="float" office:value="1225" table:style-name="ce5">
            <text:p>1,225</text:p>
          </table:table-cell>
          <table:table-cell office:value-type="float" office:value="311" table:style-name="ce2">
            <text:p>311</text:p>
          </table:table-cell>
          <table:table-cell office:value-type="float" office:value="365" table:style-name="ce2">
            <text:p>365</text:p>
          </table:table-cell>
          <table:table-cell office:value-type="float" office:value="2677" table:style-name="ce5">
            <text:p>2,6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792" table:style-name="ce5">
            <text:p>4,792</text:p>
          </table:table-cell>
          <table:table-cell office:value-type="percentage" office:value="0.40239999999999998" table:style-name="ce6">
            <text:p>40.24%</text:p>
          </table:table-cell>
          <table:table-cell office:value-type="float" office:value="2292" table:style-name="ce5">
            <text:p>2,292</text:p>
          </table:table-cell>
          <table:table-cell office:value-type="float" office:value="10984952" table:style-name="ce5">
            <text:p>10,984,952</text:p>
          </table:table-cell>
          <table:table-cell office:value-type="float" office:value="13645881" table:style-name="ce5">
            <text:p>13,645,881</text:p>
          </table:table-cell>
          <table:table-cell office:value-type="float" office:value="26344068" table:style-name="ce5">
            <text:p>26,344,068</text:p>
          </table:table-cell>
          <table:table-cell office:value-type="float" office:value="102" table:style-name="ce2">
            <text:p>102</text:p>
          </table:table-cell>
          <table:table-cell office:value-type="float" office:value="109" table:style-name="ce2">
            <text:p>109</text:p>
          </table:table-cell>
          <table:table-cell office:value-type="float" office:value="59" table:style-name="ce2">
            <text:p>59</text:p>
          </table:table-cell>
          <table:table-cell office:value-type="float" office:value="4" table:style-name="ce2">
            <text:p>4</text:p>
          </table:table-cell>
          <table:table-cell office:value-type="float" office:value="274" table:style-name="ce2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3914" table:style-name="ce5">
            <text:p>53,914</text:p>
          </table:table-cell>
          <table:table-cell office:value-type="percentage" office:value="0.53010000000000002" table:style-name="ce6">
            <text:p>53.01%</text:p>
          </table:table-cell>
          <table:table-cell office:value-type="float" office:value="2230" table:style-name="ce5">
            <text:p>2,230</text:p>
          </table:table-cell>
          <table:table-cell office:value-type="float" office:value="120208597" table:style-name="ce5">
            <text:p>120,208,597</text:p>
          </table:table-cell>
          <table:table-cell office:value-type="float" office:value="184666890" table:style-name="ce5">
            <text:p>184,666,890</text:p>
          </table:table-cell>
          <table:table-cell office:value-type="float" office:value="346148947" table:style-name="ce5">
            <text:p>346,148,947</text:p>
          </table:table-cell>
          <table:table-cell office:value-type="float" office:value="878" table:style-name="ce2">
            <text:p>878</text:p>
          </table:table-cell>
          <table:table-cell office:value-type="float" office:value="1334" table:style-name="ce5">
            <text:p>1,334</text:p>
          </table:table-cell>
          <table:table-cell office:value-type="float" office:value="370" table:style-name="ce2">
            <text:p>370</text:p>
          </table:table-cell>
          <table:table-cell office:value-type="float" office:value="369" table:style-name="ce2">
            <text:p>369</text:p>
          </table:table-cell>
          <table:table-cell office:value-type="float" office:value="2951" table:style-name="ce5">
            <text:p>2,9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0331" table:style-name="ce5">
            <text:p>20,331</text:p>
          </table:table-cell>
          <table:table-cell office:value-type="percentage" office:value="0.59599999999999997" table:style-name="ce6">
            <text:p>59.60%</text:p>
          </table:table-cell>
          <table:table-cell office:value-type="float" office:value="2440" table:style-name="ce5">
            <text:p>2,440</text:p>
          </table:table-cell>
          <table:table-cell office:value-type="float" office:value="49609142" table:style-name="ce5">
            <text:p>49,609,142</text:p>
          </table:table-cell>
          <table:table-cell office:value-type="float" office:value="74329058" table:style-name="ce5">
            <text:p>74,329,058</text:p>
          </table:table-cell>
          <table:table-cell office:value-type="float" office:value="149239939" table:style-name="ce5">
            <text:p>149,239,939</text:p>
          </table:table-cell>
          <table:table-cell office:value-type="float" office:value="353" table:style-name="ce2">
            <text:p>353</text:p>
          </table:table-cell>
          <table:table-cell office:value-type="float" office:value="503" table:style-name="ce2">
            <text:p>503</text:p>
          </table:table-cell>
          <table:table-cell office:value-type="float" office:value="171" table:style-name="ce2">
            <text:p>171</text:p>
          </table:table-cell>
          <table:table-cell office:value-type="float" office:value="88" table:style-name="ce2">
            <text:p>88</text:p>
          </table:table-cell>
          <table:table-cell office:value-type="float" office:value="1115" table:style-name="ce5">
            <text:p>1,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405" table:style-name="ce5">
            <text:p>6,405</text:p>
          </table:table-cell>
          <table:table-cell office:value-type="percentage" office:value="0.61170000000000002" table:style-name="ce6">
            <text:p>61.17%</text:p>
          </table:table-cell>
          <table:table-cell office:value-type="float" office:value="2742" table:style-name="ce5">
            <text:p>2,742</text:p>
          </table:table-cell>
          <table:table-cell office:value-type="float" office:value="17564251" table:style-name="ce5">
            <text:p>17,564,251</text:p>
          </table:table-cell>
          <table:table-cell office:value-type="float" office:value="27314628" table:style-name="ce5">
            <text:p>27,314,628</text:p>
          </table:table-cell>
          <table:table-cell office:value-type="float" office:value="50146712" table:style-name="ce5">
            <text:p>50,146,712</text:p>
          </table:table-cell>
          <table:table-cell office:value-type="float" office:value="92" table:style-name="ce2">
            <text:p>92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43" table:style-name="ce2">
            <text:p>43</text:p>
          </table:table-cell>
          <table:table-cell office:value-type="float" office:value="315" table:style-name="ce2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6736" table:style-name="ce5">
            <text:p>26,736</text:p>
          </table:table-cell>
          <table:table-cell office:value-type="percentage" office:value="0.59970000000000001" table:style-name="ce6">
            <text:p>59.97%</text:p>
          </table:table-cell>
          <table:table-cell office:value-type="float" office:value="2512" table:style-name="ce5">
            <text:p>2,512</text:p>
          </table:table-cell>
          <table:table-cell office:value-type="float" office:value="67173393" table:style-name="ce5">
            <text:p>67,173,393</text:p>
          </table:table-cell>
          <table:table-cell office:value-type="float" office:value="101643686" table:style-name="ce5">
            <text:p>101,643,686</text:p>
          </table:table-cell>
          <table:table-cell office:value-type="float" office:value="199386651" table:style-name="ce5">
            <text:p>199,386,651</text:p>
          </table:table-cell>
          <table:table-cell office:value-type="float" office:value="445" table:style-name="ce2">
            <text:p>445</text:p>
          </table:table-cell>
          <table:table-cell office:value-type="float" office:value="653" table:style-name="ce2">
            <text:p>653</text:p>
          </table:table-cell>
          <table:table-cell office:value-type="float" office:value="201" table:style-name="ce2">
            <text:p>201</text:p>
          </table:table-cell>
          <table:table-cell office:value-type="float" office:value="131" table:style-name="ce2">
            <text:p>131</text:p>
          </table:table-cell>
          <table:table-cell office:value-type="float" office:value="1430" table:style-name="ce5">
            <text:p>1,4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0044" table:style-name="ce5">
            <text:p>20,044</text:p>
          </table:table-cell>
          <table:table-cell office:value-type="percentage" office:value="0.61409999999999998" table:style-name="ce6">
            <text:p>61.41%</text:p>
          </table:table-cell>
          <table:table-cell office:value-type="float" office:value="2400" table:style-name="ce5">
            <text:p>2,400</text:p>
          </table:table-cell>
          <table:table-cell office:value-type="float" office:value="48111022" table:style-name="ce5">
            <text:p>48,111,022</text:p>
          </table:table-cell>
          <table:table-cell office:value-type="float" office:value="36046540" table:style-name="ce5">
            <text:p>36,046,540</text:p>
          </table:table-cell>
          <table:table-cell office:value-type="float" office:value="93009944" table:style-name="ce5">
            <text:p>93,009,944</text:p>
          </table:table-cell>
          <table:table-cell office:value-type="float" office:value="244" table:style-name="ce2">
            <text:p>244</text:p>
          </table:table-cell>
          <table:table-cell office:value-type="float" office:value="232" table:style-name="ce2">
            <text:p>232</text:p>
          </table:table-cell>
          <table:table-cell office:value-type="float" office:value="90" table:style-name="ce2">
            <text:p>90</text:p>
          </table:table-cell>
          <table:table-cell office:value-type="float" office:value="148" table:style-name="ce2">
            <text:p>148</text:p>
          </table:table-cell>
          <table:table-cell office:value-type="float" office:value="714" table:style-name="ce2">
            <text:p>7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0044" table:style-name="ce5">
            <text:p>20,044</text:p>
          </table:table-cell>
          <table:table-cell office:value-type="percentage" office:value="0.61409999999999998" table:style-name="ce6">
            <text:p>61.41%</text:p>
          </table:table-cell>
          <table:table-cell office:value-type="float" office:value="2400" table:style-name="ce5">
            <text:p>2,400</text:p>
          </table:table-cell>
          <table:table-cell office:value-type="float" office:value="48111022" table:style-name="ce5">
            <text:p>48,111,022</text:p>
          </table:table-cell>
          <table:table-cell office:value-type="float" office:value="36046540" table:style-name="ce5">
            <text:p>36,046,540</text:p>
          </table:table-cell>
          <table:table-cell office:value-type="float" office:value="93009944" table:style-name="ce5">
            <text:p>93,009,944</text:p>
          </table:table-cell>
          <table:table-cell office:value-type="float" office:value="244" table:style-name="ce2">
            <text:p>244</text:p>
          </table:table-cell>
          <table:table-cell office:value-type="float" office:value="232" table:style-name="ce2">
            <text:p>232</text:p>
          </table:table-cell>
          <table:table-cell office:value-type="float" office:value="90" table:style-name="ce2">
            <text:p>90</text:p>
          </table:table-cell>
          <table:table-cell office:value-type="float" office:value="148" table:style-name="ce2">
            <text:p>148</text:p>
          </table:table-cell>
          <table:table-cell office:value-type="float" office:value="714" table:style-name="ce2">
            <text:p>7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38731" table:style-name="ce5">
            <text:p>38,731</text:p>
          </table:table-cell>
          <table:table-cell office:value-type="percentage" office:value="0.60809999999999997" table:style-name="ce6">
            <text:p>60.81%</text:p>
          </table:table-cell>
          <table:table-cell office:value-type="float" office:value="5108" table:style-name="ce5">
            <text:p>5,108</text:p>
          </table:table-cell>
          <table:table-cell office:value-type="float" office:value="197835903" table:style-name="ce5">
            <text:p>197,835,903</text:p>
          </table:table-cell>
          <table:table-cell office:value-type="float" office:value="99418779" table:style-name="ce5">
            <text:p>99,418,779</text:p>
          </table:table-cell>
          <table:table-cell office:value-type="float" office:value="328629152" table:style-name="ce5">
            <text:p>328,629,152</text:p>
          </table:table-cell>
          <table:table-cell office:value-type="float" office:value="701" table:style-name="ce2">
            <text:p>701</text:p>
          </table:table-cell>
          <table:table-cell office:value-type="float" office:value="792" table:style-name="ce2">
            <text:p>792</text:p>
          </table:table-cell>
          <table:table-cell office:value-type="float" office:value="282" table:style-name="ce2">
            <text:p>282</text:p>
          </table:table-cell>
          <table:table-cell office:value-type="float" office:value="553" table:style-name="ce2">
            <text:p>553</text:p>
          </table:table-cell>
          <table:table-cell office:value-type="float" office:value="2328" table:style-name="ce5">
            <text:p>2,3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9281" table:style-name="ce5">
            <text:p>9,281</text:p>
          </table:table-cell>
          <table:table-cell office:value-type="percentage" office:value="0.36870000000000003" table:style-name="ce6">
            <text:p>36.87%</text:p>
          </table:table-cell>
          <table:table-cell office:value-type="float" office:value="4038" table:style-name="ce5">
            <text:p>4,038</text:p>
          </table:table-cell>
          <table:table-cell office:value-type="float" office:value="37474307" table:style-name="ce5">
            <text:p>37,474,307</text:p>
          </table:table-cell>
          <table:table-cell office:value-type="float" office:value="17056623" table:style-name="ce5">
            <text:p>17,056,623</text:p>
          </table:table-cell>
          <table:table-cell office:value-type="float" office:value="56690031" table:style-name="ce5">
            <text:p>56,690,031</text:p>
          </table:table-cell>
          <table:table-cell office:value-type="float" office:value="137" table:style-name="ce2">
            <text:p>137</text:p>
          </table:table-cell>
          <table:table-cell office:value-type="float" office:value="145" table:style-name="ce2">
            <text:p>145</text:p>
          </table:table-cell>
          <table:table-cell office:value-type="float" office:value="75" table:style-name="ce2">
            <text:p>75</text:p>
          </table:table-cell>
          <table:table-cell office:value-type="float" office:value="62" table:style-name="ce2">
            <text:p>62</text:p>
          </table:table-cell>
          <table:table-cell office:value-type="float" office:value="419" table:style-name="ce2">
            <text:p>4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8012" table:style-name="ce5">
            <text:p>48,012</text:p>
          </table:table-cell>
          <table:table-cell office:value-type="percentage" office:value="0.5403" table:style-name="ce6">
            <text:p>54.03%</text:p>
          </table:table-cell>
          <table:table-cell office:value-type="float" office:value="4901" table:style-name="ce5">
            <text:p>4,901</text:p>
          </table:table-cell>
          <table:table-cell office:value-type="float" office:value="235310210" table:style-name="ce5">
            <text:p>235,310,210</text:p>
          </table:table-cell>
          <table:table-cell office:value-type="float" office:value="116475402" table:style-name="ce5">
            <text:p>116,475,402</text:p>
          </table:table-cell>
          <table:table-cell office:value-type="float" office:value="385319183" table:style-name="ce5">
            <text:p>385,319,183</text:p>
          </table:table-cell>
          <table:table-cell office:value-type="float" office:value="838" table:style-name="ce2">
            <text:p>838</text:p>
          </table:table-cell>
          <table:table-cell office:value-type="float" office:value="937" table:style-name="ce2">
            <text:p>937</text:p>
          </table:table-cell>
          <table:table-cell office:value-type="float" office:value="357" table:style-name="ce2">
            <text:p>357</text:p>
          </table:table-cell>
          <table:table-cell office:value-type="float" office:value="615" table:style-name="ce2">
            <text:p>615</text:p>
          </table:table-cell>
          <table:table-cell office:value-type="float" office:value="2747" table:style-name="ce5">
            <text:p>2,7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4704" table:style-name="ce5">
            <text:p>44,704</text:p>
          </table:table-cell>
          <table:table-cell office:value-type="percentage" office:value="0.64700000000000002" table:style-name="ce6">
            <text:p>64.70%</text:p>
          </table:table-cell>
          <table:table-cell office:value-type="float" office:value="2885" table:style-name="ce5">
            <text:p>2,885</text:p>
          </table:table-cell>
          <table:table-cell office:value-type="float" office:value="128984582" table:style-name="ce5">
            <text:p>128,984,582</text:p>
          </table:table-cell>
          <table:table-cell office:value-type="float" office:value="155730196" table:style-name="ce5">
            <text:p>155,730,196</text:p>
          </table:table-cell>
          <table:table-cell office:value-type="float" office:value="314073723" table:style-name="ce5">
            <text:p>314,073,723</text:p>
          </table:table-cell>
          <table:table-cell office:value-type="float" office:value="515" table:style-name="ce2">
            <text:p>515</text:p>
          </table:table-cell>
          <table:table-cell office:value-type="float" office:value="900" table:style-name="ce2">
            <text:p>900</text:p>
          </table:table-cell>
          <table:table-cell office:value-type="float" office:value="294" table:style-name="ce2">
            <text:p>294</text:p>
          </table:table-cell>
          <table:table-cell office:value-type="float" office:value="211" table:style-name="ce2">
            <text:p>211</text:p>
          </table:table-cell>
          <table:table-cell office:value-type="float" office:value="1920" table:style-name="ce5">
            <text:p>1,9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989" table:style-name="ce5">
            <text:p>22,989</text:p>
          </table:table-cell>
          <table:table-cell office:value-type="percentage" office:value="0.55049999999999999" table:style-name="ce6">
            <text:p>55.05%</text:p>
          </table:table-cell>
          <table:table-cell office:value-type="float" office:value="2605" table:style-name="ce5">
            <text:p>2,605</text:p>
          </table:table-cell>
          <table:table-cell office:value-type="float" office:value="59875148" table:style-name="ce5">
            <text:p>59,875,148</text:p>
          </table:table-cell>
          <table:table-cell office:value-type="float" office:value="49244815" table:style-name="ce5">
            <text:p>49,244,815</text:p>
          </table:table-cell>
          <table:table-cell office:value-type="float" office:value="115281400" table:style-name="ce5">
            <text:p>115,281,400</text:p>
          </table:table-cell>
          <table:table-cell office:value-type="float" office:value="247" table:style-name="ce2">
            <text:p>247</text:p>
          </table:table-cell>
          <table:table-cell office:value-type="float" office:value="314" table:style-name="ce2">
            <text:p>314</text:p>
          </table:table-cell>
          <table:table-cell office:value-type="float" office:value="83" table:style-name="ce2">
            <text:p>83</text:p>
          </table:table-cell>
          <table:table-cell office:value-type="float" office:value="69" table:style-name="ce2">
            <text:p>69</text:p>
          </table:table-cell>
          <table:table-cell office:value-type="float" office:value="713" table:style-name="ce2">
            <text:p>7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7693" table:style-name="ce5">
            <text:p>67,693</text:p>
          </table:table-cell>
          <table:table-cell office:value-type="percentage" office:value="0.61070000000000002" table:style-name="ce6">
            <text:p>61.07%</text:p>
          </table:table-cell>
          <table:table-cell office:value-type="float" office:value="2790" table:style-name="ce5">
            <text:p>2,790</text:p>
          </table:table-cell>
          <table:table-cell office:value-type="float" office:value="188859730" table:style-name="ce5">
            <text:p>188,859,730</text:p>
          </table:table-cell>
          <table:table-cell office:value-type="float" office:value="204975011" table:style-name="ce5">
            <text:p>204,975,011</text:p>
          </table:table-cell>
          <table:table-cell office:value-type="float" office:value="429355123" table:style-name="ce5">
            <text:p>429,355,123</text:p>
          </table:table-cell>
          <table:table-cell office:value-type="float" office:value="762" table:style-name="ce2">
            <text:p>762</text:p>
          </table:table-cell>
          <table:table-cell office:value-type="float" office:value="1214" table:style-name="ce5">
            <text:p>1,214</text:p>
          </table:table-cell>
          <table:table-cell office:value-type="float" office:value="377" table:style-name="ce2">
            <text:p>377</text:p>
          </table:table-cell>
          <table:table-cell office:value-type="float" office:value="280" table:style-name="ce2">
            <text:p>280</text:p>
          </table:table-cell>
          <table:table-cell office:value-type="float" office:value="2633" table:style-name="ce5">
            <text:p>2,6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2282" table:style-name="ce5">
            <text:p>62,282</text:p>
          </table:table-cell>
          <table:table-cell office:value-type="percentage" office:value="0.50339999999999996" table:style-name="ce6">
            <text:p>50.34%</text:p>
          </table:table-cell>
          <table:table-cell office:value-type="float" office:value="3813" table:style-name="ce5">
            <text:p>3,813</text:p>
          </table:table-cell>
          <table:table-cell office:value-type="float" office:value="237484499" table:style-name="ce5">
            <text:p>237,484,499</text:p>
          </table:table-cell>
          <table:table-cell office:value-type="float" office:value="261813288" table:style-name="ce5">
            <text:p>261,813,288</text:p>
          </table:table-cell>
          <table:table-cell office:value-type="float" office:value="560123509" table:style-name="ce5">
            <text:p>560,123,509</text:p>
          </table:table-cell>
          <table:table-cell office:value-type="float" office:value="998" table:style-name="ce2">
            <text:p>998</text:p>
          </table:table-cell>
          <table:table-cell office:value-type="float" office:value="1679" table:style-name="ce5">
            <text:p>1,679</text:p>
          </table:table-cell>
          <table:table-cell office:value-type="float" office:value="733" table:style-name="ce2">
            <text:p>733</text:p>
          </table:table-cell>
          <table:table-cell office:value-type="float" office:value="486" table:style-name="ce2">
            <text:p>486</text:p>
          </table:table-cell>
          <table:table-cell office:value-type="float" office:value="3896" table:style-name="ce5">
            <text:p>3,8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623" table:style-name="ce5">
            <text:p>18,623</text:p>
          </table:table-cell>
          <table:table-cell office:value-type="percentage" office:value="0.47349999999999998" table:style-name="ce6">
            <text:p>47.35%</text:p>
          </table:table-cell>
          <table:table-cell office:value-type="float" office:value="2490" table:style-name="ce5">
            <text:p>2,490</text:p>
          </table:table-cell>
          <table:table-cell office:value-type="float" office:value="46371623" table:style-name="ce5">
            <text:p>46,371,623</text:p>
          </table:table-cell>
          <table:table-cell office:value-type="float" office:value="33783000" table:style-name="ce5">
            <text:p>33,783,000</text:p>
          </table:table-cell>
          <table:table-cell office:value-type="float" office:value="86584520" table:style-name="ce5">
            <text:p>86,584,520</text:p>
          </table:table-cell>
          <table:table-cell office:value-type="float" office:value="277" table:style-name="ce2">
            <text:p>277</text:p>
          </table:table-cell>
          <table:table-cell office:value-type="float" office:value="257" table:style-name="ce2">
            <text:p>257</text:p>
          </table:table-cell>
          <table:table-cell office:value-type="float" office:value="132" table:style-name="ce2">
            <text:p>132</text:p>
          </table:table-cell>
          <table:table-cell office:value-type="float" office:value="43" table:style-name="ce2">
            <text:p>43</text:p>
          </table:table-cell>
          <table:table-cell office:value-type="float" office:value="709" table:style-name="ce2">
            <text:p>7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0905" table:style-name="ce5">
            <text:p>80,905</text:p>
          </table:table-cell>
          <table:table-cell office:value-type="percentage" office:value="0.49619999999999997" table:style-name="ce6">
            <text:p>49.62%</text:p>
          </table:table-cell>
          <table:table-cell office:value-type="float" office:value="3509" table:style-name="ce5">
            <text:p>3,509</text:p>
          </table:table-cell>
          <table:table-cell office:value-type="float" office:value="283856122" table:style-name="ce5">
            <text:p>283,856,122</text:p>
          </table:table-cell>
          <table:table-cell office:value-type="float" office:value="295596288" table:style-name="ce5">
            <text:p>295,596,288</text:p>
          </table:table-cell>
          <table:table-cell office:value-type="float" office:value="646708029" table:style-name="ce5">
            <text:p>646,708,029</text:p>
          </table:table-cell>
          <table:table-cell office:value-type="float" office:value="1275" table:style-name="ce5">
            <text:p>1,275</text:p>
          </table:table-cell>
          <table:table-cell office:value-type="float" office:value="1936" table:style-name="ce5">
            <text:p>1,936</text:p>
          </table:table-cell>
          <table:table-cell office:value-type="float" office:value="865" table:style-name="ce2">
            <text:p>865</text:p>
          </table:table-cell>
          <table:table-cell office:value-type="float" office:value="529" table:style-name="ce2">
            <text:p>529</text:p>
          </table:table-cell>
          <table:table-cell office:value-type="float" office:value="4605" table:style-name="ce5">
            <text:p>4,605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46759" table:style-name="ce5">
            <text:p>546,759</text:p>
          </table:table-cell>
          <table:table-cell office:value-type="percentage" office:value="0.61929999999999996" table:style-name="ce6">
            <text:p>61.93%</text:p>
          </table:table-cell>
          <table:table-cell office:value-type="float" office:value="3747" table:style-name="ce2">
            <text:p>3747</text:p>
          </table:table-cell>
          <table:table-cell office:value-type="float" office:value="2048770904" table:style-name="ce5">
            <text:p>2,048,770,904</text:p>
          </table:table-cell>
          <table:table-cell office:value-type="float" office:value="2222328478" table:style-name="ce5">
            <text:p>2,222,328,478</text:p>
          </table:table-cell>
          <table:table-cell office:value-type="float" office:value="4818891891" table:style-name="ce5">
            <text:p>4,818,891,891</text:p>
          </table:table-cell>
          <table:table-cell office:value-type="float" office:value="8047" table:style-name="ce5">
            <text:p>8,047</text:p>
          </table:table-cell>
          <table:table-cell office:value-type="float" office:value="12488" table:style-name="ce5">
            <text:p>12,488</text:p>
          </table:table-cell>
          <table:table-cell office:value-type="float" office:value="4472" table:style-name="ce5">
            <text:p>4,472</text:p>
          </table:table-cell>
          <table:table-cell office:value-type="float" office:value="3184" table:style-name="ce5">
            <text:p>3,184</text:p>
          </table:table-cell>
          <table:table-cell office:value-type="float" office:value="28191" table:style-name="ce5">
            <text:p>28,19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41" table:style-name="ce5">
            <text:p>22,641</text:p>
          </table:table-cell>
          <table:table-cell office:value-type="float" office:value="430142" table:style-name="ce5">
            <text:p>430,142</text:p>
          </table:table-cell>
          <table:table-cell office:value-type="percentage" office:value="0.63329999999999997" table:style-name="ce6">
            <text:p>63.33%</text:p>
          </table:table-cell>
          <table:table-cell office:value-type="float" office:value="3916" table:style-name="ce2">
            <text:p>3916</text:p>
          </table:table-cell>
          <table:table-cell office:value-type="float" office:value="1684509377" table:style-name="ce5">
            <text:p>1,684,509,377</text:p>
          </table:table-cell>
          <table:table-cell office:value-type="float" office:value="1902961434" table:style-name="ce5">
            <text:p>1,902,961,434</text:p>
          </table:table-cell>
          <table:table-cell office:value-type="float" office:value="4064625106" table:style-name="ce5">
            <text:p>4,064,625,106</text:p>
          </table:table-cell>
          <table:table-cell office:value-type="float" office:value="6437" table:style-name="ce5">
            <text:p>6,437</text:p>
          </table:table-cell>
          <table:table-cell office:value-type="float" office:value="10503" table:style-name="ce5">
            <text:p>10,503</text:p>
          </table:table-cell>
          <table:table-cell office:value-type="float" office:value="3646" table:style-name="ce5">
            <text:p>3,646</text:p>
          </table:table-cell>
          <table:table-cell office:value-type="float" office:value="2706" table:style-name="ce5">
            <text:p>2,706</text:p>
          </table:table-cell>
          <table:table-cell office:value-type="float" office:value="23292" table:style-name="ce5">
            <text:p>23,2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88" table:style-name="ce5">
            <text:p>6,788</text:p>
          </table:table-cell>
          <table:table-cell office:value-type="float" office:value="116617" table:style-name="ce5">
            <text:p>116,617</text:p>
          </table:table-cell>
          <table:table-cell office:value-type="percentage" office:value="0.57269999999999999" table:style-name="ce6">
            <text:p>57.27%</text:p>
          </table:table-cell>
          <table:table-cell office:value-type="float" office:value="3124" table:style-name="ce2">
            <text:p>3124</text:p>
          </table:table-cell>
          <table:table-cell office:value-type="float" office:value="364261527" table:style-name="ce5">
            <text:p>364,261,527</text:p>
          </table:table-cell>
          <table:table-cell office:value-type="float" office:value="319367044" table:style-name="ce5">
            <text:p>319,367,044</text:p>
          </table:table-cell>
          <table:table-cell office:value-type="float" office:value="754266785" table:style-name="ce5">
            <text:p>754,266,785</text:p>
          </table:table-cell>
          <table:table-cell office:value-type="float" office:value="1610" table:style-name="ce5">
            <text:p>1,610</text:p>
          </table:table-cell>
          <table:table-cell office:value-type="float" office:value="1985" table:style-name="ce5">
            <text:p>1,985</text:p>
          </table:table-cell>
          <table:table-cell office:value-type="float" office:value="826" table:style-name="ce2">
            <text:p>826</text:p>
          </table:table-cell>
          <table:table-cell office:value-type="float" office:value="478" table:style-name="ce2">
            <text:p>478</text:p>
          </table:table-cell>
          <table:table-cell office:value-type="float" office:value="4899" table:style-name="ce5">
            <text:p>4,8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429" table:style-name="ce5">
            <text:p>29,429</text:p>
          </table:table-cell>
          <table:table-cell office:value-type="float" office:value="546759" table:style-name="ce5">
            <text:p>546,759</text:p>
          </table:table-cell>
          <table:table-cell office:value-type="percentage" office:value="0.61929999999999996" table:style-name="ce6">
            <text:p>61.93%</text:p>
          </table:table-cell>
          <table:table-cell office:value-type="float" office:value="3747" table:style-name="ce2">
            <text:p>3747</text:p>
          </table:table-cell>
          <table:table-cell office:value-type="float" office:value="2048770904" table:style-name="ce5">
            <text:p>2,048,770,904</text:p>
          </table:table-cell>
          <table:table-cell office:value-type="float" office:value="2222328478" table:style-name="ce5">
            <text:p>2,222,328,478</text:p>
          </table:table-cell>
          <table:table-cell office:value-type="float" office:value="4818891891" table:style-name="ce5">
            <text:p>4,818,891,891</text:p>
          </table:table-cell>
          <table:table-cell office:value-type="float" office:value="8047" table:style-name="ce5">
            <text:p>8,047</text:p>
          </table:table-cell>
          <table:table-cell office:value-type="float" office:value="12488" table:style-name="ce5">
            <text:p>12,488</text:p>
          </table:table-cell>
          <table:table-cell office:value-type="float" office:value="4472" table:style-name="ce5">
            <text:p>4,472</text:p>
          </table:table-cell>
          <table:table-cell office:value-type="float" office:value="3184" table:style-name="ce5">
            <text:p>3,184</text:p>
          </table:table-cell>
          <table:table-cell office:value-type="float" office:value="28191" table:style-name="ce5">
            <text:p>28,19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0012" table:number-columns-spanned="1" table:number-rows-spanned="2" table:style-name="ce9">
            <text:p>10,012</text:p>
          </table:table-cell>
          <table:table-cell office:value-type="percentage" office:value="0.66749999999999998" table:number-columns-spanned="1" table:number-rows-spanned="2" table:style-name="ce10">
            <text:p>66.75%</text:p>
          </table:table-cell>
          <table:table-cell office:value-type="float" office:value="3755" table:number-columns-spanned="1" table:number-rows-spanned="2" table:style-name="ce9">
            <text:p>3,755</text:p>
          </table:table-cell>
          <table:table-cell office:value-type="float" office:value="37591034" table:number-columns-spanned="1" table:number-rows-spanned="2" table:style-name="ce9">
            <text:p>37,591,034</text:p>
          </table:table-cell>
          <table:table-cell office:value-type="float" office:value="53702685" table:number-columns-spanned="1" table:number-rows-spanned="2" table:style-name="ce9">
            <text:p>53,702,685</text:p>
          </table:table-cell>
          <table:table-cell office:value-type="float" office:value="102929921" table:number-columns-spanned="1" table:number-rows-spanned="2" table:style-name="ce9">
            <text:p>102,929,921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945" table:number-columns-spanned="1" table:number-rows-spanned="2" table:style-name="ce9">
            <text:p>9,945</text:p>
          </table:table-cell>
          <table:table-cell office:value-type="percentage" office:value="0.78549999999999998" table:number-columns-spanned="1" table:number-rows-spanned="2" table:style-name="ce10">
            <text:p>78.55%</text:p>
          </table:table-cell>
          <table:table-cell office:value-type="float" office:value="3784" table:number-columns-spanned="1" table:number-rows-spanned="2" table:style-name="ce9">
            <text:p>3,784</text:p>
          </table:table-cell>
          <table:table-cell office:value-type="float" office:value="37627321" table:number-columns-spanned="1" table:number-rows-spanned="2" table:style-name="ce9">
            <text:p>37,627,321</text:p>
          </table:table-cell>
          <table:table-cell office:value-type="float" office:value="89585035" table:number-columns-spanned="1" table:number-rows-spanned="2" table:style-name="ce9">
            <text:p>89,585,035</text:p>
          </table:table-cell>
          <table:table-cell office:value-type="float" office:value="135116834" table:number-columns-spanned="1" table:number-rows-spanned="2" table:style-name="ce9">
            <text:p>135,116,83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047" table:number-columns-spanned="1" table:number-rows-spanned="2" table:style-name="ce9">
            <text:p>7,047</text:p>
          </table:table-cell>
          <table:table-cell office:value-type="percentage" office:value="0.72060000000000002" table:number-columns-spanned="1" table:number-rows-spanned="2" table:style-name="ce10">
            <text:p>72.06%</text:p>
          </table:table-cell>
          <table:table-cell office:value-type="float" office:value="3004" table:number-columns-spanned="1" table:number-rows-spanned="2" table:style-name="ce9">
            <text:p>3,004</text:p>
          </table:table-cell>
          <table:table-cell office:value-type="float" office:value="21171587" table:number-columns-spanned="1" table:number-rows-spanned="2" table:style-name="ce9">
            <text:p>21,171,587</text:p>
          </table:table-cell>
          <table:table-cell office:value-type="float" office:value="9670368" table:number-columns-spanned="1" table:number-rows-spanned="2" table:style-name="ce9">
            <text:p>9,670,368</text:p>
          </table:table-cell>
          <table:table-cell office:value-type="float" office:value="33494244" table:number-columns-spanned="1" table:number-rows-spanned="2" table:style-name="ce9">
            <text:p>33,494,24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5590" table:number-columns-spanned="1" table:number-rows-spanned="2" table:style-name="ce9">
            <text:p>5,590</text:p>
          </table:table-cell>
          <table:table-cell office:value-type="percentage" office:value="0.87890000000000001" table:number-columns-spanned="1" table:number-rows-spanned="2" table:style-name="ce10">
            <text:p>87.89%</text:p>
          </table:table-cell>
          <table:table-cell office:value-type="float" office:value="2858" table:number-columns-spanned="1" table:number-rows-spanned="2" table:style-name="ce9">
            <text:p>2,858</text:p>
          </table:table-cell>
          <table:table-cell office:value-type="float" office:value="15976523" table:number-columns-spanned="1" table:number-rows-spanned="2" table:style-name="ce9">
            <text:p>15,976,523</text:p>
          </table:table-cell>
          <table:table-cell office:value-type="float" office:value="10299106" table:number-columns-spanned="1" table:number-rows-spanned="2" table:style-name="ce9">
            <text:p>10,299,106</text:p>
          </table:table-cell>
          <table:table-cell office:value-type="float" office:value="28527568" table:number-columns-spanned="1" table:number-rows-spanned="2" table:style-name="ce9">
            <text:p>28,527,56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811" table:number-columns-spanned="1" table:number-rows-spanned="2" table:style-name="ce9">
            <text:p>1,811</text:p>
          </table:table-cell>
          <table:table-cell office:value-type="percentage" office:value="0.62229999999999996" table:number-columns-spanned="1" table:number-rows-spanned="2" table:style-name="ce10">
            <text:p>62.23%</text:p>
          </table:table-cell>
          <table:table-cell office:value-type="float" office:value="1480" table:number-columns-spanned="1" table:number-rows-spanned="2" table:style-name="ce9">
            <text:p>1,480</text:p>
          </table:table-cell>
          <table:table-cell office:value-type="float" office:value="2679918" table:number-columns-spanned="1" table:number-rows-spanned="2" table:style-name="ce9">
            <text:p>2,679,918</text:p>
          </table:table-cell>
          <table:table-cell office:value-type="float" office:value="740594" table:number-columns-spanned="1" table:number-rows-spanned="2" table:style-name="ce9">
            <text:p>740,594</text:p>
          </table:table-cell>
          <table:table-cell office:value-type="float" office:value="3508785" table:number-columns-spanned="1" table:number-rows-spanned="2" table:style-name="ce9">
            <text:p>3,508,78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365" table:number-columns-spanned="1" table:number-rows-spanned="2" table:style-name="ce9">
            <text:p>4,365</text:p>
          </table:table-cell>
          <table:table-cell office:value-type="percentage" office:value="0.69620000000000004" table:number-columns-spanned="1" table:number-rows-spanned="2" table:style-name="ce10">
            <text:p>69.62%</text:p>
          </table:table-cell>
          <table:table-cell office:value-type="float" office:value="1902" table:number-columns-spanned="1" table:number-rows-spanned="2" table:style-name="ce9">
            <text:p>1,902</text:p>
          </table:table-cell>
          <table:table-cell office:value-type="float" office:value="8300811" table:number-columns-spanned="1" table:number-rows-spanned="2" table:style-name="ce9">
            <text:p>8,300,811</text:p>
          </table:table-cell>
          <table:table-cell office:value-type="float" office:value="2544288" table:number-columns-spanned="1" table:number-rows-spanned="2" table:style-name="ce9">
            <text:p>2,544,288</text:p>
          </table:table-cell>
          <table:table-cell office:value-type="float" office:value="11123421" table:number-columns-spanned="1" table:number-rows-spanned="2" table:style-name="ce9">
            <text:p>11,123,42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141" table:number-columns-spanned="1" table:number-rows-spanned="2" table:style-name="ce9">
            <text:p>12,141</text:p>
          </table:table-cell>
          <table:table-cell office:value-type="percentage" office:value="0.84670000000000001" table:number-columns-spanned="1" table:number-rows-spanned="2" table:style-name="ce10">
            <text:p>84.67%</text:p>
          </table:table-cell>
          <table:table-cell office:value-type="float" office:value="3298" table:number-columns-spanned="1" table:number-rows-spanned="2" table:style-name="ce9">
            <text:p>3,298</text:p>
          </table:table-cell>
          <table:table-cell office:value-type="float" office:value="40038318" table:number-columns-spanned="1" table:number-rows-spanned="2" table:style-name="ce9">
            <text:p>40,038,318</text:p>
          </table:table-cell>
          <table:table-cell office:value-type="float" office:value="22407065" table:number-columns-spanned="1" table:number-rows-spanned="2" table:style-name="ce9">
            <text:p>22,407,065</text:p>
          </table:table-cell>
          <table:table-cell office:value-type="float" office:value="67611778" table:number-columns-spanned="1" table:number-rows-spanned="2" table:style-name="ce9">
            <text:p>67,611,77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607" table:number-columns-spanned="1" table:number-rows-spanned="2" table:style-name="ce9">
            <text:p>4,607</text:p>
          </table:table-cell>
          <table:table-cell office:value-type="percentage" office:value="0.71430000000000005" table:number-columns-spanned="1" table:number-rows-spanned="2" table:style-name="ce10">
            <text:p>71.43%</text:p>
          </table:table-cell>
          <table:table-cell office:value-type="float" office:value="2437" table:number-columns-spanned="1" table:number-rows-spanned="2" table:style-name="ce9">
            <text:p>2,437</text:p>
          </table:table-cell>
          <table:table-cell office:value-type="float" office:value="11229256" table:number-columns-spanned="1" table:number-rows-spanned="2" table:style-name="ce9">
            <text:p>11,229,256</text:p>
          </table:table-cell>
          <table:table-cell office:value-type="float" office:value="10451582" table:number-columns-spanned="1" table:number-rows-spanned="2" table:style-name="ce9">
            <text:p>10,451,582</text:p>
          </table:table-cell>
          <table:table-cell office:value-type="float" office:value="22342148" table:number-columns-spanned="1" table:number-rows-spanned="2" table:style-name="ce9">
            <text:p>22,342,14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039" table:number-columns-spanned="1" table:number-rows-spanned="2" table:style-name="ce9">
            <text:p>7,039</text:p>
          </table:table-cell>
          <table:table-cell office:value-type="percentage" office:value="0.87549999999999994" table:number-columns-spanned="1" table:number-rows-spanned="2" table:style-name="ce10">
            <text:p>87.55%</text:p>
          </table:table-cell>
          <table:table-cell office:value-type="float" office:value="2740" table:number-columns-spanned="1" table:number-rows-spanned="2" table:style-name="ce9">
            <text:p>2,740</text:p>
          </table:table-cell>
          <table:table-cell office:value-type="float" office:value="19287817" table:number-columns-spanned="1" table:number-rows-spanned="2" table:style-name="ce9">
            <text:p>19,287,817</text:p>
          </table:table-cell>
          <table:table-cell office:value-type="float" office:value="30317458" table:number-columns-spanned="1" table:number-rows-spanned="2" table:style-name="ce9">
            <text:p>30,317,458</text:p>
          </table:table-cell>
          <table:table-cell office:value-type="float" office:value="53840555" table:number-columns-spanned="1" table:number-rows-spanned="2" table:style-name="ce9">
            <text:p>53,840,55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104" table:number-columns-spanned="1" table:number-rows-spanned="2" table:style-name="ce9">
            <text:p>5,104</text:p>
          </table:table-cell>
          <table:table-cell office:value-type="percentage" office:value="0.68049999999999999" table:number-columns-spanned="1" table:number-rows-spanned="2" table:style-name="ce10">
            <text:p>68.05%</text:p>
          </table:table-cell>
          <table:table-cell office:value-type="float" office:value="3518" table:number-columns-spanned="1" table:number-rows-spanned="2" table:style-name="ce9">
            <text:p>3,518</text:p>
          </table:table-cell>
          <table:table-cell office:value-type="float" office:value="17955336" table:number-columns-spanned="1" table:number-rows-spanned="2" table:style-name="ce9">
            <text:p>17,955,336</text:p>
          </table:table-cell>
          <table:table-cell office:value-type="float" office:value="39361882" table:number-columns-spanned="1" table:number-rows-spanned="2" table:style-name="ce9">
            <text:p>39,361,882</text:p>
          </table:table-cell>
          <table:table-cell office:value-type="float" office:value="61464581" table:number-columns-spanned="1" table:number-rows-spanned="2" table:style-name="ce9">
            <text:p>61,464,581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6832" table:number-columns-spanned="1" table:number-rows-spanned="2" table:style-name="ce9">
            <text:p>6,832</text:p>
          </table:table-cell>
          <table:table-cell office:value-type="percentage" office:value="0.82210000000000005" table:number-columns-spanned="1" table:number-rows-spanned="2" table:style-name="ce10">
            <text:p>82.21%</text:p>
          </table:table-cell>
          <table:table-cell office:value-type="float" office:value="1785" table:number-columns-spanned="1" table:number-rows-spanned="2" table:style-name="ce9">
            <text:p>1,785</text:p>
          </table:table-cell>
          <table:table-cell office:value-type="float" office:value="12197609" table:number-columns-spanned="1" table:number-rows-spanned="2" table:style-name="ce9">
            <text:p>12,197,609</text:p>
          </table:table-cell>
          <table:table-cell office:value-type="float" office:value="5819462" table:number-columns-spanned="1" table:number-rows-spanned="2" table:style-name="ce9">
            <text:p>5,819,462</text:p>
          </table:table-cell>
          <table:table-cell office:value-type="float" office:value="21334967" table:number-columns-spanned="1" table:number-rows-spanned="2" table:style-name="ce9">
            <text:p>21,334,96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051" table:number-columns-spanned="1" table:number-rows-spanned="2" table:style-name="ce9">
            <text:p>4,051</text:p>
          </table:table-cell>
          <table:table-cell office:value-type="percentage" office:value="0.64610000000000001" table:number-columns-spanned="1" table:number-rows-spanned="2" table:style-name="ce10">
            <text:p>64.61%</text:p>
          </table:table-cell>
          <table:table-cell office:value-type="float" office:value="4182" table:number-columns-spanned="1" table:number-rows-spanned="2" table:style-name="ce9">
            <text:p>4,182</text:p>
          </table:table-cell>
          <table:table-cell office:value-type="float" office:value="16940393" table:number-columns-spanned="1" table:number-rows-spanned="2" table:style-name="ce9">
            <text:p>16,940,393</text:p>
          </table:table-cell>
          <table:table-cell office:value-type="float" office:value="13328774" table:number-columns-spanned="1" table:number-rows-spanned="2" table:style-name="ce9">
            <text:p>13,328,774</text:p>
          </table:table-cell>
          <table:table-cell office:value-type="float" office:value="35533488" table:number-columns-spanned="1" table:number-rows-spanned="2" table:style-name="ce9">
            <text:p>35,533,48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397" table:number-columns-spanned="1" table:number-rows-spanned="2" table:style-name="ce9">
            <text:p>5,397</text:p>
          </table:table-cell>
          <table:table-cell office:value-type="percentage" office:value="0.74029999999999996" table:number-columns-spanned="1" table:number-rows-spanned="2" table:style-name="ce10">
            <text:p>74.03%</text:p>
          </table:table-cell>
          <table:table-cell office:value-type="float" office:value="2244" table:number-columns-spanned="1" table:number-rows-spanned="2" table:style-name="ce9">
            <text:p>2,244</text:p>
          </table:table-cell>
          <table:table-cell office:value-type="float" office:value="12111054" table:number-columns-spanned="1" table:number-rows-spanned="2" table:style-name="ce9">
            <text:p>12,111,054</text:p>
          </table:table-cell>
          <table:table-cell office:value-type="float" office:value="1562196" table:number-columns-spanned="1" table:number-rows-spanned="2" table:style-name="ce9">
            <text:p>1,562,196</text:p>
          </table:table-cell>
          <table:table-cell office:value-type="float" office:value="15127793" table:number-columns-spanned="1" table:number-rows-spanned="2" table:style-name="ce9">
            <text:p>15,127,79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2763" table:number-columns-spanned="1" table:number-rows-spanned="2" table:style-name="ce9">
            <text:p>12,763</text:p>
          </table:table-cell>
          <table:table-cell office:value-type="percentage" office:value="0.61839999999999995" table:number-columns-spanned="1" table:number-rows-spanned="2" table:style-name="ce10">
            <text:p>61.84%</text:p>
          </table:table-cell>
          <table:table-cell office:value-type="float" office:value="5142" table:number-columns-spanned="1" table:number-rows-spanned="2" table:style-name="ce9">
            <text:p>5,142</text:p>
          </table:table-cell>
          <table:table-cell office:value-type="float" office:value="65626917" table:number-columns-spanned="1" table:number-rows-spanned="2" table:style-name="ce9">
            <text:p>65,626,917</text:p>
          </table:table-cell>
          <table:table-cell office:value-type="float" office:value="101528980" table:number-columns-spanned="1" table:number-rows-spanned="2" table:style-name="ce9">
            <text:p>101,528,980</text:p>
          </table:table-cell>
          <table:table-cell office:value-type="float" office:value="184951827" table:number-columns-spanned="1" table:number-rows-spanned="2" table:style-name="ce9">
            <text:p>184,951,827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576" table:number-columns-spanned="1" table:number-rows-spanned="2" table:style-name="ce9">
            <text:p>5,576</text:p>
          </table:table-cell>
          <table:table-cell office:value-type="percentage" office:value="0.92010000000000003" table:number-columns-spanned="1" table:number-rows-spanned="2" table:style-name="ce10">
            <text:p>92.01%</text:p>
          </table:table-cell>
          <table:table-cell office:value-type="float" office:value="4701" table:number-columns-spanned="1" table:number-rows-spanned="2" table:style-name="ce9">
            <text:p>4,701</text:p>
          </table:table-cell>
          <table:table-cell office:value-type="float" office:value="26212744" table:number-columns-spanned="1" table:number-rows-spanned="2" table:style-name="ce9">
            <text:p>26,212,744</text:p>
          </table:table-cell>
          <table:table-cell office:value-type="float" office:value="25300756" table:number-columns-spanned="1" table:number-rows-spanned="2" table:style-name="ce9">
            <text:p>25,300,756</text:p>
          </table:table-cell>
          <table:table-cell office:value-type="float" office:value="58885958" table:number-columns-spanned="1" table:number-rows-spanned="2" table:style-name="ce9">
            <text:p>58,885,95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8920" table:number-columns-spanned="1" table:number-rows-spanned="2" table:style-name="ce9">
            <text:p>8,920</text:p>
          </table:table-cell>
          <table:table-cell office:value-type="percentage" office:value="0.49059999999999998" table:number-columns-spanned="1" table:number-rows-spanned="2" table:style-name="ce10">
            <text:p>49.06%</text:p>
          </table:table-cell>
          <table:table-cell office:value-type="float" office:value="4170" table:number-columns-spanned="1" table:number-rows-spanned="2" table:style-name="ce9">
            <text:p>4,170</text:p>
          </table:table-cell>
          <table:table-cell office:value-type="float" office:value="37193000" table:number-columns-spanned="1" table:number-rows-spanned="2" table:style-name="ce9">
            <text:p>37,193,000</text:p>
          </table:table-cell>
          <table:table-cell office:value-type="float" office:value="43469000" table:number-columns-spanned="1" table:number-rows-spanned="2" table:style-name="ce9">
            <text:p>43,469,000</text:p>
          </table:table-cell>
          <table:table-cell office:value-type="float" office:value="99434000" table:number-columns-spanned="1" table:number-rows-spanned="2" table:style-name="ce9">
            <text:p>99,434,00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9624" table:number-columns-spanned="1" table:number-rows-spanned="2" table:style-name="ce9">
            <text:p>19,624</text:p>
          </table:table-cell>
          <table:table-cell office:value-type="percentage" office:value="0.76959999999999995" table:number-columns-spanned="1" table:number-rows-spanned="2" table:style-name="ce10">
            <text:p>76.96%</text:p>
          </table:table-cell>
          <table:table-cell office:value-type="float" office:value="7342" table:number-columns-spanned="1" table:number-rows-spanned="2" table:style-name="ce9">
            <text:p>7,342</text:p>
          </table:table-cell>
          <table:table-cell office:value-type="float" office:value="144079171" table:number-columns-spanned="1" table:number-rows-spanned="2" table:style-name="ce9">
            <text:p>144,079,171</text:p>
          </table:table-cell>
          <table:table-cell office:value-type="float" office:value="114579715" table:number-columns-spanned="1" table:number-rows-spanned="2" table:style-name="ce9">
            <text:p>114,579,715</text:p>
          </table:table-cell>
          <table:table-cell office:value-type="float" office:value="290255851" table:number-columns-spanned="1" table:number-rows-spanned="2" table:style-name="ce9">
            <text:p>290,255,85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449" table:number-columns-spanned="1" table:number-rows-spanned="2" table:style-name="ce9">
            <text:p>13,449</text:p>
          </table:table-cell>
          <table:table-cell office:value-type="percentage" office:value="0.83330000000000004" table:number-columns-spanned="1" table:number-rows-spanned="2" table:style-name="ce10">
            <text:p>83.33%</text:p>
          </table:table-cell>
          <table:table-cell office:value-type="float" office:value="5314" table:number-columns-spanned="1" table:number-rows-spanned="2" table:style-name="ce9">
            <text:p>5,314</text:p>
          </table:table-cell>
          <table:table-cell office:value-type="float" office:value="71468107" table:number-columns-spanned="1" table:number-rows-spanned="2" table:style-name="ce9">
            <text:p>71,468,107</text:p>
          </table:table-cell>
          <table:table-cell office:value-type="float" office:value="138734568" table:number-columns-spanned="1" table:number-rows-spanned="2" table:style-name="ce9">
            <text:p>138,734,568</text:p>
          </table:table-cell>
          <table:table-cell office:value-type="float" office:value="260844755" table:number-columns-spanned="1" table:number-rows-spanned="2" table:style-name="ce9">
            <text:p>260,844,755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26" table:number-columns-spanned="1" table:number-rows-spanned="2" table:style-name="ce9">
            <text:p>1,0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492" table:number-columns-spanned="1" table:number-rows-spanned="2" table:style-name="ce9">
            <text:p>7,492</text:p>
          </table:table-cell>
          <table:table-cell office:value-type="percentage" office:value="0.72809999999999997" table:number-columns-spanned="1" table:number-rows-spanned="2" table:style-name="ce10">
            <text:p>72.81%</text:p>
          </table:table-cell>
          <table:table-cell office:value-type="float" office:value="4400" table:number-columns-spanned="1" table:number-rows-spanned="2" table:style-name="ce9">
            <text:p>4,400</text:p>
          </table:table-cell>
          <table:table-cell office:value-type="float" office:value="32965413" table:number-columns-spanned="1" table:number-rows-spanned="2" table:style-name="ce9">
            <text:p>32,965,413</text:p>
          </table:table-cell>
          <table:table-cell office:value-type="float" office:value="22075141" table:number-columns-spanned="1" table:number-rows-spanned="2" table:style-name="ce9">
            <text:p>22,075,141</text:p>
          </table:table-cell>
          <table:table-cell office:value-type="float" office:value="61074496" table:number-columns-spanned="1" table:number-rows-spanned="2" table:style-name="ce9">
            <text:p>61,074,49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9077" table:number-columns-spanned="1" table:number-rows-spanned="2" table:style-name="ce9">
            <text:p>9,077</text:p>
          </table:table-cell>
          <table:table-cell office:value-type="percentage" office:value="0.72040000000000004" table:number-columns-spanned="1" table:number-rows-spanned="2" table:style-name="ce10">
            <text:p>72.04%</text:p>
          </table:table-cell>
          <table:table-cell office:value-type="float" office:value="5884" table:number-columns-spanned="1" table:number-rows-spanned="2" table:style-name="ce9">
            <text:p>5,884</text:p>
          </table:table-cell>
          <table:table-cell office:value-type="float" office:value="53405894" table:number-columns-spanned="1" table:number-rows-spanned="2" table:style-name="ce9">
            <text:p>53,405,894</text:p>
          </table:table-cell>
          <table:table-cell office:value-type="float" office:value="62867891" table:number-columns-spanned="1" table:number-rows-spanned="2" table:style-name="ce9">
            <text:p>62,867,891</text:p>
          </table:table-cell>
          <table:table-cell office:value-type="float" office:value="133870968" table:number-columns-spanned="1" table:number-rows-spanned="2" table:style-name="ce9">
            <text:p>133,870,96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161" table:number-columns-spanned="1" table:number-rows-spanned="2" table:style-name="ce9">
            <text:p>5,161</text:p>
          </table:table-cell>
          <table:table-cell office:value-type="percentage" office:value="0.59730000000000005" table:number-columns-spanned="1" table:number-rows-spanned="2" table:style-name="ce10">
            <text:p>59.73%</text:p>
          </table:table-cell>
          <table:table-cell office:value-type="float" office:value="6432" table:number-columns-spanned="1" table:number-rows-spanned="2" table:style-name="ce9">
            <text:p>6,432</text:p>
          </table:table-cell>
          <table:table-cell office:value-type="float" office:value="33194864" table:number-columns-spanned="1" table:number-rows-spanned="2" table:style-name="ce9">
            <text:p>33,194,864</text:p>
          </table:table-cell>
          <table:table-cell office:value-type="float" office:value="57465745" table:number-columns-spanned="1" table:number-rows-spanned="2" table:style-name="ce9">
            <text:p>57,465,745</text:p>
          </table:table-cell>
          <table:table-cell office:value-type="float" office:value="99440237" table:number-columns-spanned="1" table:number-rows-spanned="2" table:style-name="ce9">
            <text:p>99,440,237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240" table:number-columns-spanned="1" table:number-rows-spanned="2" table:style-name="ce9">
            <text:p>5,240</text:p>
          </table:table-cell>
          <table:table-cell office:value-type="percentage" office:value="0.86040000000000005" table:number-columns-spanned="1" table:number-rows-spanned="2" table:style-name="ce10">
            <text:p>86.04%</text:p>
          </table:table-cell>
          <table:table-cell office:value-type="float" office:value="2358" table:number-columns-spanned="1" table:number-rows-spanned="2" table:style-name="ce9">
            <text:p>2,358</text:p>
          </table:table-cell>
          <table:table-cell office:value-type="float" office:value="12353889" table:number-columns-spanned="1" table:number-rows-spanned="2" table:style-name="ce9">
            <text:p>12,353,889</text:p>
          </table:table-cell>
          <table:table-cell office:value-type="float" office:value="6505965" table:number-columns-spanned="1" table:number-rows-spanned="2" table:style-name="ce9">
            <text:p>6,505,965</text:p>
          </table:table-cell>
          <table:table-cell office:value-type="float" office:value="25244676" table:number-columns-spanned="1" table:number-rows-spanned="2" table:style-name="ce9">
            <text:p>25,244,67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236" table:number-columns-spanned="1" table:number-rows-spanned="2" table:style-name="ce9">
            <text:p>4,236</text:p>
          </table:table-cell>
          <table:table-cell office:value-type="percentage" office:value="0.88249999999999995" table:number-columns-spanned="1" table:number-rows-spanned="2" table:style-name="ce10">
            <text:p>88.25%</text:p>
          </table:table-cell>
          <table:table-cell office:value-type="float" office:value="9257" table:number-columns-spanned="1" table:number-rows-spanned="2" table:style-name="ce9">
            <text:p>9,257</text:p>
          </table:table-cell>
          <table:table-cell office:value-type="float" office:value="39213311" table:number-columns-spanned="1" table:number-rows-spanned="2" table:style-name="ce9">
            <text:p>39,213,311</text:p>
          </table:table-cell>
          <table:table-cell office:value-type="float" office:value="68878397" table:number-columns-spanned="1" table:number-rows-spanned="2" table:style-name="ce9">
            <text:p>68,878,397</text:p>
          </table:table-cell>
          <table:table-cell office:value-type="float" office:value="123938713" table:number-columns-spanned="1" table:number-rows-spanned="2" table:style-name="ce9">
            <text:p>123,938,713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712" table:number-columns-spanned="1" table:number-rows-spanned="2" table:style-name="ce9">
            <text:p>9,712</text:p>
          </table:table-cell>
          <table:table-cell office:value-type="percentage" office:value="0.79930000000000001" table:number-columns-spanned="1" table:number-rows-spanned="2" table:style-name="ce10">
            <text:p>79.93%</text:p>
          </table:table-cell>
          <table:table-cell office:value-type="float" office:value="8871" table:number-columns-spanned="1" table:number-rows-spanned="2" table:style-name="ce9">
            <text:p>8,871</text:p>
          </table:table-cell>
          <table:table-cell office:value-type="float" office:value="86159590" table:number-columns-spanned="1" table:number-rows-spanned="2" table:style-name="ce9">
            <text:p>86,159,590</text:p>
          </table:table-cell>
          <table:table-cell office:value-type="float" office:value="54504423" table:number-columns-spanned="1" table:number-rows-spanned="2" table:style-name="ce9">
            <text:p>54,504,423</text:p>
          </table:table-cell>
          <table:table-cell office:value-type="float" office:value="158548450" table:number-columns-spanned="1" table:number-rows-spanned="2" table:style-name="ce9">
            <text:p>158,548,45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508" table:number-columns-spanned="1" table:number-rows-spanned="2" table:style-name="ce9">
            <text:p>7,508</text:p>
          </table:table-cell>
          <table:table-cell office:value-type="percentage" office:value="0.78700000000000003" table:number-columns-spanned="1" table:number-rows-spanned="2" table:style-name="ce10">
            <text:p>78.70%</text:p>
          </table:table-cell>
          <table:table-cell office:value-type="float" office:value="5780" table:number-columns-spanned="1" table:number-rows-spanned="2" table:style-name="ce9">
            <text:p>5,780</text:p>
          </table:table-cell>
          <table:table-cell office:value-type="float" office:value="43394160" table:number-columns-spanned="1" table:number-rows-spanned="2" table:style-name="ce9">
            <text:p>43,394,160</text:p>
          </table:table-cell>
          <table:table-cell office:value-type="float" office:value="59633782" table:number-columns-spanned="1" table:number-rows-spanned="2" table:style-name="ce9">
            <text:p>59,633,782</text:p>
          </table:table-cell>
          <table:table-cell office:value-type="float" office:value="132167117" table:number-columns-spanned="1" table:number-rows-spanned="2" table:style-name="ce9">
            <text:p>132,167,11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229" table:number-columns-spanned="1" table:number-rows-spanned="2" table:style-name="ce9">
            <text:p>2,229</text:p>
          </table:table-cell>
          <table:table-cell office:value-type="percentage" office:value="0.50890000000000002" table:number-columns-spanned="1" table:number-rows-spanned="2" table:style-name="ce10">
            <text:p>50.89%</text:p>
          </table:table-cell>
          <table:table-cell office:value-type="float" office:value="6679" table:number-columns-spanned="1" table:number-rows-spanned="2" table:style-name="ce9">
            <text:p>6,679</text:p>
          </table:table-cell>
          <table:table-cell office:value-type="float" office:value="14886547" table:number-columns-spanned="1" table:number-rows-spanned="2" table:style-name="ce9">
            <text:p>14,886,547</text:p>
          </table:table-cell>
          <table:table-cell office:value-type="float" office:value="59267706" table:number-columns-spanned="1" table:number-rows-spanned="2" table:style-name="ce9">
            <text:p>59,267,706</text:p>
          </table:table-cell>
          <table:table-cell office:value-type="float" office:value="79130829" table:number-columns-spanned="1" table:number-rows-spanned="2" table:style-name="ce9">
            <text:p>79,130,82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percentage" office:value="0.39169999999999999" table:number-columns-spanned="1" table:number-rows-spanned="2" table:style-name="ce10">
            <text:p>39.17%</text:p>
          </table:table-cell>
          <table:table-cell office:value-type="float" office:value="2450" table:number-columns-spanned="1" table:number-rows-spanned="2" table:style-name="ce9">
            <text:p>2,450</text:p>
          </table:table-cell>
          <table:table-cell office:value-type="float" office:value="1151309" table:number-columns-spanned="1" table:number-rows-spanned="2" table:style-name="ce9">
            <text:p>1,151,3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1309" table:number-columns-spanned="1" table:number-rows-spanned="2" table:style-name="ce9">
            <text:p>1,151,30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077" table:number-columns-spanned="1" table:number-rows-spanned="2" table:style-name="ce9">
            <text:p>3,077</text:p>
          </table:table-cell>
          <table:table-cell office:value-type="percentage" office:value="0.58279999999999998" table:number-columns-spanned="1" table:number-rows-spanned="2" table:style-name="ce10">
            <text:p>58.28%</text:p>
          </table:table-cell>
          <table:table-cell office:value-type="float" office:value="1582" table:number-columns-spanned="1" table:number-rows-spanned="2" table:style-name="ce9">
            <text:p>1,582</text:p>
          </table:table-cell>
          <table:table-cell office:value-type="float" office:value="4867606" table:number-columns-spanned="1" table:number-rows-spanned="2" table:style-name="ce9">
            <text:p>4,867,606</text:p>
          </table:table-cell>
          <table:table-cell office:value-type="float" office:value="3192163" table:number-columns-spanned="1" table:number-rows-spanned="2" table:style-name="ce9">
            <text:p>3,192,163</text:p>
          </table:table-cell>
          <table:table-cell office:value-type="float" office:value="27036489" table:number-columns-spanned="1" table:number-rows-spanned="2" table:style-name="ce9">
            <text:p>27,036,48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673" table:number-columns-spanned="1" table:number-rows-spanned="2" table:style-name="ce9">
            <text:p>4,673</text:p>
          </table:table-cell>
          <table:table-cell office:value-type="percentage" office:value="0.68920000000000003" table:number-columns-spanned="1" table:number-rows-spanned="2" table:style-name="ce10">
            <text:p>68.92%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float" office:value="6537641" table:number-columns-spanned="1" table:number-rows-spanned="2" table:style-name="ce9">
            <text:p>6,537,641</text:p>
          </table:table-cell>
          <table:table-cell office:value-type="float" office:value="7322789" table:number-columns-spanned="1" table:number-rows-spanned="2" table:style-name="ce9">
            <text:p>7,322,789</text:p>
          </table:table-cell>
          <table:table-cell office:value-type="float" office:value="14399885" table:number-columns-spanned="1" table:number-rows-spanned="2" table:style-name="ce9">
            <text:p>14,399,88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428" table:number-columns-spanned="1" table:number-rows-spanned="2" table:style-name="ce9">
            <text:p>2,428</text:p>
          </table:table-cell>
          <table:table-cell office:value-type="percentage" office:value="0.72260000000000002" table:number-columns-spanned="1" table:number-rows-spanned="2" table:style-name="ce10">
            <text:p>72.26%</text:p>
          </table:table-cell>
          <table:table-cell office:value-type="float" office:value="1783" table:number-columns-spanned="1" table:number-rows-spanned="2" table:style-name="ce9">
            <text:p>1,783</text:p>
          </table:table-cell>
          <table:table-cell office:value-type="float" office:value="4330040" table:number-columns-spanned="1" table:number-rows-spanned="2" table:style-name="ce9">
            <text:p>4,330,0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30040" table:number-columns-spanned="1" table:number-rows-spanned="2" table:style-name="ce9">
            <text:p>4,330,04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91" table:number-columns-spanned="1" table:number-rows-spanned="2" table:style-name="ce9">
            <text:p>1,491</text:p>
          </table:table-cell>
          <table:table-cell office:value-type="percentage" office:value="0.44379999999999997" table:number-columns-spanned="1" table:number-rows-spanned="2" table:style-name="ce10">
            <text:p>44.38%</text:p>
          </table:table-cell>
          <table:table-cell office:value-type="float" office:value="3293" table:number-columns-spanned="1" table:number-rows-spanned="2" table:style-name="ce9">
            <text:p>3,293</text:p>
          </table:table-cell>
          <table:table-cell office:value-type="float" office:value="4909788" table:number-columns-spanned="1" table:number-rows-spanned="2" table:style-name="ce9">
            <text:p>4,909,788</text:p>
          </table:table-cell>
          <table:table-cell office:value-type="float" office:value="5408959" table:number-columns-spanned="1" table:number-rows-spanned="2" table:style-name="ce9">
            <text:p>5,408,959</text:p>
          </table:table-cell>
          <table:table-cell office:value-type="float" office:value="11893785" table:number-columns-spanned="1" table:number-rows-spanned="2" table:style-name="ce9">
            <text:p>11,893,78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236" table:number-columns-spanned="1" table:number-rows-spanned="2" table:style-name="ce9">
            <text:p>3,236</text:p>
          </table:table-cell>
          <table:table-cell office:value-type="percentage" office:value="0.71909999999999996" table:number-columns-spanned="1" table:number-rows-spanned="2" table:style-name="ce10">
            <text:p>71.91%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9422728" table:number-columns-spanned="1" table:number-rows-spanned="2" table:style-name="ce9">
            <text:p>9,422,728</text:p>
          </table:table-cell>
          <table:table-cell office:value-type="float" office:value="6112266" table:number-columns-spanned="1" table:number-rows-spanned="2" table:style-name="ce9">
            <text:p>6,112,266</text:p>
          </table:table-cell>
          <table:table-cell office:value-type="float" office:value="16075411" table:number-columns-spanned="1" table:number-rows-spanned="2" table:style-name="ce9">
            <text:p>16,075,41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364" table:number-columns-spanned="1" table:number-rows-spanned="2" table:style-name="ce9">
            <text:p>6,364</text:p>
          </table:table-cell>
          <table:table-cell office:value-type="percentage" office:value="0.94279999999999997" table:number-columns-spanned="1" table:number-rows-spanned="2" table:style-name="ce10">
            <text:p>94.28%</text:p>
          </table:table-cell>
          <table:table-cell office:value-type="float" office:value="3127" table:number-columns-spanned="1" table:number-rows-spanned="2" table:style-name="ce9">
            <text:p>3,127</text:p>
          </table:table-cell>
          <table:table-cell office:value-type="float" office:value="19898305" table:number-columns-spanned="1" table:number-rows-spanned="2" table:style-name="ce9">
            <text:p>19,898,305</text:p>
          </table:table-cell>
          <table:table-cell office:value-type="float" office:value="23306838" table:number-columns-spanned="1" table:number-rows-spanned="2" table:style-name="ce9">
            <text:p>23,306,838</text:p>
          </table:table-cell>
          <table:table-cell office:value-type="float" office:value="45811843" table:number-columns-spanned="1" table:number-rows-spanned="2" table:style-name="ce9">
            <text:p>45,811,84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960" table:number-columns-spanned="1" table:number-rows-spanned="2" table:style-name="ce9">
            <text:p>2,960</text:p>
          </table:table-cell>
          <table:table-cell office:value-type="percentage" office:value="0.82220000000000004" table:number-columns-spanned="1" table:number-rows-spanned="2" table:style-name="ce10">
            <text:p>82.22%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9158768" table:number-columns-spanned="1" table:number-rows-spanned="2" table:style-name="ce9">
            <text:p>9,158,768</text:p>
          </table:table-cell>
          <table:table-cell office:value-type="float" office:value="9684863" table:number-columns-spanned="1" table:number-rows-spanned="2" table:style-name="ce9">
            <text:p>9,684,863</text:p>
          </table:table-cell>
          <table:table-cell office:value-type="float" office:value="20120058" table:number-columns-spanned="1" table:number-rows-spanned="2" table:style-name="ce9">
            <text:p>20,120,05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987" table:number-columns-spanned="1" table:number-rows-spanned="2" table:style-name="ce9">
            <text:p>2,987</text:p>
          </table:table-cell>
          <table:table-cell office:value-type="percentage" office:value="0.77180000000000004" table:number-columns-spanned="1" table:number-rows-spanned="2" table:style-name="ce10">
            <text:p>77.18%</text:p>
          </table:table-cell>
          <table:table-cell office:value-type="float" office:value="3110" table:number-columns-spanned="1" table:number-rows-spanned="2" table:style-name="ce9">
            <text:p>3,110</text:p>
          </table:table-cell>
          <table:table-cell office:value-type="float" office:value="9288598" table:number-columns-spanned="1" table:number-rows-spanned="2" table:style-name="ce9">
            <text:p>9,288,598</text:p>
          </table:table-cell>
          <table:table-cell office:value-type="float" office:value="2980092" table:number-columns-spanned="1" table:number-rows-spanned="2" table:style-name="ce9">
            <text:p>2,980,092</text:p>
          </table:table-cell>
          <table:table-cell office:value-type="float" office:value="12472813" table:number-columns-spanned="1" table:number-rows-spanned="2" table:style-name="ce9">
            <text:p>12,472,8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818" table:number-columns-spanned="1" table:number-rows-spanned="2" table:style-name="ce9">
            <text:p>6,818</text:p>
          </table:table-cell>
          <table:table-cell office:value-type="percentage" office:value="0.79459999999999997" table:number-columns-spanned="1" table:number-rows-spanned="2" table:style-name="ce10">
            <text:p>79.46%</text:p>
          </table:table-cell>
          <table:table-cell office:value-type="float" office:value="4763" table:number-columns-spanned="1" table:number-rows-spanned="2" table:style-name="ce9">
            <text:p>4,763</text:p>
          </table:table-cell>
          <table:table-cell office:value-type="float" office:value="32473725" table:number-columns-spanned="1" table:number-rows-spanned="2" table:style-name="ce9">
            <text:p>32,473,725</text:p>
          </table:table-cell>
          <table:table-cell office:value-type="float" office:value="52931475" table:number-columns-spanned="1" table:number-rows-spanned="2" table:style-name="ce9">
            <text:p>52,931,475</text:p>
          </table:table-cell>
          <table:table-cell office:value-type="float" office:value="89984455" table:number-columns-spanned="1" table:number-rows-spanned="2" table:style-name="ce9">
            <text:p>89,984,455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399" table:number-columns-spanned="1" table:number-rows-spanned="2" table:style-name="ce9">
            <text:p>6,399</text:p>
          </table:table-cell>
          <table:table-cell office:value-type="percentage" office:value="0.8851" table:number-columns-spanned="1" table:number-rows-spanned="2" table:style-name="ce10">
            <text:p>88.51%</text:p>
          </table:table-cell>
          <table:table-cell office:value-type="float" office:value="2451" table:number-columns-spanned="1" table:number-rows-spanned="2" table:style-name="ce9">
            <text:p>2,451</text:p>
          </table:table-cell>
          <table:table-cell office:value-type="float" office:value="15682634" table:number-columns-spanned="1" table:number-rows-spanned="2" table:style-name="ce9">
            <text:p>15,682,634</text:p>
          </table:table-cell>
          <table:table-cell office:value-type="float" office:value="21069250" table:number-columns-spanned="1" table:number-rows-spanned="2" table:style-name="ce9">
            <text:p>21,069,250</text:p>
          </table:table-cell>
          <table:table-cell office:value-type="float" office:value="40468960" table:number-columns-spanned="1" table:number-rows-spanned="2" table:style-name="ce9">
            <text:p>40,468,96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percentage" office:value="0.30780000000000002" table:number-columns-spanned="1" table:number-rows-spanned="2" table:style-name="ce10">
            <text:p>30.78%</text:p>
          </table:table-cell>
          <table:table-cell office:value-type="float" office:value="5873" table:number-columns-spanned="1" table:number-rows-spanned="2" table:style-name="ce9">
            <text:p>5,873</text:p>
          </table:table-cell>
          <table:table-cell office:value-type="float" office:value="4880123" table:number-columns-spanned="1" table:number-rows-spanned="2" table:style-name="ce9">
            <text:p>4,880,123</text:p>
          </table:table-cell>
          <table:table-cell office:value-type="float" office:value="5129400" table:number-columns-spanned="1" table:number-rows-spanned="2" table:style-name="ce9">
            <text:p>5,129,400</text:p>
          </table:table-cell>
          <table:table-cell office:value-type="float" office:value="12625895" table:number-columns-spanned="1" table:number-rows-spanned="2" table:style-name="ce9">
            <text:p>12,625,89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percentage" office:value="0.42680000000000001" table:number-columns-spanned="1" table:number-rows-spanned="2" table:style-name="ce10">
            <text:p>42.68%</text:p>
          </table:table-cell>
          <table:table-cell office:value-type="float" office:value="12505" table:number-columns-spanned="1" table:number-rows-spanned="2" table:style-name="ce9">
            <text:p>12,505</text:p>
          </table:table-cell>
          <table:table-cell office:value-type="float" office:value="10567004" table:number-columns-spanned="1" table:number-rows-spanned="2" table:style-name="ce9">
            <text:p>10,567,004</text:p>
          </table:table-cell>
          <table:table-cell office:value-type="float" office:value="7343224" table:number-columns-spanned="1" table:number-rows-spanned="2" table:style-name="ce9">
            <text:p>7,343,224</text:p>
          </table:table-cell>
          <table:table-cell office:value-type="float" office:value="20493244" table:number-columns-spanned="1" table:number-rows-spanned="2" table:style-name="ce9">
            <text:p>20,493,24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595" table:number-columns-spanned="1" table:number-rows-spanned="2" table:style-name="ce9">
            <text:p>5,595</text:p>
          </table:table-cell>
          <table:table-cell office:value-type="percentage" office:value="0.80389999999999995" table:number-columns-spanned="1" table:number-rows-spanned="2" table:style-name="ce10">
            <text:p>80.39%</text:p>
          </table:table-cell>
          <table:table-cell office:value-type="float" office:value="6236" table:number-columns-spanned="1" table:number-rows-spanned="2" table:style-name="ce9">
            <text:p>6,236</text:p>
          </table:table-cell>
          <table:table-cell office:value-type="float" office:value="34891554" table:number-columns-spanned="1" table:number-rows-spanned="2" table:style-name="ce9">
            <text:p>34,891,554</text:p>
          </table:table-cell>
          <table:table-cell office:value-type="float" office:value="27126575" table:number-columns-spanned="1" table:number-rows-spanned="2" table:style-name="ce9">
            <text:p>27,126,575</text:p>
          </table:table-cell>
          <table:table-cell office:value-type="float" office:value="68092727" table:number-columns-spanned="1" table:number-rows-spanned="2" table:style-name="ce9">
            <text:p>68,092,72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percentage" office:value="0.40400000000000003" table:number-columns-spanned="1" table:number-rows-spanned="2" table:style-name="ce10">
            <text:p>40.40%</text:p>
          </table:table-cell>
          <table:table-cell office:value-type="float" office:value="5305" table:number-columns-spanned="1" table:number-rows-spanned="2" table:style-name="ce9">
            <text:p>5,305</text:p>
          </table:table-cell>
          <table:table-cell office:value-type="float" office:value="3214666" table:number-columns-spanned="1" table:number-rows-spanned="2" table:style-name="ce9">
            <text:p>3,214,666</text:p>
          </table:table-cell>
          <table:table-cell office:value-type="float" office:value="2051992" table:number-columns-spanned="1" table:number-rows-spanned="2" table:style-name="ce9">
            <text:p>2,051,992</text:p>
          </table:table-cell>
          <table:table-cell office:value-type="float" office:value="6114891" table:number-columns-spanned="1" table:number-rows-spanned="2" table:style-name="ce9">
            <text:p>6,114,89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301" table:number-columns-spanned="1" table:number-rows-spanned="2" table:style-name="ce9">
            <text:p>1,301</text:p>
          </table:table-cell>
          <table:table-cell office:value-type="percentage" office:value="0.77439999999999998" table:number-columns-spanned="1" table:number-rows-spanned="2" table:style-name="ce10">
            <text:p>77.44%</text:p>
          </table:table-cell>
          <table:table-cell office:value-type="float" office:value="2533" table:number-columns-spanned="1" table:number-rows-spanned="2" table:style-name="ce9">
            <text:p>2,533</text:p>
          </table:table-cell>
          <table:table-cell office:value-type="float" office:value="3295586" table:number-columns-spanned="1" table:number-rows-spanned="2" table:style-name="ce9">
            <text:p>3,295,586</text:p>
          </table:table-cell>
          <table:table-cell office:value-type="float" office:value="225095" table:number-columns-spanned="1" table:number-rows-spanned="2" table:style-name="ce9">
            <text:p>225,095</text:p>
          </table:table-cell>
          <table:table-cell office:value-type="float" office:value="3872106" table:number-columns-spanned="1" table:number-rows-spanned="2" table:style-name="ce9">
            <text:p>3,872,10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025" table:number-columns-spanned="1" table:number-rows-spanned="2" table:style-name="ce9">
            <text:p>2,025</text:p>
          </table:table-cell>
          <table:table-cell office:value-type="percentage" office:value="0.66830000000000001" table:number-columns-spanned="1" table:number-rows-spanned="2" table:style-name="ce10">
            <text:p>66.83%</text:p>
          </table:table-cell>
          <table:table-cell office:value-type="float" office:value="3657" table:number-columns-spanned="1" table:number-rows-spanned="2" table:style-name="ce9">
            <text:p>3,657</text:p>
          </table:table-cell>
          <table:table-cell office:value-type="float" office:value="7405668" table:number-columns-spanned="1" table:number-rows-spanned="2" table:style-name="ce9">
            <text:p>7,405,668</text:p>
          </table:table-cell>
          <table:table-cell office:value-type="float" office:value="3767492" table:number-columns-spanned="1" table:number-rows-spanned="2" table:style-name="ce9">
            <text:p>3,767,492</text:p>
          </table:table-cell>
          <table:table-cell office:value-type="float" office:value="12323773" table:number-columns-spanned="1" table:number-rows-spanned="2" table:style-name="ce9">
            <text:p>12,323,77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421" table:number-columns-spanned="1" table:number-rows-spanned="2" table:style-name="ce9">
            <text:p>2,421</text:p>
          </table:table-cell>
          <table:table-cell office:value-type="percentage" office:value="0.91700000000000004" table:number-columns-spanned="1" table:number-rows-spanned="2" table:style-name="ce10">
            <text:p>91.70%</text:p>
          </table:table-cell>
          <table:table-cell office:value-type="float" office:value="4137" table:number-columns-spanned="1" table:number-rows-spanned="2" table:style-name="ce9">
            <text:p>4,137</text:p>
          </table:table-cell>
          <table:table-cell office:value-type="float" office:value="10015503" table:number-columns-spanned="1" table:number-rows-spanned="2" table:style-name="ce9">
            <text:p>10,015,503</text:p>
          </table:table-cell>
          <table:table-cell office:value-type="float" office:value="669624" table:number-columns-spanned="1" table:number-rows-spanned="2" table:style-name="ce9">
            <text:p>669,624</text:p>
          </table:table-cell>
          <table:table-cell office:value-type="float" office:value="11952370" table:number-columns-spanned="1" table:number-rows-spanned="2" table:style-name="ce9">
            <text:p>11,952,37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73" table:number-columns-spanned="1" table:number-rows-spanned="2" table:style-name="ce9">
            <text:p>11,373</text:p>
          </table:table-cell>
          <table:table-cell office:value-type="float" office:value="249455" table:number-columns-spanned="1" table:number-rows-spanned="2" table:style-name="ce9">
            <text:p>249,455</text:p>
          </table:table-cell>
          <table:table-cell office:value-type="percentage" office:value="0.73109999999999997" table:number-columns-spanned="1" table:number-rows-spanned="2" table:style-name="ce10">
            <text:p>73.11%</text:p>
          </table:table-cell>
          <table:table-cell office:value-type="float" office:value="4431" table:number-columns-spanned="1" table:number-rows-spanned="2" table:style-name="ce9">
            <text:p>4,431</text:p>
          </table:table-cell>
          <table:table-cell office:value-type="float" office:value="1105251830" table:number-columns-spanned="1" table:number-rows-spanned="2" table:style-name="ce9">
            <text:p>1,105,251,830</text:p>
          </table:table-cell>
          <table:table-cell office:value-type="float" office:value="1282924661" table:number-columns-spanned="1" table:number-rows-spanned="2" table:style-name="ce9">
            <text:p>1,282,924,661</text:p>
          </table:table-cell>
          <table:table-cell office:value-type="float" office:value="2718964014" table:number-columns-spanned="1" table:number-rows-spanned="2" table:style-name="ce9">
            <text:p>2,718,964,014</text:p>
          </table:table-cell>
          <table:table-cell office:value-type="float" office:value="3605" table:number-columns-spanned="1" table:number-rows-spanned="2" table:style-name="ce9">
            <text:p>3,605</text:p>
          </table:table-cell>
          <table:table-cell office:value-type="float" office:value="6182" table:number-columns-spanned="1" table:number-rows-spanned="2" table:style-name="ce9">
            <text:p>6,182</text:p>
          </table:table-cell>
          <table:table-cell office:value-type="float" office:value="2212" table:number-columns-spanned="1" table:number-rows-spanned="2" table:style-name="ce9">
            <text:p>2,212</text:p>
          </table:table-cell>
          <table:table-cell office:value-type="float" office:value="1112" table:number-columns-spanned="1" table:number-rows-spanned="2" table:style-name="ce9">
            <text:p>1,112</text:p>
          </table:table-cell>
          <table:table-cell office:value-type="float" office:value="13111" table:number-columns-spanned="1" table:number-rows-spanned="2" table:style-name="ce9">
            <text:p>13,11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139" table:number-columns-spanned="1" table:number-rows-spanned="2" table:style-name="ce9">
            <text:p>2,139</text:p>
          </table:table-cell>
          <table:table-cell office:value-type="percentage" office:value="0.24010000000000001" table:number-columns-spanned="1" table:number-rows-spanned="2" table:style-name="ce10">
            <text:p>24.01%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3209250" table:number-columns-spanned="1" table:number-rows-spanned="2" table:style-name="ce9">
            <text:p>3,209,250</text:p>
          </table:table-cell>
          <table:table-cell office:value-type="float" office:value="2256762" table:number-columns-spanned="1" table:number-rows-spanned="2" table:style-name="ce9">
            <text:p>2,256,762</text:p>
          </table:table-cell>
          <table:table-cell office:value-type="float" office:value="5462096" table:number-columns-spanned="1" table:number-rows-spanned="2" table:style-name="ce9">
            <text:p>5,462,09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714" table:number-columns-spanned="1" table:number-rows-spanned="2" table:style-name="ce9">
            <text:p>2,714</text:p>
          </table:table-cell>
          <table:table-cell office:value-type="percentage" office:value="0.33629999999999999" table:number-columns-spanned="1" table:number-rows-spanned="2" table:style-name="ce10">
            <text:p>33.63%</text:p>
          </table:table-cell>
          <table:table-cell office:value-type="float" office:value="1443" table:number-columns-spanned="1" table:number-rows-spanned="2" table:style-name="ce9">
            <text:p>1,443</text:p>
          </table:table-cell>
          <table:table-cell office:value-type="float" office:value="3916853" table:number-columns-spanned="1" table:number-rows-spanned="2" table:style-name="ce9">
            <text:p>3,916,853</text:p>
          </table:table-cell>
          <table:table-cell office:value-type="float" office:value="3921174" table:number-columns-spanned="1" table:number-rows-spanned="2" table:style-name="ce9">
            <text:p>3,921,174</text:p>
          </table:table-cell>
          <table:table-cell office:value-type="float" office:value="10149056" table:number-columns-spanned="1" table:number-rows-spanned="2" table:style-name="ce9">
            <text:p>10,149,05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9947" table:number-columns-spanned="1" table:number-rows-spanned="2" table:style-name="ce9">
            <text:p>9,947</text:p>
          </table:table-cell>
          <table:table-cell office:value-type="percentage" office:value="0.7319" table:number-columns-spanned="1" table:number-rows-spanned="2" table:style-name="ce10">
            <text:p>73.19%</text:p>
          </table:table-cell>
          <table:table-cell office:value-type="float" office:value="1971" table:number-columns-spanned="1" table:number-rows-spanned="2" table:style-name="ce9">
            <text:p>1,971</text:p>
          </table:table-cell>
          <table:table-cell office:value-type="float" office:value="19607283" table:number-columns-spanned="1" table:number-rows-spanned="2" table:style-name="ce9">
            <text:p>19,607,283</text:p>
          </table:table-cell>
          <table:table-cell office:value-type="float" office:value="31593140" table:number-columns-spanned="1" table:number-rows-spanned="2" table:style-name="ce9">
            <text:p>31,593,140</text:p>
          </table:table-cell>
          <table:table-cell office:value-type="float" office:value="52931767" table:number-columns-spanned="1" table:number-rows-spanned="2" table:style-name="ce9">
            <text:p>52,931,76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8509" table:number-columns-spanned="1" table:number-rows-spanned="2" table:style-name="ce9">
            <text:p>8,509</text:p>
          </table:table-cell>
          <table:table-cell office:value-type="percentage" office:value="0.5252" table:number-columns-spanned="1" table:number-rows-spanned="2" table:style-name="ce10">
            <text:p>52.52%</text:p>
          </table:table-cell>
          <table:table-cell office:value-type="float" office:value="3238" table:number-columns-spanned="1" table:number-rows-spanned="2" table:style-name="ce9">
            <text:p>3,238</text:p>
          </table:table-cell>
          <table:table-cell office:value-type="float" office:value="27551404" table:number-columns-spanned="1" table:number-rows-spanned="2" table:style-name="ce9">
            <text:p>27,551,404</text:p>
          </table:table-cell>
          <table:table-cell office:value-type="float" office:value="58527989" table:number-columns-spanned="1" table:number-rows-spanned="2" table:style-name="ce9">
            <text:p>58,527,989</text:p>
          </table:table-cell>
          <table:table-cell office:value-type="float" office:value="101741652" table:number-columns-spanned="1" table:number-rows-spanned="2" table:style-name="ce9">
            <text:p>101,741,652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238" table:number-columns-spanned="1" table:number-rows-spanned="2" table:style-name="ce9">
            <text:p>6,238</text:p>
          </table:table-cell>
          <table:table-cell office:value-type="percentage" office:value="0.76729999999999998" table:number-columns-spanned="1" table:number-rows-spanned="2" table:style-name="ce10">
            <text:p>76.73%</text:p>
          </table:table-cell>
          <table:table-cell office:value-type="float" office:value="2253" table:number-columns-spanned="1" table:number-rows-spanned="2" table:style-name="ce9">
            <text:p>2,253</text:p>
          </table:table-cell>
          <table:table-cell office:value-type="float" office:value="14053000" table:number-columns-spanned="1" table:number-rows-spanned="2" table:style-name="ce9">
            <text:p>14,053,000</text:p>
          </table:table-cell>
          <table:table-cell office:value-type="float" office:value="17287000" table:number-columns-spanned="1" table:number-rows-spanned="2" table:style-name="ce9">
            <text:p>17,287,000</text:p>
          </table:table-cell>
          <table:table-cell office:value-type="float" office:value="34953000" table:number-columns-spanned="1" table:number-rows-spanned="2" table:style-name="ce9">
            <text:p>34,953,00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8768" table:number-columns-spanned="1" table:number-rows-spanned="2" table:style-name="ce9">
            <text:p>8,768</text:p>
          </table:table-cell>
          <table:table-cell office:value-type="percentage" office:value="0.49959999999999999" table:number-columns-spanned="1" table:number-rows-spanned="2" table:style-name="ce10">
            <text:p>49.96%</text:p>
          </table:table-cell>
          <table:table-cell office:value-type="float" office:value="2230" table:number-columns-spanned="1" table:number-rows-spanned="2" table:style-name="ce9">
            <text:p>2,230</text:p>
          </table:table-cell>
          <table:table-cell office:value-type="float" office:value="19552120" table:number-columns-spanned="1" table:number-rows-spanned="2" table:style-name="ce9">
            <text:p>19,552,120</text:p>
          </table:table-cell>
          <table:table-cell office:value-type="float" office:value="24915229" table:number-columns-spanned="1" table:number-rows-spanned="2" table:style-name="ce9">
            <text:p>24,915,229</text:p>
          </table:table-cell>
          <table:table-cell office:value-type="float" office:value="57659655" table:number-columns-spanned="1" table:number-rows-spanned="2" table:style-name="ce9">
            <text:p>57,659,655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268" table:number-columns-spanned="1" table:number-rows-spanned="2" table:style-name="ce9">
            <text:p>7,268</text:p>
          </table:table-cell>
          <table:table-cell office:value-type="percentage" office:value="0.63749999999999996" table:number-columns-spanned="1" table:number-rows-spanned="2" table:style-name="ce10">
            <text:p>63.75%</text:p>
          </table:table-cell>
          <table:table-cell office:value-type="float" office:value="1896" table:number-columns-spanned="1" table:number-rows-spanned="2" table:style-name="ce9">
            <text:p>1,896</text:p>
          </table:table-cell>
          <table:table-cell office:value-type="float" office:value="13777859" table:number-columns-spanned="1" table:number-rows-spanned="2" table:style-name="ce9">
            <text:p>13,777,859</text:p>
          </table:table-cell>
          <table:table-cell office:value-type="float" office:value="13448291" table:number-columns-spanned="1" table:number-rows-spanned="2" table:style-name="ce9">
            <text:p>13,448,291</text:p>
          </table:table-cell>
          <table:table-cell office:value-type="float" office:value="28307879" table:number-columns-spanned="1" table:number-rows-spanned="2" table:style-name="ce9">
            <text:p>28,307,87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539" table:number-columns-spanned="1" table:number-rows-spanned="2" table:style-name="ce9">
            <text:p>3,539</text:p>
          </table:table-cell>
          <table:table-cell office:value-type="percentage" office:value="0.5958" table:number-columns-spanned="1" table:number-rows-spanned="2" table:style-name="ce10">
            <text:p>59.58%</text:p>
          </table:table-cell>
          <table:table-cell office:value-type="float" office:value="2135" table:number-columns-spanned="1" table:number-rows-spanned="2" table:style-name="ce9">
            <text:p>2,135</text:p>
          </table:table-cell>
          <table:table-cell office:value-type="float" office:value="7555876" table:number-columns-spanned="1" table:number-rows-spanned="2" table:style-name="ce9">
            <text:p>7,555,876</text:p>
          </table:table-cell>
          <table:table-cell office:value-type="float" office:value="19071424" table:number-columns-spanned="1" table:number-rows-spanned="2" table:style-name="ce9">
            <text:p>19,071,424</text:p>
          </table:table-cell>
          <table:table-cell office:value-type="float" office:value="28599774" table:number-columns-spanned="1" table:number-rows-spanned="2" table:style-name="ce9">
            <text:p>28,599,77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percentage" office:value="0.1338" table:number-columns-spanned="1" table:number-rows-spanned="2" table:style-name="ce10">
            <text:p>13.38%</text:p>
          </table:table-cell>
          <table:table-cell office:value-type="float" office:value="6267" table:number-columns-spanned="1" table:number-rows-spanned="2" table:style-name="ce9">
            <text:p>6,267</text:p>
          </table:table-cell>
          <table:table-cell office:value-type="float" office:value="3697823" table:number-columns-spanned="1" table:number-rows-spanned="2" table:style-name="ce9">
            <text:p>3,697,823</text:p>
          </table:table-cell>
          <table:table-cell office:value-type="float" office:value="9556607" table:number-columns-spanned="1" table:number-rows-spanned="2" table:style-name="ce9">
            <text:p>9,556,607</text:p>
          </table:table-cell>
          <table:table-cell office:value-type="float" office:value="14945418" table:number-columns-spanned="1" table:number-rows-spanned="2" table:style-name="ce9">
            <text:p>14,945,41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202" table:number-columns-spanned="1" table:number-rows-spanned="2" table:style-name="ce9">
            <text:p>4,202</text:p>
          </table:table-cell>
          <table:table-cell office:value-type="percentage" office:value="0.56030000000000002" table:number-columns-spanned="1" table:number-rows-spanned="2" table:style-name="ce10">
            <text:p>56.03%</text:p>
          </table:table-cell>
          <table:table-cell office:value-type="float" office:value="1734" table:number-columns-spanned="1" table:number-rows-spanned="2" table:style-name="ce9">
            <text:p>1,734</text:p>
          </table:table-cell>
          <table:table-cell office:value-type="float" office:value="7287129" table:number-columns-spanned="1" table:number-rows-spanned="2" table:style-name="ce9">
            <text:p>7,287,129</text:p>
          </table:table-cell>
          <table:table-cell office:value-type="float" office:value="4089274" table:number-columns-spanned="1" table:number-rows-spanned="2" table:style-name="ce9">
            <text:p>4,089,274</text:p>
          </table:table-cell>
          <table:table-cell office:value-type="float" office:value="11398650" table:number-columns-spanned="1" table:number-rows-spanned="2" table:style-name="ce9">
            <text:p>11,398,65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90" table:number-columns-spanned="1" table:number-rows-spanned="2" table:style-name="ce9">
            <text:p>3,390</text:p>
          </table:table-cell>
          <table:table-cell office:value-type="float" office:value="53914" table:number-columns-spanned="1" table:number-rows-spanned="2" table:style-name="ce9">
            <text:p>53,914</text:p>
          </table:table-cell>
          <table:table-cell office:value-type="percentage" office:value="0.53010000000000002" table:number-columns-spanned="1" table:number-rows-spanned="2" table:style-name="ce10">
            <text:p>53.01%</text:p>
          </table:table-cell>
          <table:table-cell office:value-type="float" office:value="2230" table:number-columns-spanned="1" table:number-rows-spanned="2" table:style-name="ce9">
            <text:p>2,230</text:p>
          </table:table-cell>
          <table:table-cell office:value-type="float" office:value="120208597" table:number-columns-spanned="1" table:number-rows-spanned="2" table:style-name="ce9">
            <text:p>120,208,597</text:p>
          </table:table-cell>
          <table:table-cell office:value-type="float" office:value="184666890" table:number-columns-spanned="1" table:number-rows-spanned="2" table:style-name="ce9">
            <text:p>184,666,890</text:p>
          </table:table-cell>
          <table:table-cell office:value-type="float" office:value="346148947" table:number-columns-spanned="1" table:number-rows-spanned="2" table:style-name="ce9">
            <text:p>346,148,947</text:p>
          </table:table-cell>
          <table:table-cell office:value-type="float" office:value="878" table:number-columns-spanned="1" table:number-rows-spanned="2" table:style-name="ce8">
            <text:p>878</text:p>
          </table:table-cell>
          <table:table-cell office:value-type="float" office:value="1334" table:number-columns-spanned="1" table:number-rows-spanned="2" table:style-name="ce9">
            <text:p>1,334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2951" table:number-columns-spanned="1" table:number-rows-spanned="2" table:style-name="ce9">
            <text:p>2,95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2722" table:number-columns-spanned="1" table:number-rows-spanned="2" table:style-name="ce9">
            <text:p>2,722</text:p>
          </table:table-cell>
          <table:table-cell office:value-type="percentage" office:value="0.50970000000000004" table:number-columns-spanned="1" table:number-rows-spanned="2" table:style-name="ce10">
            <text:p>50.97%</text:p>
          </table:table-cell>
          <table:table-cell office:value-type="float" office:value="2266" table:number-columns-spanned="1" table:number-rows-spanned="2" table:style-name="ce9">
            <text:p>2,266</text:p>
          </table:table-cell>
          <table:table-cell office:value-type="float" office:value="6168712" table:number-columns-spanned="1" table:number-rows-spanned="2" table:style-name="ce9">
            <text:p>6,168,712</text:p>
          </table:table-cell>
          <table:table-cell office:value-type="float" office:value="13176852" table:number-columns-spanned="1" table:number-rows-spanned="2" table:style-name="ce9">
            <text:p>13,176,852</text:p>
          </table:table-cell>
          <table:table-cell office:value-type="float" office:value="21704361" table:number-columns-spanned="1" table:number-rows-spanned="2" table:style-name="ce9">
            <text:p>21,704,36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percentage" office:value="0.30180000000000001" table:number-columns-spanned="1" table:number-rows-spanned="2" table:style-name="ce10">
            <text:p>30.18%</text:p>
          </table:table-cell>
          <table:table-cell office:value-type="float" office:value="1610" table:number-columns-spanned="1" table:number-rows-spanned="2" table:style-name="ce9">
            <text:p>1,610</text:p>
          </table:table-cell>
          <table:table-cell office:value-type="float" office:value="3323591" table:number-columns-spanned="1" table:number-rows-spanned="2" table:style-name="ce9">
            <text:p>3,323,591</text:p>
          </table:table-cell>
          <table:table-cell office:value-type="float" office:value="2732842" table:number-columns-spanned="1" table:number-rows-spanned="2" table:style-name="ce9">
            <text:p>2,732,842</text:p>
          </table:table-cell>
          <table:table-cell office:value-type="float" office:value="6576316" table:number-columns-spanned="1" table:number-rows-spanned="2" table:style-name="ce9">
            <text:p>6,576,31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738" table:number-columns-spanned="1" table:number-rows-spanned="2" table:style-name="ce9">
            <text:p>7,738</text:p>
          </table:table-cell>
          <table:table-cell office:value-type="percentage" office:value="0.72860000000000003" table:number-columns-spanned="1" table:number-rows-spanned="2" table:style-name="ce10">
            <text:p>72.86%</text:p>
          </table:table-cell>
          <table:table-cell office:value-type="float" office:value="2316" table:number-columns-spanned="1" table:number-rows-spanned="2" table:style-name="ce9">
            <text:p>2,316</text:p>
          </table:table-cell>
          <table:table-cell office:value-type="float" office:value="17918153" table:number-columns-spanned="1" table:number-rows-spanned="2" table:style-name="ce9">
            <text:p>17,918,153</text:p>
          </table:table-cell>
          <table:table-cell office:value-type="float" office:value="24500790" table:number-columns-spanned="1" table:number-rows-spanned="2" table:style-name="ce9">
            <text:p>24,500,790</text:p>
          </table:table-cell>
          <table:table-cell office:value-type="float" office:value="47726946" table:number-columns-spanned="1" table:number-rows-spanned="2" table:style-name="ce9">
            <text:p>47,726,946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334" table:number-columns-spanned="1" table:number-rows-spanned="2" table:style-name="ce9">
            <text:p>2,334</text:p>
          </table:table-cell>
          <table:table-cell office:value-type="percentage" office:value="0.50190000000000001" table:number-columns-spanned="1" table:number-rows-spanned="2" table:style-name="ce10">
            <text:p>50.19%</text:p>
          </table:table-cell>
          <table:table-cell office:value-type="float" office:value="2653" table:number-columns-spanned="1" table:number-rows-spanned="2" table:style-name="ce9">
            <text:p>2,653</text:p>
          </table:table-cell>
          <table:table-cell office:value-type="float" office:value="6192090" table:number-columns-spanned="1" table:number-rows-spanned="2" table:style-name="ce9">
            <text:p>6,192,090</text:p>
          </table:table-cell>
          <table:table-cell office:value-type="float" office:value="10898293" table:number-columns-spanned="1" table:number-rows-spanned="2" table:style-name="ce9">
            <text:p>10,898,293</text:p>
          </table:table-cell>
          <table:table-cell office:value-type="float" office:value="20242492" table:number-columns-spanned="1" table:number-rows-spanned="2" table:style-name="ce9">
            <text:p>20,242,49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473" table:number-columns-spanned="1" table:number-rows-spanned="2" table:style-name="ce9">
            <text:p>5,473</text:p>
          </table:table-cell>
          <table:table-cell office:value-type="percentage" office:value="0.82179999999999997" table:number-columns-spanned="1" table:number-rows-spanned="2" table:style-name="ce10">
            <text:p>82.18%</text:p>
          </table:table-cell>
          <table:table-cell office:value-type="float" office:value="2925" table:number-columns-spanned="1" table:number-rows-spanned="2" table:style-name="ce9">
            <text:p>2,925</text:p>
          </table:table-cell>
          <table:table-cell office:value-type="float" office:value="16006596" table:number-columns-spanned="1" table:number-rows-spanned="2" table:style-name="ce9">
            <text:p>16,006,596</text:p>
          </table:table-cell>
          <table:table-cell office:value-type="float" office:value="23020281" table:number-columns-spanned="1" table:number-rows-spanned="2" table:style-name="ce9">
            <text:p>23,020,281</text:p>
          </table:table-cell>
          <table:table-cell office:value-type="float" office:value="52989824" table:number-columns-spanned="1" table:number-rows-spanned="2" table:style-name="ce9">
            <text:p>52,989,824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634" table:number-columns-spanned="1" table:number-rows-spanned="2" table:style-name="ce9">
            <text:p>3,634</text:p>
          </table:table-cell>
          <table:table-cell office:value-type="percentage" office:value="0.81299999999999994" table:number-columns-spanned="1" table:number-rows-spanned="2" table:style-name="ce10">
            <text:p>81.30%</text:p>
          </table:table-cell>
          <table:table-cell office:value-type="float" office:value="3194" table:number-columns-spanned="1" table:number-rows-spanned="2" table:style-name="ce9">
            <text:p>3,194</text:p>
          </table:table-cell>
          <table:table-cell office:value-type="float" office:value="11606370" table:number-columns-spanned="1" table:number-rows-spanned="2" table:style-name="ce9">
            <text:p>11,606,370</text:p>
          </table:table-cell>
          <table:table-cell office:value-type="float" office:value="26369504" table:number-columns-spanned="1" table:number-rows-spanned="2" table:style-name="ce9">
            <text:p>26,369,504</text:p>
          </table:table-cell>
          <table:table-cell office:value-type="float" office:value="42555104" table:number-columns-spanned="1" table:number-rows-spanned="2" table:style-name="ce9">
            <text:p>42,555,10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771" table:number-columns-spanned="1" table:number-rows-spanned="2" table:style-name="ce9">
            <text:p>2,771</text:p>
          </table:table-cell>
          <table:table-cell office:value-type="percentage" office:value="0.46179999999999999" table:number-columns-spanned="1" table:number-rows-spanned="2" table:style-name="ce10">
            <text:p>46.18%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5957881" table:number-columns-spanned="1" table:number-rows-spanned="2" table:style-name="ce9">
            <text:p>5,957,881</text:p>
          </table:table-cell>
          <table:table-cell office:value-type="float" office:value="945124" table:number-columns-spanned="1" table:number-rows-spanned="2" table:style-name="ce9">
            <text:p>945,124</text:p>
          </table:table-cell>
          <table:table-cell office:value-type="float" office:value="7591608" table:number-columns-spanned="1" table:number-rows-spanned="2" table:style-name="ce9">
            <text:p>7,591,60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6736" table:number-columns-spanned="1" table:number-rows-spanned="2" table:style-name="ce9">
            <text:p>26,736</text:p>
          </table:table-cell>
          <table:table-cell office:value-type="percentage" office:value="0.59970000000000001" table:number-columns-spanned="1" table:number-rows-spanned="2" table:style-name="ce10">
            <text:p>59.97%</text:p>
          </table:table-cell>
          <table:table-cell office:value-type="float" office:value="2512" table:number-columns-spanned="1" table:number-rows-spanned="2" table:style-name="ce9">
            <text:p>2,512</text:p>
          </table:table-cell>
          <table:table-cell office:value-type="float" office:value="67173393" table:number-columns-spanned="1" table:number-rows-spanned="2" table:style-name="ce9">
            <text:p>67,173,393</text:p>
          </table:table-cell>
          <table:table-cell office:value-type="float" office:value="101643686" table:number-columns-spanned="1" table:number-rows-spanned="2" table:style-name="ce9">
            <text:p>101,643,686</text:p>
          </table:table-cell>
          <table:table-cell office:value-type="float" office:value="199386651" table:number-columns-spanned="1" table:number-rows-spanned="2" table:style-name="ce9">
            <text:p>199,386,651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430" table:number-columns-spanned="1" table:number-rows-spanned="2" table:style-name="ce9">
            <text:p>1,43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514" table:number-columns-spanned="1" table:number-rows-spanned="2" table:style-name="ce9">
            <text:p>1,514</text:p>
          </table:table-cell>
          <table:table-cell office:value-type="percentage" office:value="0.30220000000000002" table:number-columns-spanned="1" table:number-rows-spanned="2" table:style-name="ce10">
            <text:p>30.22%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1773706" table:number-columns-spanned="1" table:number-rows-spanned="2" table:style-name="ce9">
            <text:p>1,773,706</text:p>
          </table:table-cell>
          <table:table-cell office:value-type="float" office:value="400000" table:number-columns-spanned="1" table:number-rows-spanned="2" table:style-name="ce9">
            <text:p>400,000</text:p>
          </table:table-cell>
          <table:table-cell office:value-type="float" office:value="2202506" table:number-columns-spanned="1" table:number-rows-spanned="2" table:style-name="ce9">
            <text:p>2,202,50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860" table:number-columns-spanned="1" table:number-rows-spanned="2" table:style-name="ce9">
            <text:p>4,860</text:p>
          </table:table-cell>
          <table:table-cell office:value-type="percentage" office:value="0.82230000000000003" table:number-columns-spanned="1" table:number-rows-spanned="2" table:style-name="ce10">
            <text:p>82.23%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11072234" table:number-columns-spanned="1" table:number-rows-spanned="2" table:style-name="ce9">
            <text:p>11,072,234</text:p>
          </table:table-cell>
          <table:table-cell office:value-type="float" office:value="12025509" table:number-columns-spanned="1" table:number-rows-spanned="2" table:style-name="ce9">
            <text:p>12,025,509</text:p>
          </table:table-cell>
          <table:table-cell office:value-type="float" office:value="24230548" table:number-columns-spanned="1" table:number-rows-spanned="2" table:style-name="ce9">
            <text:p>24,230,54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708" table:number-columns-spanned="1" table:number-rows-spanned="2" table:style-name="ce9">
            <text:p>7,708</text:p>
          </table:table-cell>
          <table:table-cell office:value-type="percentage" office:value="0.74909999999999999" table:number-columns-spanned="1" table:number-rows-spanned="2" table:style-name="ce10">
            <text:p>74.91%</text:p>
          </table:table-cell>
          <table:table-cell office:value-type="float" office:value="2074" table:number-columns-spanned="1" table:number-rows-spanned="2" table:style-name="ce9">
            <text:p>2,074</text:p>
          </table:table-cell>
          <table:table-cell office:value-type="float" office:value="15982868" table:number-columns-spanned="1" table:number-rows-spanned="2" table:style-name="ce9">
            <text:p>15,982,868</text:p>
          </table:table-cell>
          <table:table-cell office:value-type="float" office:value="11371485" table:number-columns-spanned="1" table:number-rows-spanned="2" table:style-name="ce9">
            <text:p>11,371,485</text:p>
          </table:table-cell>
          <table:table-cell office:value-type="float" office:value="28445587" table:number-columns-spanned="1" table:number-rows-spanned="2" table:style-name="ce9">
            <text:p>28,445,58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962" table:number-columns-spanned="1" table:number-rows-spanned="2" table:style-name="ce9">
            <text:p>5,962</text:p>
          </table:table-cell>
          <table:table-cell office:value-type="percentage" office:value="0.52159999999999995" table:number-columns-spanned="1" table:number-rows-spanned="2" table:style-name="ce10">
            <text:p>52.16%</text:p>
          </table:table-cell>
          <table:table-cell office:value-type="float" office:value="3234" table:number-columns-spanned="1" table:number-rows-spanned="2" table:style-name="ce9">
            <text:p>3,234</text:p>
          </table:table-cell>
          <table:table-cell office:value-type="float" office:value="19282214" table:number-columns-spanned="1" table:number-rows-spanned="2" table:style-name="ce9">
            <text:p>19,282,214</text:p>
          </table:table-cell>
          <table:table-cell office:value-type="float" office:value="12249546" table:number-columns-spanned="1" table:number-rows-spanned="2" table:style-name="ce9">
            <text:p>12,249,546</text:p>
          </table:table-cell>
          <table:table-cell office:value-type="float" office:value="38131303" table:number-columns-spanned="1" table:number-rows-spanned="2" table:style-name="ce9">
            <text:p>38,131,30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20044" table:number-columns-spanned="1" table:number-rows-spanned="2" table:style-name="ce9">
            <text:p>20,044</text:p>
          </table:table-cell>
          <table:table-cell office:value-type="percentage" office:value="0.61409999999999998" table:number-columns-spanned="1" table:number-rows-spanned="2" table:style-name="ce10">
            <text:p>61.41%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office:value-type="float" office:value="48111022" table:number-columns-spanned="1" table:number-rows-spanned="2" table:style-name="ce9">
            <text:p>48,111,022</text:p>
          </table:table-cell>
          <table:table-cell office:value-type="float" office:value="36046540" table:number-columns-spanned="1" table:number-rows-spanned="2" table:style-name="ce9">
            <text:p>36,046,540</text:p>
          </table:table-cell>
          <table:table-cell office:value-type="float" office:value="93009944" table:number-columns-spanned="1" table:number-rows-spanned="2" table:style-name="ce9">
            <text:p>93,009,944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percentage" office:value="0.21990000000000001" table:number-columns-spanned="1" table:number-rows-spanned="2" table:style-name="ce10">
            <text:p>21.99%</text:p>
          </table:table-cell>
          <table:table-cell office:value-type="float" office:value="4057" table:number-columns-spanned="1" table:number-rows-spanned="2" table:style-name="ce9">
            <text:p>4,057</text:p>
          </table:table-cell>
          <table:table-cell office:value-type="float" office:value="1257721" table:number-columns-spanned="1" table:number-rows-spanned="2" table:style-name="ce9">
            <text:p>1,257,721</text:p>
          </table:table-cell>
          <table:table-cell office:value-type="float" office:value="1698202" table:number-columns-spanned="1" table:number-rows-spanned="2" table:style-name="ce9">
            <text:p>1,698,202</text:p>
          </table:table-cell>
          <table:table-cell office:value-type="float" office:value="4541854" table:number-columns-spanned="1" table:number-rows-spanned="2" table:style-name="ce9">
            <text:p>4,541,85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708" table:number-columns-spanned="1" table:number-rows-spanned="2" table:style-name="ce9">
            <text:p>2,708</text:p>
          </table:table-cell>
          <table:table-cell office:value-type="percentage" office:value="0.45590000000000003" table:number-columns-spanned="1" table:number-rows-spanned="2" table:style-name="ce10">
            <text:p>45.59%</text:p>
          </table:table-cell>
          <table:table-cell office:value-type="float" office:value="2570" table:number-columns-spanned="1" table:number-rows-spanned="2" table:style-name="ce9">
            <text:p>2,570</text:p>
          </table:table-cell>
          <table:table-cell office:value-type="float" office:value="6958330" table:number-columns-spanned="1" table:number-rows-spanned="2" table:style-name="ce9">
            <text:p>6,958,330</text:p>
          </table:table-cell>
          <table:table-cell office:value-type="float" office:value="4374478" table:number-columns-spanned="1" table:number-rows-spanned="2" table:style-name="ce9">
            <text:p>4,374,478</text:p>
          </table:table-cell>
          <table:table-cell office:value-type="float" office:value="13195428" table:number-columns-spanned="1" table:number-rows-spanned="2" table:style-name="ce9">
            <text:p>13,195,42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543" table:number-columns-spanned="1" table:number-rows-spanned="2" table:style-name="ce9">
            <text:p>1,543</text:p>
          </table:table-cell>
          <table:table-cell office:value-type="percentage" office:value="0.48070000000000002" table:number-columns-spanned="1" table:number-rows-spanned="2" table:style-name="ce10">
            <text:p>48.07%</text:p>
          </table:table-cell>
          <table:table-cell office:value-type="float" office:value="2043" table:number-columns-spanned="1" table:number-rows-spanned="2" table:style-name="ce9">
            <text:p>2,043</text:p>
          </table:table-cell>
          <table:table-cell office:value-type="float" office:value="3151860" table:number-columns-spanned="1" table:number-rows-spanned="2" table:style-name="ce9">
            <text:p>3,151,860</text:p>
          </table:table-cell>
          <table:table-cell office:value-type="float" office:value="7347029" table:number-columns-spanned="1" table:number-rows-spanned="2" table:style-name="ce9">
            <text:p>7,347,029</text:p>
          </table:table-cell>
          <table:table-cell office:value-type="float" office:value="11664269" table:number-columns-spanned="1" table:number-rows-spanned="2" table:style-name="ce9">
            <text:p>11,664,26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088" table:number-columns-spanned="1" table:number-rows-spanned="2" table:style-name="ce9">
            <text:p>3,088</text:p>
          </table:table-cell>
          <table:table-cell office:value-type="percentage" office:value="0.5333" table:number-columns-spanned="1" table:number-rows-spanned="2" table:style-name="ce10">
            <text:p>53.33%</text:p>
          </table:table-cell>
          <table:table-cell office:value-type="float" office:value="6537" table:number-columns-spanned="1" table:number-rows-spanned="2" table:style-name="ce9">
            <text:p>6,537</text:p>
          </table:table-cell>
          <table:table-cell office:value-type="float" office:value="20184766" table:number-columns-spanned="1" table:number-rows-spanned="2" table:style-name="ce9">
            <text:p>20,184,766</text:p>
          </table:table-cell>
          <table:table-cell office:value-type="float" office:value="18457445" table:number-columns-spanned="1" table:number-rows-spanned="2" table:style-name="ce9">
            <text:p>18,457,445</text:p>
          </table:table-cell>
          <table:table-cell office:value-type="float" office:value="46955610" table:number-columns-spanned="1" table:number-rows-spanned="2" table:style-name="ce9">
            <text:p>46,955,61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percentage" office:value="0.81769999999999998" table:number-columns-spanned="1" table:number-rows-spanned="2" table:style-name="ce10">
            <text:p>81.77%</text:p>
          </table:table-cell>
          <table:table-cell office:value-type="float" office:value="11904" table:number-columns-spanned="1" table:number-rows-spanned="2" table:style-name="ce9">
            <text:p>11,904</text:p>
          </table:table-cell>
          <table:table-cell office:value-type="float" office:value="28033465" table:number-columns-spanned="1" table:number-rows-spanned="2" table:style-name="ce9">
            <text:p>28,033,465</text:p>
          </table:table-cell>
          <table:table-cell office:value-type="float" office:value="5080104" table:number-columns-spanned="1" table:number-rows-spanned="2" table:style-name="ce9">
            <text:p>5,080,104</text:p>
          </table:table-cell>
          <table:table-cell office:value-type="float" office:value="36247276" table:number-columns-spanned="1" table:number-rows-spanned="2" table:style-name="ce9">
            <text:p>36,247,27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059" table:number-columns-spanned="1" table:number-rows-spanned="2" table:style-name="ce9">
            <text:p>4,059</text:p>
          </table:table-cell>
          <table:table-cell office:value-type="percentage" office:value="0.68679999999999997" table:number-columns-spanned="1" table:number-rows-spanned="2" table:style-name="ce10">
            <text:p>68.68%</text:p>
          </table:table-cell>
          <table:table-cell office:value-type="float" office:value="7970" table:number-columns-spanned="1" table:number-rows-spanned="2" table:style-name="ce9">
            <text:p>7,970</text:p>
          </table:table-cell>
          <table:table-cell office:value-type="float" office:value="32348882" table:number-columns-spanned="1" table:number-rows-spanned="2" table:style-name="ce9">
            <text:p>32,348,882</text:p>
          </table:table-cell>
          <table:table-cell office:value-type="float" office:value="18921266" table:number-columns-spanned="1" table:number-rows-spanned="2" table:style-name="ce9">
            <text:p>18,921,266</text:p>
          </table:table-cell>
          <table:table-cell office:value-type="float" office:value="54811099" table:number-columns-spanned="1" table:number-rows-spanned="2" table:style-name="ce9">
            <text:p>54,811,09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percentage" office:value="0.25800000000000001" table:number-columns-spanned="1" table:number-rows-spanned="2" table:style-name="ce10">
            <text:p>25.80%</text:p>
          </table:table-cell>
          <table:table-cell office:value-type="float" office:value="7898" table:number-columns-spanned="1" table:number-rows-spanned="2" table:style-name="ce9">
            <text:p>7,898</text:p>
          </table:table-cell>
          <table:table-cell office:value-type="float" office:value="5623052" table:number-columns-spanned="1" table:number-rows-spanned="2" table:style-name="ce9">
            <text:p>5,623,052</text:p>
          </table:table-cell>
          <table:table-cell office:value-type="float" office:value="3483167" table:number-columns-spanned="1" table:number-rows-spanned="2" table:style-name="ce9">
            <text:p>3,483,167</text:p>
          </table:table-cell>
          <table:table-cell office:value-type="float" office:value="9208490" table:number-columns-spanned="1" table:number-rows-spanned="2" table:style-name="ce9">
            <text:p>9,208,49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290" table:number-columns-spanned="1" table:number-rows-spanned="2" table:style-name="ce9">
            <text:p>7,290</text:p>
          </table:table-cell>
          <table:table-cell office:value-type="percentage" office:value="0.86480000000000001" table:number-columns-spanned="1" table:number-rows-spanned="2" table:style-name="ce10">
            <text:p>86.48%</text:p>
          </table:table-cell>
          <table:table-cell office:value-type="float" office:value="4692" table:number-columns-spanned="1" table:number-rows-spanned="2" table:style-name="ce9">
            <text:p>4,692</text:p>
          </table:table-cell>
          <table:table-cell office:value-type="float" office:value="34203495" table:number-columns-spanned="1" table:number-rows-spanned="2" table:style-name="ce9">
            <text:p>34,203,495</text:p>
          </table:table-cell>
          <table:table-cell office:value-type="float" office:value="11854202" table:number-columns-spanned="1" table:number-rows-spanned="2" table:style-name="ce9">
            <text:p>11,854,202</text:p>
          </table:table-cell>
          <table:table-cell office:value-type="float" office:value="48281049" table:number-columns-spanned="1" table:number-rows-spanned="2" table:style-name="ce9">
            <text:p>48,281,049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629" table:number-columns-spanned="1" table:number-rows-spanned="2" table:style-name="ce9">
            <text:p>9,629</text:p>
          </table:table-cell>
          <table:table-cell office:value-type="percentage" office:value="0.70079999999999998" table:number-columns-spanned="1" table:number-rows-spanned="2" table:style-name="ce10">
            <text:p>70.08%</text:p>
          </table:table-cell>
          <table:table-cell office:value-type="float" office:value="3077" table:number-columns-spanned="1" table:number-rows-spanned="2" table:style-name="ce9">
            <text:p>3,077</text:p>
          </table:table-cell>
          <table:table-cell office:value-type="float" office:value="29624724" table:number-columns-spanned="1" table:number-rows-spanned="2" table:style-name="ce9">
            <text:p>29,624,724</text:p>
          </table:table-cell>
          <table:table-cell office:value-type="float" office:value="12503164" table:number-columns-spanned="1" table:number-rows-spanned="2" table:style-name="ce9">
            <text:p>12,503,164</text:p>
          </table:table-cell>
          <table:table-cell office:value-type="float" office:value="44992442" table:number-columns-spanned="1" table:number-rows-spanned="2" table:style-name="ce9">
            <text:p>44,992,44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percentage" office:value="0.24879999999999999" table:number-columns-spanned="1" table:number-rows-spanned="2" table:style-name="ce10">
            <text:p>24.88%</text:p>
          </table:table-cell>
          <table:table-cell office:value-type="float" office:value="2219" table:number-columns-spanned="1" table:number-rows-spanned="2" table:style-name="ce9">
            <text:p>2,219</text:p>
          </table:table-cell>
          <table:table-cell office:value-type="float" office:value="1854837" table:number-columns-spanned="1" table:number-rows-spanned="2" table:style-name="ce9">
            <text:p>1,854,837</text:p>
          </table:table-cell>
          <table:table-cell office:value-type="float" office:value="1240678" table:number-columns-spanned="1" table:number-rows-spanned="2" table:style-name="ce9">
            <text:p>1,240,678</text:p>
          </table:table-cell>
          <table:table-cell office:value-type="float" office:value="3114299" table:number-columns-spanned="1" table:number-rows-spanned="2" table:style-name="ce9">
            <text:p>3,114,29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percentage" office:value="0.50570000000000004" table:number-columns-spanned="1" table:number-rows-spanned="2" table:style-name="ce10">
            <text:p>50.57%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9782011" table:number-columns-spanned="1" table:number-rows-spanned="2" table:style-name="ce9">
            <text:p>9,782,011</text:p>
          </table:table-cell>
          <table:table-cell office:value-type="float" office:value="6397680" table:number-columns-spanned="1" table:number-rows-spanned="2" table:style-name="ce9">
            <text:p>6,397,680</text:p>
          </table:table-cell>
          <table:table-cell office:value-type="float" office:value="18794006" table:number-columns-spanned="1" table:number-rows-spanned="2" table:style-name="ce9">
            <text:p>18,794,00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440" table:number-columns-spanned="1" table:number-rows-spanned="2" table:style-name="ce9">
            <text:p>3,440</text:p>
          </table:table-cell>
          <table:table-cell office:value-type="percentage" office:value="0.7167" table:number-columns-spanned="1" table:number-rows-spanned="2" table:style-name="ce10">
            <text:p>71.67%</text:p>
          </table:table-cell>
          <table:table-cell office:value-type="float" office:value="7213" table:number-columns-spanned="1" table:number-rows-spanned="2" table:style-name="ce9">
            <text:p>7,213</text:p>
          </table:table-cell>
          <table:table-cell office:value-type="float" office:value="24812760" table:number-columns-spanned="1" table:number-rows-spanned="2" table:style-name="ce9">
            <text:p>24,812,760</text:p>
          </table:table-cell>
          <table:table-cell office:value-type="float" office:value="8061364" table:number-columns-spanned="1" table:number-rows-spanned="2" table:style-name="ce9">
            <text:p>8,061,364</text:p>
          </table:table-cell>
          <table:table-cell office:value-type="float" office:value="36823330" table:number-columns-spanned="1" table:number-rows-spanned="2" table:style-name="ce9">
            <text:p>36,823,33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380" table:number-columns-spanned="1" table:number-rows-spanned="2" table:style-name="ce9">
            <text:p>2,380</text:p>
          </table:table-cell>
          <table:table-cell office:value-type="percentage" office:value="0.45590000000000003" table:number-columns-spanned="1" table:number-rows-spanned="2" table:style-name="ce10">
            <text:p>45.59%</text:p>
          </table:table-cell>
          <table:table-cell office:value-type="float" office:value="5470" table:number-columns-spanned="1" table:number-rows-spanned="2" table:style-name="ce9">
            <text:p>5,470</text:p>
          </table:table-cell>
          <table:table-cell office:value-type="float" office:value="13018545" table:number-columns-spanned="1" table:number-rows-spanned="2" table:style-name="ce9">
            <text:p>13,018,545</text:p>
          </table:table-cell>
          <table:table-cell office:value-type="float" office:value="6883041" table:number-columns-spanned="1" table:number-rows-spanned="2" table:style-name="ce9">
            <text:p>6,883,041</text:p>
          </table:table-cell>
          <table:table-cell office:value-type="float" office:value="20780327" table:number-columns-spanned="1" table:number-rows-spanned="2" table:style-name="ce9">
            <text:p>20,780,32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842" table:number-columns-spanned="1" table:number-rows-spanned="2" table:style-name="ce9">
            <text:p>1,842</text:p>
          </table:table-cell>
          <table:table-cell office:value-type="percentage" office:value="0.32490000000000002" table:number-columns-spanned="1" table:number-rows-spanned="2" table:style-name="ce10">
            <text:p>32.49%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2896025" table:number-columns-spanned="1" table:number-rows-spanned="2" table:style-name="ce9">
            <text:p>2,896,025</text:p>
          </table:table-cell>
          <table:table-cell office:value-type="float" office:value="1989446" table:number-columns-spanned="1" table:number-rows-spanned="2" table:style-name="ce9">
            <text:p>1,989,446</text:p>
          </table:table-cell>
          <table:table-cell office:value-type="float" office:value="5105885" table:number-columns-spanned="1" table:number-rows-spanned="2" table:style-name="ce9">
            <text:p>5,105,88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percentage" office:value="0.40189999999999998" table:number-columns-spanned="1" table:number-rows-spanned="2" table:style-name="ce10">
            <text:p>40.19%</text:p>
          </table:table-cell>
          <table:table-cell office:value-type="float" office:value="5344" table:number-columns-spanned="1" table:number-rows-spanned="2" table:style-name="ce9">
            <text:p>5,344</text:p>
          </table:table-cell>
          <table:table-cell office:value-type="float" office:value="2255042" table:number-columns-spanned="1" table:number-rows-spanned="2" table:style-name="ce9">
            <text:p>2,255,0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5042" table:number-columns-spanned="1" table:number-rows-spanned="2" table:style-name="ce9">
            <text:p>2,255,04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percentage" office:value="0.13600000000000001" table:number-columns-spanned="1" table:number-rows-spanned="2" table:style-name="ce10">
            <text:p>13.60%</text:p>
          </table:table-cell>
          <table:table-cell office:value-type="float" office:value="1645" table:number-columns-spanned="1" table:number-rows-spanned="2" table:style-name="ce9">
            <text:p>1,645</text:p>
          </table:table-cell>
          <table:table-cell office:value-type="float" office:value="664385" table:number-columns-spanned="1" table:number-rows-spanned="2" table:style-name="ce9">
            <text:p>664,385</text:p>
          </table:table-cell>
          <table:table-cell office:value-type="float" office:value="1519167" table:number-columns-spanned="1" table:number-rows-spanned="2" table:style-name="ce9">
            <text:p>1,519,167</text:p>
          </table:table-cell>
          <table:table-cell office:value-type="float" office:value="2255804" table:number-columns-spanned="1" table:number-rows-spanned="2" table:style-name="ce9">
            <text:p>2,255,80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990" table:number-columns-spanned="1" table:number-rows-spanned="2" table:style-name="ce9">
            <text:p>1,990</text:p>
          </table:table-cell>
          <table:table-cell office:value-type="percentage" office:value="0.65029999999999999" table:number-columns-spanned="1" table:number-rows-spanned="2" table:style-name="ce10">
            <text:p>65.03%</text:p>
          </table:table-cell>
          <table:table-cell office:value-type="float" office:value="5533" table:number-columns-spanned="1" table:number-rows-spanned="2" table:style-name="ce9">
            <text:p>5,533</text:p>
          </table:table-cell>
          <table:table-cell office:value-type="float" office:value="11009912" table:number-columns-spanned="1" table:number-rows-spanned="2" table:style-name="ce9">
            <text:p>11,009,912</text:p>
          </table:table-cell>
          <table:table-cell office:value-type="float" office:value="6260732" table:number-columns-spanned="1" table:number-rows-spanned="2" table:style-name="ce9">
            <text:p>6,260,732</text:p>
          </table:table-cell>
          <table:table-cell office:value-type="float" office:value="17966231" table:number-columns-spanned="1" table:number-rows-spanned="2" table:style-name="ce9">
            <text:p>17,966,23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243" table:number-columns-spanned="1" table:number-rows-spanned="2" table:style-name="ce9">
            <text:p>2,243</text:p>
          </table:table-cell>
          <table:table-cell office:value-type="percentage" office:value="0.3115" table:number-columns-spanned="1" table:number-rows-spanned="2" table:style-name="ce10">
            <text:p>31.15%</text:p>
          </table:table-cell>
          <table:table-cell office:value-type="float" office:value="3402" table:number-columns-spanned="1" table:number-rows-spanned="2" table:style-name="ce9">
            <text:p>3,402</text:p>
          </table:table-cell>
          <table:table-cell office:value-type="float" office:value="7630398" table:number-columns-spanned="1" table:number-rows-spanned="2" table:style-name="ce9">
            <text:p>7,630,398</text:p>
          </table:table-cell>
          <table:table-cell office:value-type="float" office:value="404237" table:number-columns-spanned="1" table:number-rows-spanned="2" table:style-name="ce9">
            <text:p>404,237</text:p>
          </table:table-cell>
          <table:table-cell office:value-type="float" office:value="8326742" table:number-columns-spanned="1" table:number-rows-spanned="2" table:style-name="ce9">
            <text:p>8,326,74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62" table:number-columns-spanned="1" table:number-rows-spanned="2" table:style-name="ce9">
            <text:p>2,962</text:p>
          </table:table-cell>
          <table:table-cell office:value-type="float" office:value="48012" table:number-columns-spanned="1" table:number-rows-spanned="2" table:style-name="ce9">
            <text:p>48,012</text:p>
          </table:table-cell>
          <table:table-cell office:value-type="percentage" office:value="0.5403" table:number-columns-spanned="1" table:number-rows-spanned="2" table:style-name="ce10">
            <text:p>54.03%</text:p>
          </table:table-cell>
          <table:table-cell office:value-type="float" office:value="4901" table:number-columns-spanned="1" table:number-rows-spanned="2" table:style-name="ce9">
            <text:p>4,901</text:p>
          </table:table-cell>
          <table:table-cell office:value-type="float" office:value="235310210" table:number-columns-spanned="1" table:number-rows-spanned="2" table:style-name="ce9">
            <text:p>235,310,210</text:p>
          </table:table-cell>
          <table:table-cell office:value-type="float" office:value="116475402" table:number-columns-spanned="1" table:number-rows-spanned="2" table:style-name="ce9">
            <text:p>116,475,402</text:p>
          </table:table-cell>
          <table:table-cell office:value-type="float" office:value="385319183" table:number-columns-spanned="1" table:number-rows-spanned="2" table:style-name="ce9">
            <text:p>385,319,183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float" office:value="937" table:number-columns-spanned="1" table:number-rows-spanned="2" table:style-name="ce8">
            <text:p>937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2747" table:number-columns-spanned="1" table:number-rows-spanned="2" table:style-name="ce9">
            <text:p>2,74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4654" table:number-columns-spanned="1" table:number-rows-spanned="2" table:style-name="ce9">
            <text:p>4,654</text:p>
          </table:table-cell>
          <table:table-cell office:value-type="percentage" office:value="0.39979999999999999" table:number-columns-spanned="1" table:number-rows-spanned="2" table:style-name="ce10">
            <text:p>39.98%</text:p>
          </table:table-cell>
          <table:table-cell office:value-type="float" office:value="1632" table:number-columns-spanned="1" table:number-rows-spanned="2" table:style-name="ce9">
            <text:p>1,632</text:p>
          </table:table-cell>
          <table:table-cell office:value-type="float" office:value="7596391" table:number-columns-spanned="1" table:number-rows-spanned="2" table:style-name="ce9">
            <text:p>7,596,391</text:p>
          </table:table-cell>
          <table:table-cell office:value-type="float" office:value="6143447" table:number-columns-spanned="1" table:number-rows-spanned="2" table:style-name="ce9">
            <text:p>6,143,447</text:p>
          </table:table-cell>
          <table:table-cell office:value-type="float" office:value="14819234" table:number-columns-spanned="1" table:number-rows-spanned="2" table:style-name="ce9">
            <text:p>14,819,23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845" table:number-columns-spanned="1" table:number-rows-spanned="2" table:style-name="ce9">
            <text:p>5,845</text:p>
          </table:table-cell>
          <table:table-cell office:value-type="percentage" office:value="0.77929999999999999" table:number-columns-spanned="1" table:number-rows-spanned="2" table:style-name="ce10">
            <text:p>77.93%</text:p>
          </table:table-cell>
          <table:table-cell office:value-type="float" office:value="2351" table:number-columns-spanned="1" table:number-rows-spanned="2" table:style-name="ce9">
            <text:p>2,351</text:p>
          </table:table-cell>
          <table:table-cell office:value-type="float" office:value="13739195" table:number-columns-spanned="1" table:number-rows-spanned="2" table:style-name="ce9">
            <text:p>13,739,195</text:p>
          </table:table-cell>
          <table:table-cell office:value-type="float" office:value="22316259" table:number-columns-spanned="1" table:number-rows-spanned="2" table:style-name="ce9">
            <text:p>22,316,259</text:p>
          </table:table-cell>
          <table:table-cell office:value-type="float" office:value="36691677" table:number-columns-spanned="1" table:number-rows-spanned="2" table:style-name="ce9">
            <text:p>36,691,67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846" table:number-columns-spanned="1" table:number-rows-spanned="2" table:style-name="ce9">
            <text:p>1,846</text:p>
          </table:table-cell>
          <table:table-cell office:value-type="percentage" office:value="0.5544" table:number-columns-spanned="1" table:number-rows-spanned="2" table:style-name="ce10">
            <text:p>55.44%</text:p>
          </table:table-cell>
          <table:table-cell office:value-type="float" office:value="4277" table:number-columns-spanned="1" table:number-rows-spanned="2" table:style-name="ce9">
            <text:p>4,277</text:p>
          </table:table-cell>
          <table:table-cell office:value-type="float" office:value="7895995" table:number-columns-spanned="1" table:number-rows-spanned="2" table:style-name="ce9">
            <text:p>7,895,995</text:p>
          </table:table-cell>
          <table:table-cell office:value-type="float" office:value="14627716" table:number-columns-spanned="1" table:number-rows-spanned="2" table:style-name="ce9">
            <text:p>14,627,716</text:p>
          </table:table-cell>
          <table:table-cell office:value-type="float" office:value="27325968" table:number-columns-spanned="1" table:number-rows-spanned="2" table:style-name="ce9">
            <text:p>27,325,96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312" table:number-columns-spanned="1" table:number-rows-spanned="2" table:style-name="ce9">
            <text:p>2,312</text:p>
          </table:table-cell>
          <table:table-cell office:value-type="percentage" office:value="0.41210000000000002" table:number-columns-spanned="1" table:number-rows-spanned="2" table:style-name="ce10">
            <text:p>41.21%</text:p>
          </table:table-cell>
          <table:table-cell office:value-type="float" office:value="2055" table:number-columns-spanned="1" table:number-rows-spanned="2" table:style-name="ce9">
            <text:p>2,055</text:p>
          </table:table-cell>
          <table:table-cell office:value-type="float" office:value="4750348" table:number-columns-spanned="1" table:number-rows-spanned="2" table:style-name="ce9">
            <text:p>4,750,348</text:p>
          </table:table-cell>
          <table:table-cell office:value-type="float" office:value="10761582" table:number-columns-spanned="1" table:number-rows-spanned="2" table:style-name="ce9">
            <text:p>10,761,582</text:p>
          </table:table-cell>
          <table:table-cell office:value-type="float" office:value="17001735" table:number-columns-spanned="1" table:number-rows-spanned="2" table:style-name="ce9">
            <text:p>17,001,73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0569" table:number-columns-spanned="1" table:number-rows-spanned="2" table:style-name="ce9">
            <text:p>10,569</text:p>
          </table:table-cell>
          <table:table-cell office:value-type="percentage" office:value="0.68279999999999996" table:number-columns-spanned="1" table:number-rows-spanned="2" table:style-name="ce10">
            <text:p>68.28%</text:p>
          </table:table-cell>
          <table:table-cell office:value-type="float" office:value="2600" table:number-columns-spanned="1" table:number-rows-spanned="2" table:style-name="ce9">
            <text:p>2,600</text:p>
          </table:table-cell>
          <table:table-cell office:value-type="float" office:value="27482356" table:number-columns-spanned="1" table:number-rows-spanned="2" table:style-name="ce9">
            <text:p>27,482,356</text:p>
          </table:table-cell>
          <table:table-cell office:value-type="float" office:value="12697056" table:number-columns-spanned="1" table:number-rows-spanned="2" table:style-name="ce9">
            <text:p>12,697,056</text:p>
          </table:table-cell>
          <table:table-cell office:value-type="float" office:value="44065217" table:number-columns-spanned="1" table:number-rows-spanned="2" table:style-name="ce9">
            <text:p>44,065,21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758" table:number-columns-spanned="1" table:number-rows-spanned="2" table:style-name="ce9">
            <text:p>9,758</text:p>
          </table:table-cell>
          <table:table-cell office:value-type="percentage" office:value="0.8427" table:number-columns-spanned="1" table:number-rows-spanned="2" table:style-name="ce10">
            <text:p>84.27%</text:p>
          </table:table-cell>
          <table:table-cell office:value-type="float" office:value="3862" table:number-columns-spanned="1" table:number-rows-spanned="2" table:style-name="ce9">
            <text:p>3,862</text:p>
          </table:table-cell>
          <table:table-cell office:value-type="float" office:value="37686388" table:number-columns-spanned="1" table:number-rows-spanned="2" table:style-name="ce9">
            <text:p>37,686,388</text:p>
          </table:table-cell>
          <table:table-cell office:value-type="float" office:value="43402125" table:number-columns-spanned="1" table:number-rows-spanned="2" table:style-name="ce9">
            <text:p>43,402,125</text:p>
          </table:table-cell>
          <table:table-cell office:value-type="float" office:value="92376356" table:number-columns-spanned="1" table:number-rows-spanned="2" table:style-name="ce9">
            <text:p>92,376,35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374" table:number-columns-spanned="1" table:number-rows-spanned="2" table:style-name="ce9">
            <text:p>4,374</text:p>
          </table:table-cell>
          <table:table-cell office:value-type="percentage" office:value="0.70099999999999996" table:number-columns-spanned="1" table:number-rows-spanned="2" table:style-name="ce10">
            <text:p>70.10%</text:p>
          </table:table-cell>
          <table:table-cell office:value-type="float" office:value="2957" table:number-columns-spanned="1" table:number-rows-spanned="2" table:style-name="ce9">
            <text:p>2,957</text:p>
          </table:table-cell>
          <table:table-cell office:value-type="float" office:value="12932815" table:number-columns-spanned="1" table:number-rows-spanned="2" table:style-name="ce9">
            <text:p>12,932,815</text:p>
          </table:table-cell>
          <table:table-cell office:value-type="float" office:value="12782616" table:number-columns-spanned="1" table:number-rows-spanned="2" table:style-name="ce9">
            <text:p>12,782,616</text:p>
          </table:table-cell>
          <table:table-cell office:value-type="float" office:value="27074231" table:number-columns-spanned="1" table:number-rows-spanned="2" table:style-name="ce9">
            <text:p>27,074,23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346" table:number-columns-spanned="1" table:number-rows-spanned="2" table:style-name="ce9">
            <text:p>5,346</text:p>
          </table:table-cell>
          <table:table-cell office:value-type="percentage" office:value="0.69340000000000002" table:number-columns-spanned="1" table:number-rows-spanned="2" table:style-name="ce10">
            <text:p>69.34%</text:p>
          </table:table-cell>
          <table:table-cell office:value-type="float" office:value="3161" table:number-columns-spanned="1" table:number-rows-spanned="2" table:style-name="ce9">
            <text:p>3,161</text:p>
          </table:table-cell>
          <table:table-cell office:value-type="float" office:value="16901094" table:number-columns-spanned="1" table:number-rows-spanned="2" table:style-name="ce9">
            <text:p>16,901,094</text:p>
          </table:table-cell>
          <table:table-cell office:value-type="float" office:value="32999395" table:number-columns-spanned="1" table:number-rows-spanned="2" table:style-name="ce9">
            <text:p>32,999,395</text:p>
          </table:table-cell>
          <table:table-cell office:value-type="float" office:value="54719305" table:number-columns-spanned="1" table:number-rows-spanned="2" table:style-name="ce9">
            <text:p>54,719,30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682" table:number-columns-spanned="1" table:number-rows-spanned="2" table:style-name="ce9">
            <text:p>4,682</text:p>
          </table:table-cell>
          <table:table-cell office:value-type="percentage" office:value="0.67559999999999998" table:number-columns-spanned="1" table:number-rows-spanned="2" table:style-name="ce10">
            <text:p>67.56%</text:p>
          </table:table-cell>
          <table:table-cell office:value-type="float" office:value="2364" table:number-columns-spanned="1" table:number-rows-spanned="2" table:style-name="ce9">
            <text:p>2,364</text:p>
          </table:table-cell>
          <table:table-cell office:value-type="float" office:value="11069136" table:number-columns-spanned="1" table:number-rows-spanned="2" table:style-name="ce9">
            <text:p>11,069,136</text:p>
          </table:table-cell>
          <table:table-cell office:value-type="float" office:value="15209345" table:number-columns-spanned="1" table:number-rows-spanned="2" table:style-name="ce9">
            <text:p>15,209,345</text:p>
          </table:table-cell>
          <table:table-cell office:value-type="float" office:value="28175691" table:number-columns-spanned="1" table:number-rows-spanned="2" table:style-name="ce9">
            <text:p>28,175,69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654" table:number-columns-spanned="1" table:number-rows-spanned="2" table:style-name="ce9">
            <text:p>5,654</text:p>
          </table:table-cell>
          <table:table-cell office:value-type="percentage" office:value="0.73909999999999998" table:number-columns-spanned="1" table:number-rows-spanned="2" table:style-name="ce10">
            <text:p>73.91%</text:p>
          </table:table-cell>
          <table:table-cell office:value-type="float" office:value="2982" table:number-columns-spanned="1" table:number-rows-spanned="2" table:style-name="ce9">
            <text:p>2,982</text:p>
          </table:table-cell>
          <table:table-cell office:value-type="float" office:value="16859787" table:number-columns-spanned="1" table:number-rows-spanned="2" table:style-name="ce9">
            <text:p>16,859,787</text:p>
          </table:table-cell>
          <table:table-cell office:value-type="float" office:value="18172588" table:number-columns-spanned="1" table:number-rows-spanned="2" table:style-name="ce9">
            <text:p>18,172,588</text:p>
          </table:table-cell>
          <table:table-cell office:value-type="float" office:value="36966635" table:number-columns-spanned="1" table:number-rows-spanned="2" table:style-name="ce9">
            <text:p>36,966,63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923" table:number-columns-spanned="1" table:number-rows-spanned="2" table:style-name="ce9">
            <text:p>3,923</text:p>
          </table:table-cell>
          <table:table-cell office:value-type="percentage" office:value="0.71850000000000003" table:number-columns-spanned="1" table:number-rows-spanned="2" table:style-name="ce10">
            <text:p>71.85%</text:p>
          </table:table-cell>
          <table:table-cell office:value-type="float" office:value="1947" table:number-columns-spanned="1" table:number-rows-spanned="2" table:style-name="ce9">
            <text:p>1,947</text:p>
          </table:table-cell>
          <table:table-cell office:value-type="float" office:value="7636807" table:number-columns-spanned="1" table:number-rows-spanned="2" table:style-name="ce9">
            <text:p>7,636,807</text:p>
          </table:table-cell>
          <table:table-cell office:value-type="float" office:value="4147969" table:number-columns-spanned="1" table:number-rows-spanned="2" table:style-name="ce9">
            <text:p>4,147,969</text:p>
          </table:table-cell>
          <table:table-cell office:value-type="float" office:value="12260990" table:number-columns-spanned="1" table:number-rows-spanned="2" table:style-name="ce9">
            <text:p>12,260,99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466" table:number-columns-spanned="1" table:number-rows-spanned="2" table:style-name="ce9">
            <text:p>2,466</text:p>
          </table:table-cell>
          <table:table-cell office:value-type="percentage" office:value="0.55169999999999997" table:number-columns-spanned="1" table:number-rows-spanned="2" table:style-name="ce10">
            <text:p>55.17%</text:p>
          </table:table-cell>
          <table:table-cell office:value-type="float" office:value="3316" table:number-columns-spanned="1" table:number-rows-spanned="2" table:style-name="ce9">
            <text:p>3,316</text:p>
          </table:table-cell>
          <table:table-cell office:value-type="float" office:value="8176704" table:number-columns-spanned="1" table:number-rows-spanned="2" table:style-name="ce9">
            <text:p>8,176,704</text:p>
          </table:table-cell>
          <table:table-cell office:value-type="float" office:value="3761373" table:number-columns-spanned="1" table:number-rows-spanned="2" table:style-name="ce9">
            <text:p>3,761,373</text:p>
          </table:table-cell>
          <table:table-cell office:value-type="float" office:value="12028159" table:number-columns-spanned="1" table:number-rows-spanned="2" table:style-name="ce9">
            <text:p>12,028,15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440" table:number-columns-spanned="1" table:number-rows-spanned="2" table:style-name="ce9">
            <text:p>2,440</text:p>
          </table:table-cell>
          <table:table-cell office:value-type="percentage" office:value="0.21179999999999999" table:number-columns-spanned="1" table:number-rows-spanned="2" table:style-name="ce10">
            <text:p>21.18%</text:p>
          </table:table-cell>
          <table:table-cell office:value-type="float" office:value="3861" table:number-columns-spanned="1" table:number-rows-spanned="2" table:style-name="ce9">
            <text:p>3,861</text:p>
          </table:table-cell>
          <table:table-cell office:value-type="float" office:value="9421597" table:number-columns-spanned="1" table:number-rows-spanned="2" table:style-name="ce9">
            <text:p>9,421,597</text:p>
          </table:table-cell>
          <table:table-cell office:value-type="float" office:value="4821777" table:number-columns-spanned="1" table:number-rows-spanned="2" table:style-name="ce9">
            <text:p>4,821,777</text:p>
          </table:table-cell>
          <table:table-cell office:value-type="float" office:value="15517903" table:number-columns-spanned="1" table:number-rows-spanned="2" table:style-name="ce9">
            <text:p>15,517,90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824" table:number-columns-spanned="1" table:number-rows-spanned="2" table:style-name="ce9">
            <text:p>3,824</text:p>
          </table:table-cell>
          <table:table-cell office:value-type="percentage" office:value="0.66739999999999999" table:number-columns-spanned="1" table:number-rows-spanned="2" table:style-name="ce10">
            <text:p>66.74%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6711117" table:number-columns-spanned="1" table:number-rows-spanned="2" table:style-name="ce9">
            <text:p>6,711,117</text:p>
          </table:table-cell>
          <table:table-cell office:value-type="float" office:value="3131763" table:number-columns-spanned="1" table:number-rows-spanned="2" table:style-name="ce9">
            <text:p>3,131,763</text:p>
          </table:table-cell>
          <table:table-cell office:value-type="float" office:value="10332022" table:number-columns-spanned="1" table:number-rows-spanned="2" table:style-name="ce9">
            <text:p>10,332,0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float" office:value="67693" table:number-columns-spanned="1" table:number-rows-spanned="2" table:style-name="ce9">
            <text:p>67,693</text:p>
          </table:table-cell>
          <table:table-cell office:value-type="percentage" office:value="0.61070000000000002" table:number-columns-spanned="1" table:number-rows-spanned="2" table:style-name="ce10">
            <text:p>61.07%</text:p>
          </table:table-cell>
          <table:table-cell office:value-type="float" office:value="2790" table:number-columns-spanned="1" table:number-rows-spanned="2" table:style-name="ce9">
            <text:p>2,790</text:p>
          </table:table-cell>
          <table:table-cell office:value-type="float" office:value="188859730" table:number-columns-spanned="1" table:number-rows-spanned="2" table:style-name="ce9">
            <text:p>188,859,730</text:p>
          </table:table-cell>
          <table:table-cell office:value-type="float" office:value="204975011" table:number-columns-spanned="1" table:number-rows-spanned="2" table:style-name="ce9">
            <text:p>204,975,011</text:p>
          </table:table-cell>
          <table:table-cell office:value-type="float" office:value="429355123" table:number-columns-spanned="1" table:number-rows-spanned="2" table:style-name="ce9">
            <text:p>429,355,123</text:p>
          </table:table-cell>
          <table:table-cell office:value-type="float" office:value="762" table:number-columns-spanned="1" table:number-rows-spanned="2" table:style-name="ce8">
            <text:p>762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2633" table:number-columns-spanned="1" table:number-rows-spanned="2" table:style-name="ce9">
            <text:p>2,63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756" table:number-columns-spanned="1" table:number-rows-spanned="2" table:style-name="ce9">
            <text:p>2,756</text:p>
          </table:table-cell>
          <table:table-cell office:value-type="percentage" office:value="0.46400000000000002" table:number-columns-spanned="1" table:number-rows-spanned="2" table:style-name="ce10">
            <text:p>46.40%</text:p>
          </table:table-cell>
          <table:table-cell office:value-type="float" office:value="4734" table:number-columns-spanned="1" table:number-rows-spanned="2" table:style-name="ce9">
            <text:p>4,734</text:p>
          </table:table-cell>
          <table:table-cell office:value-type="float" office:value="13046087" table:number-columns-spanned="1" table:number-rows-spanned="2" table:style-name="ce9">
            <text:p>13,046,087</text:p>
          </table:table-cell>
          <table:table-cell office:value-type="float" office:value="17210739" table:number-columns-spanned="1" table:number-rows-spanned="2" table:style-name="ce9">
            <text:p>17,210,739</text:p>
          </table:table-cell>
          <table:table-cell office:value-type="float" office:value="32242021" table:number-columns-spanned="1" table:number-rows-spanned="2" table:style-name="ce9">
            <text:p>32,242,02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62" table:number-columns-spanned="1" table:number-rows-spanned="2" table:style-name="ce9">
            <text:p>2,262</text:p>
          </table:table-cell>
          <table:table-cell office:value-type="percentage" office:value="0.79369999999999996" table:number-columns-spanned="1" table:number-rows-spanned="2" table:style-name="ce10">
            <text:p>79.37%</text:p>
          </table:table-cell>
          <table:table-cell office:value-type="float" office:value="4865" table:number-columns-spanned="1" table:number-rows-spanned="2" table:style-name="ce9">
            <text:p>4,865</text:p>
          </table:table-cell>
          <table:table-cell office:value-type="float" office:value="11005436" table:number-columns-spanned="1" table:number-rows-spanned="2" table:style-name="ce9">
            <text:p>11,005,436</text:p>
          </table:table-cell>
          <table:table-cell office:value-type="float" office:value="11598313" table:number-columns-spanned="1" table:number-rows-spanned="2" table:style-name="ce9">
            <text:p>11,598,313</text:p>
          </table:table-cell>
          <table:table-cell office:value-type="float" office:value="35343348" table:number-columns-spanned="1" table:number-rows-spanned="2" table:style-name="ce9">
            <text:p>35,343,34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4759" table:number-columns-spanned="1" table:number-rows-spanned="2" table:style-name="ce9">
            <text:p>4,759</text:p>
          </table:table-cell>
          <table:table-cell office:value-type="percentage" office:value="0.39660000000000001" table:number-columns-spanned="1" table:number-rows-spanned="2" table:style-name="ce10">
            <text:p>39.66%</text:p>
          </table:table-cell>
          <table:table-cell office:value-type="float" office:value="3533" table:number-columns-spanned="1" table:number-rows-spanned="2" table:style-name="ce9">
            <text:p>3,533</text:p>
          </table:table-cell>
          <table:table-cell office:value-type="float" office:value="16813116" table:number-columns-spanned="1" table:number-rows-spanned="2" table:style-name="ce9">
            <text:p>16,813,116</text:p>
          </table:table-cell>
          <table:table-cell office:value-type="float" office:value="32462301" table:number-columns-spanned="1" table:number-rows-spanned="2" table:style-name="ce9">
            <text:p>32,462,301</text:p>
          </table:table-cell>
          <table:table-cell office:value-type="float" office:value="51538993" table:number-columns-spanned="1" table:number-rows-spanned="2" table:style-name="ce9">
            <text:p>51,538,99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percentage" office:value="0.42480000000000001" table:number-columns-spanned="1" table:number-rows-spanned="2" table:style-name="ce10">
            <text:p>42.48%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office:value-type="float" office:value="4182261" table:number-columns-spanned="1" table:number-rows-spanned="2" table:style-name="ce9">
            <text:p>4,182,261</text:p>
          </table:table-cell>
          <table:table-cell office:value-type="float" office:value="9057463" table:number-columns-spanned="1" table:number-rows-spanned="2" table:style-name="ce9">
            <text:p>9,057,463</text:p>
          </table:table-cell>
          <table:table-cell office:value-type="float" office:value="14478782" table:number-columns-spanned="1" table:number-rows-spanned="2" table:style-name="ce9">
            <text:p>14,478,78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5907" table:number-columns-spanned="1" table:number-rows-spanned="2" table:style-name="ce9">
            <text:p>5,907</text:p>
          </table:table-cell>
          <table:table-cell office:value-type="percentage" office:value="0.62509999999999999" table:number-columns-spanned="1" table:number-rows-spanned="2" table:style-name="ce10">
            <text:p>62.51%</text:p>
          </table:table-cell>
          <table:table-cell office:value-type="float" office:value="3114" table:number-columns-spanned="1" table:number-rows-spanned="2" table:style-name="ce9">
            <text:p>3,114</text:p>
          </table:table-cell>
          <table:table-cell office:value-type="float" office:value="18395666" table:number-columns-spanned="1" table:number-rows-spanned="2" table:style-name="ce9">
            <text:p>18,395,666</text:p>
          </table:table-cell>
          <table:table-cell office:value-type="float" office:value="20716526" table:number-columns-spanned="1" table:number-rows-spanned="2" table:style-name="ce9">
            <text:p>20,716,526</text:p>
          </table:table-cell>
          <table:table-cell office:value-type="float" office:value="44115894" table:number-columns-spanned="1" table:number-rows-spanned="2" table:style-name="ce9">
            <text:p>44,115,89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851" table:number-columns-spanned="1" table:number-rows-spanned="2" table:style-name="ce9">
            <text:p>3,851</text:p>
          </table:table-cell>
          <table:table-cell office:value-type="percentage" office:value="0.65159999999999996" table:number-columns-spanned="1" table:number-rows-spanned="2" table:style-name="ce10">
            <text:p>65.16%</text:p>
          </table:table-cell>
          <table:table-cell office:value-type="float" office:value="2716" table:number-columns-spanned="1" table:number-rows-spanned="2" table:style-name="ce9">
            <text:p>2,716</text:p>
          </table:table-cell>
          <table:table-cell office:value-type="float" office:value="10460151" table:number-columns-spanned="1" table:number-rows-spanned="2" table:style-name="ce9">
            <text:p>10,460,151</text:p>
          </table:table-cell>
          <table:table-cell office:value-type="float" office:value="21018055" table:number-columns-spanned="1" table:number-rows-spanned="2" table:style-name="ce9">
            <text:p>21,018,055</text:p>
          </table:table-cell>
          <table:table-cell office:value-type="float" office:value="32994391" table:number-columns-spanned="1" table:number-rows-spanned="2" table:style-name="ce9">
            <text:p>32,994,39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551" table:number-columns-spanned="1" table:number-rows-spanned="2" table:style-name="ce9">
            <text:p>6,551</text:p>
          </table:table-cell>
          <table:table-cell office:value-type="percentage" office:value="0.65580000000000005" table:number-columns-spanned="1" table:number-rows-spanned="2" table:style-name="ce10">
            <text:p>65.58%</text:p>
          </table:table-cell>
          <table:table-cell office:value-type="float" office:value="3458" table:number-columns-spanned="1" table:number-rows-spanned="2" table:style-name="ce9">
            <text:p>3,458</text:p>
          </table:table-cell>
          <table:table-cell office:value-type="float" office:value="22656022" table:number-columns-spanned="1" table:number-rows-spanned="2" table:style-name="ce9">
            <text:p>22,656,022</text:p>
          </table:table-cell>
          <table:table-cell office:value-type="float" office:value="26457322" table:number-columns-spanned="1" table:number-rows-spanned="2" table:style-name="ce9">
            <text:p>26,457,322</text:p>
          </table:table-cell>
          <table:table-cell office:value-type="float" office:value="55263049" table:number-columns-spanned="1" table:number-rows-spanned="2" table:style-name="ce9">
            <text:p>55,263,04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572" table:number-columns-spanned="1" table:number-rows-spanned="2" table:style-name="ce9">
            <text:p>2,572</text:p>
          </table:table-cell>
          <table:table-cell office:value-type="percentage" office:value="0.37109999999999999" table:number-columns-spanned="1" table:number-rows-spanned="2" table:style-name="ce10">
            <text:p>37.11%</text:p>
          </table:table-cell>
          <table:table-cell office:value-type="float" office:value="3021" table:number-columns-spanned="1" table:number-rows-spanned="2" table:style-name="ce9">
            <text:p>3,021</text:p>
          </table:table-cell>
          <table:table-cell office:value-type="float" office:value="7771258" table:number-columns-spanned="1" table:number-rows-spanned="2" table:style-name="ce9">
            <text:p>7,771,258</text:p>
          </table:table-cell>
          <table:table-cell office:value-type="float" office:value="15608189" table:number-columns-spanned="1" table:number-rows-spanned="2" table:style-name="ce9">
            <text:p>15,608,189</text:p>
          </table:table-cell>
          <table:table-cell office:value-type="float" office:value="25388915" table:number-columns-spanned="1" table:number-rows-spanned="2" table:style-name="ce9">
            <text:p>25,388,91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797" table:number-columns-spanned="1" table:number-rows-spanned="2" table:style-name="ce9">
            <text:p>9,797</text:p>
          </table:table-cell>
          <table:table-cell office:value-type="percentage" office:value="0.49780000000000002" table:number-columns-spanned="1" table:number-rows-spanned="2" table:style-name="ce10">
            <text:p>49.78%</text:p>
          </table:table-cell>
          <table:table-cell office:value-type="float" office:value="3279" table:number-columns-spanned="1" table:number-rows-spanned="2" table:style-name="ce9">
            <text:p>3,279</text:p>
          </table:table-cell>
          <table:table-cell office:value-type="float" office:value="32124363" table:number-columns-spanned="1" table:number-rows-spanned="2" table:style-name="ce9">
            <text:p>32,124,363</text:p>
          </table:table-cell>
          <table:table-cell office:value-type="float" office:value="22157640" table:number-columns-spanned="1" table:number-rows-spanned="2" table:style-name="ce9">
            <text:p>22,157,640</text:p>
          </table:table-cell>
          <table:table-cell office:value-type="float" office:value="58762802" table:number-columns-spanned="1" table:number-rows-spanned="2" table:style-name="ce9">
            <text:p>58,762,802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378" table:number-columns-spanned="1" table:number-rows-spanned="2" table:style-name="ce9">
            <text:p>4,378</text:p>
          </table:table-cell>
          <table:table-cell office:value-type="percentage" office:value="0.75609999999999999" table:number-columns-spanned="1" table:number-rows-spanned="2" table:style-name="ce10">
            <text:p>75.61%</text:p>
          </table:table-cell>
          <table:table-cell office:value-type="float" office:value="8814" table:number-columns-spanned="1" table:number-rows-spanned="2" table:style-name="ce9">
            <text:p>8,814</text:p>
          </table:table-cell>
          <table:table-cell office:value-type="float" office:value="38587297" table:number-columns-spanned="1" table:number-rows-spanned="2" table:style-name="ce9">
            <text:p>38,587,297</text:p>
          </table:table-cell>
          <table:table-cell office:value-type="float" office:value="26743626" table:number-columns-spanned="1" table:number-rows-spanned="2" table:style-name="ce9">
            <text:p>26,743,626</text:p>
          </table:table-cell>
          <table:table-cell office:value-type="float" office:value="73034309" table:number-columns-spanned="1" table:number-rows-spanned="2" table:style-name="ce9">
            <text:p>73,034,30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149" table:number-columns-spanned="1" table:number-rows-spanned="2" table:style-name="ce9">
            <text:p>3,149</text:p>
          </table:table-cell>
          <table:table-cell office:value-type="percentage" office:value="0.45440000000000003" table:number-columns-spanned="1" table:number-rows-spanned="2" table:style-name="ce10">
            <text:p>45.44%</text:p>
          </table:table-cell>
          <table:table-cell office:value-type="float" office:value="6503" table:number-columns-spanned="1" table:number-rows-spanned="2" table:style-name="ce9">
            <text:p>6,503</text:p>
          </table:table-cell>
          <table:table-cell office:value-type="float" office:value="20478250" table:number-columns-spanned="1" table:number-rows-spanned="2" table:style-name="ce9">
            <text:p>20,478,250</text:p>
          </table:table-cell>
          <table:table-cell office:value-type="float" office:value="15224915" table:number-columns-spanned="1" table:number-rows-spanned="2" table:style-name="ce9">
            <text:p>15,224,915</text:p>
          </table:table-cell>
          <table:table-cell office:value-type="float" office:value="40604201" table:number-columns-spanned="1" table:number-rows-spanned="2" table:style-name="ce9">
            <text:p>40,604,20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percentage" office:value="0.21540000000000001" table:number-columns-spanned="1" table:number-rows-spanned="2" table:style-name="ce10">
            <text:p>21.54%</text:p>
          </table:table-cell>
          <table:table-cell office:value-type="float" office:value="5054" table:number-columns-spanned="1" table:number-rows-spanned="2" table:style-name="ce9">
            <text:p>5,054</text:p>
          </table:table-cell>
          <table:table-cell office:value-type="float" office:value="3396149" table:number-columns-spanned="1" table:number-rows-spanned="2" table:style-name="ce9">
            <text:p>3,396,149</text:p>
          </table:table-cell>
          <table:table-cell office:value-type="float" office:value="2981432" table:number-columns-spanned="1" table:number-rows-spanned="2" table:style-name="ce9">
            <text:p>2,981,432</text:p>
          </table:table-cell>
          <table:table-cell office:value-type="float" office:value="7569250" table:number-columns-spanned="1" table:number-rows-spanned="2" table:style-name="ce9">
            <text:p>7,569,25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09" table:number-columns-spanned="1" table:number-rows-spanned="2" table:style-name="ce8">
            <text:p>909</text:p>
          </table:table-cell>
          <table:table-cell office:value-type="percentage" office:value="0.18140000000000001" table:number-columns-spanned="1" table:number-rows-spanned="2" table:style-name="ce10">
            <text:p>18.14%</text:p>
          </table:table-cell>
          <table:table-cell office:value-type="float" office:value="3252" table:number-columns-spanned="1" table:number-rows-spanned="2" table:style-name="ce9">
            <text:p>3,252</text:p>
          </table:table-cell>
          <table:table-cell office:value-type="float" office:value="2956000" table:number-columns-spanned="1" table:number-rows-spanned="2" table:style-name="ce9">
            <text:p>2,956,000</text:p>
          </table:table-cell>
          <table:table-cell office:value-type="float" office:value="1385874" table:number-columns-spanned="1" table:number-rows-spanned="2" table:style-name="ce9">
            <text:p>1,385,874</text:p>
          </table:table-cell>
          <table:table-cell office:value-type="float" office:value="4483361" table:number-columns-spanned="1" table:number-rows-spanned="2" table:style-name="ce9">
            <text:p>4,483,36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731" table:number-columns-spanned="1" table:number-rows-spanned="2" table:style-name="ce9">
            <text:p>3,731</text:p>
          </table:table-cell>
          <table:table-cell office:value-type="percentage" office:value="0.4506" table:number-columns-spanned="1" table:number-rows-spanned="2" table:style-name="ce10">
            <text:p>45.06%</text:p>
          </table:table-cell>
          <table:table-cell office:value-type="float" office:value="2571" table:number-columns-spanned="1" table:number-rows-spanned="2" table:style-name="ce9">
            <text:p>2,571</text:p>
          </table:table-cell>
          <table:table-cell office:value-type="float" office:value="9591409" table:number-columns-spanned="1" table:number-rows-spanned="2" table:style-name="ce9">
            <text:p>9,591,409</text:p>
          </table:table-cell>
          <table:table-cell office:value-type="float" office:value="9858764" table:number-columns-spanned="1" table:number-rows-spanned="2" table:style-name="ce9">
            <text:p>9,858,764</text:p>
          </table:table-cell>
          <table:table-cell office:value-type="float" office:value="24543883" table:number-columns-spanned="1" table:number-rows-spanned="2" table:style-name="ce9">
            <text:p>24,543,88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5348" table:number-columns-spanned="1" table:number-rows-spanned="2" table:style-name="ce9">
            <text:p>5,348</text:p>
          </table:table-cell>
          <table:table-cell office:value-type="percentage" office:value="0.53859999999999997" table:number-columns-spanned="1" table:number-rows-spanned="2" table:style-name="ce10">
            <text:p>53.86%</text:p>
          </table:table-cell>
          <table:table-cell office:value-type="float" office:value="3276" table:number-columns-spanned="1" table:number-rows-spanned="2" table:style-name="ce9">
            <text:p>3,276</text:p>
          </table:table-cell>
          <table:table-cell office:value-type="float" office:value="17517572" table:number-columns-spanned="1" table:number-rows-spanned="2" table:style-name="ce9">
            <text:p>17,517,572</text:p>
          </table:table-cell>
          <table:table-cell office:value-type="float" office:value="15754820" table:number-columns-spanned="1" table:number-rows-spanned="2" table:style-name="ce9">
            <text:p>15,754,820</text:p>
          </table:table-cell>
          <table:table-cell office:value-type="float" office:value="36524161" table:number-columns-spanned="1" table:number-rows-spanned="2" table:style-name="ce9">
            <text:p>36,524,16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703" table:number-columns-spanned="1" table:number-rows-spanned="2" table:style-name="ce9">
            <text:p>3,703</text:p>
          </table:table-cell>
          <table:table-cell office:value-type="percentage" office:value="0.50380000000000003" table:number-columns-spanned="1" table:number-rows-spanned="2" table:style-name="ce10">
            <text:p>50.38%</text:p>
          </table:table-cell>
          <table:table-cell office:value-type="float" office:value="2296" table:number-columns-spanned="1" table:number-rows-spanned="2" table:style-name="ce9">
            <text:p>2,296</text:p>
          </table:table-cell>
          <table:table-cell office:value-type="float" office:value="8503462" table:number-columns-spanned="1" table:number-rows-spanned="2" table:style-name="ce9">
            <text:p>8,503,462</text:p>
          </table:table-cell>
          <table:table-cell office:value-type="float" office:value="13577309" table:number-columns-spanned="1" table:number-rows-spanned="2" table:style-name="ce9">
            <text:p>13,577,309</text:p>
          </table:table-cell>
          <table:table-cell office:value-type="float" office:value="23236149" table:number-columns-spanned="1" table:number-rows-spanned="2" table:style-name="ce9">
            <text:p>23,236,14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percentage" office:value="0.53059999999999996" table:number-columns-spanned="1" table:number-rows-spanned="2" table:style-name="ce10">
            <text:p>53.06%</text:p>
          </table:table-cell>
          <table:table-cell office:value-type="float" office:value="1983" table:number-columns-spanned="1" table:number-rows-spanned="2" table:style-name="ce9">
            <text:p>1,983</text:p>
          </table:table-cell>
          <table:table-cell office:value-type="float" office:value="1893347" table:number-columns-spanned="1" table:number-rows-spanned="2" table:style-name="ce9">
            <text:p>1,893,347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1894862" table:number-columns-spanned="1" table:number-rows-spanned="2" table:style-name="ce9">
            <text:p>1,894,86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501" table:number-columns-spanned="1" table:number-rows-spanned="2" table:style-name="ce9">
            <text:p>2,501</text:p>
          </table:table-cell>
          <table:table-cell office:value-type="percentage" office:value="0.66159999999999997" table:number-columns-spanned="1" table:number-rows-spanned="2" table:style-name="ce10">
            <text:p>66.16%</text:p>
          </table:table-cell>
          <table:table-cell office:value-type="float" office:value="2647" table:number-columns-spanned="1" table:number-rows-spanned="2" table:style-name="ce9">
            <text:p>2,647</text:p>
          </table:table-cell>
          <table:table-cell office:value-type="float" office:value="6619741" table:number-columns-spanned="1" table:number-rows-spanned="2" table:style-name="ce9">
            <text:p>6,619,741</text:p>
          </table:table-cell>
          <table:table-cell office:value-type="float" office:value="5233137" table:number-columns-spanned="1" table:number-rows-spanned="2" table:style-name="ce9">
            <text:p>5,233,137</text:p>
          </table:table-cell>
          <table:table-cell office:value-type="float" office:value="13690838" table:number-columns-spanned="1" table:number-rows-spanned="2" table:style-name="ce9">
            <text:p>13,690,83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percentage" office:value="0.24010000000000001" table:number-columns-spanned="1" table:number-rows-spanned="2" table:style-name="ce10">
            <text:p>24.01%</text:p>
          </table:table-cell>
          <table:table-cell office:value-type="float" office:value="2751" table:number-columns-spanned="1" table:number-rows-spanned="2" table:style-name="ce9">
            <text:p>2,751</text:p>
          </table:table-cell>
          <table:table-cell office:value-type="float" office:value="1070246" table:number-columns-spanned="1" table:number-rows-spanned="2" table:style-name="ce9">
            <text:p>1,070,246</text:p>
          </table:table-cell>
          <table:table-cell office:value-type="float" office:value="132031" table:number-columns-spanned="1" table:number-rows-spanned="2" table:style-name="ce9">
            <text:p>132,031</text:p>
          </table:table-cell>
          <table:table-cell office:value-type="float" office:value="1202277" table:number-columns-spanned="1" table:number-rows-spanned="2" table:style-name="ce9">
            <text:p>1,202,27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percentage" office:value="0.2402" table:number-columns-spanned="1" table:number-rows-spanned="2" table:style-name="ce10">
            <text:p>24.02%</text:p>
          </table:table-cell>
          <table:table-cell office:value-type="float" office:value="2781" table:number-columns-spanned="1" table:number-rows-spanned="2" table:style-name="ce9">
            <text:p>2,781</text:p>
          </table:table-cell>
          <table:table-cell office:value-type="float" office:value="681384" table:number-columns-spanned="1" table:number-rows-spanned="2" table:style-name="ce9">
            <text:p>681,384</text:p>
          </table:table-cell>
          <table:table-cell office:value-type="float" office:value="175017" table:number-columns-spanned="1" table:number-rows-spanned="2" table:style-name="ce9">
            <text:p>175,017</text:p>
          </table:table-cell>
          <table:table-cell office:value-type="float" office:value="856401" table:number-columns-spanned="1" table:number-rows-spanned="2" table:style-name="ce9">
            <text:p>856,40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percentage" office:value="5.5E-2" table:number-columns-spanned="1" table:number-rows-spanned="2" table:style-name="ce10">
            <text:p>5.50%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66400" table:number-columns-spanned="1" table:number-rows-spanned="2" table:style-name="ce9">
            <text:p>66,4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400" table:number-columns-spanned="1" table:number-rows-spanned="2" table:style-name="ce9">
            <text:p>66,40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percentage" office:value="0.27239999999999998" table:number-columns-spanned="1" table:number-rows-spanned="2" table:style-name="ce10">
            <text:p>27.24%</text:p>
          </table:table-cell>
          <table:table-cell office:value-type="float" office:value="1226" table:number-columns-spanned="1" table:number-rows-spanned="2" table:style-name="ce9">
            <text:p>1,226</text:p>
          </table:table-cell>
          <table:table-cell office:value-type="float" office:value="521000" table:number-columns-spanned="1" table:number-rows-spanned="2" table:style-name="ce9">
            <text:p>521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3360" table:number-columns-spanned="1" table:number-rows-spanned="2" table:style-name="ce9">
            <text:p>563,36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393" table:number-columns-spanned="1" table:number-rows-spanned="2" table:style-name="ce9">
            <text:p>2,393</text:p>
          </table:table-cell>
          <table:table-cell office:value-type="percentage" office:value="0.47760000000000002" table:number-columns-spanned="1" table:number-rows-spanned="2" table:style-name="ce10">
            <text:p>47.76%</text:p>
          </table:table-cell>
          <table:table-cell office:value-type="float" office:value="1935" table:number-columns-spanned="1" table:number-rows-spanned="2" table:style-name="ce9">
            <text:p>1,935</text:p>
          </table:table-cell>
          <table:table-cell office:value-type="float" office:value="4631366" table:number-columns-spanned="1" table:number-rows-spanned="2" table:style-name="ce9">
            <text:p>4,631,366</text:p>
          </table:table-cell>
          <table:table-cell office:value-type="float" office:value="282866" table:number-columns-spanned="1" table:number-rows-spanned="2" table:style-name="ce9">
            <text:p>282,866</text:p>
          </table:table-cell>
          <table:table-cell office:value-type="float" office:value="5172876" table:number-columns-spanned="1" table:number-rows-spanned="2" table:style-name="ce9">
            <text:p>5,172,87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055" table:number-columns-spanned="1" table:number-rows-spanned="2" table:style-name="ce9">
            <text:p>2,055</text:p>
          </table:table-cell>
          <table:table-cell office:value-type="percentage" office:value="0.66500000000000004" table:number-columns-spanned="1" table:number-rows-spanned="2" table:style-name="ce10">
            <text:p>66.50%</text:p>
          </table:table-cell>
          <table:table-cell office:value-type="float" office:value="3425" table:number-columns-spanned="1" table:number-rows-spanned="2" table:style-name="ce9">
            <text:p>3,425</text:p>
          </table:table-cell>
          <table:table-cell office:value-type="float" office:value="7038518" table:number-columns-spanned="1" table:number-rows-spanned="2" table:style-name="ce9">
            <text:p>7,038,518</text:p>
          </table:table-cell>
          <table:table-cell office:value-type="float" office:value="4954728" table:number-columns-spanned="1" table:number-rows-spanned="2" table:style-name="ce9">
            <text:p>4,954,728</text:p>
          </table:table-cell>
          <table:table-cell office:value-type="float" office:value="12304381" table:number-columns-spanned="1" table:number-rows-spanned="2" table:style-name="ce9">
            <text:p>12,304,38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office:value-type="percentage" office:value="0.4052" table:number-columns-spanned="1" table:number-rows-spanned="2" table:style-name="ce10">
            <text:p>40.52%</text:p>
          </table:table-cell>
          <table:table-cell office:value-type="float" office:value="3040" table:number-columns-spanned="1" table:number-rows-spanned="2" table:style-name="ce9">
            <text:p>3,040</text:p>
          </table:table-cell>
          <table:table-cell office:value-type="float" office:value="10717590" table:number-columns-spanned="1" table:number-rows-spanned="2" table:style-name="ce9">
            <text:p>10,717,590</text:p>
          </table:table-cell>
          <table:table-cell office:value-type="float" office:value="11357832" table:number-columns-spanned="1" table:number-rows-spanned="2" table:style-name="ce9">
            <text:p>11,357,832</text:p>
          </table:table-cell>
          <table:table-cell office:value-type="float" office:value="22984679" table:number-columns-spanned="1" table:number-rows-spanned="2" table:style-name="ce9">
            <text:p>22,984,67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362" table:number-columns-spanned="1" table:number-rows-spanned="2" table:style-name="ce9">
            <text:p>1,362</text:p>
          </table:table-cell>
          <table:table-cell office:value-type="percentage" office:value="0.58209999999999995" table:number-columns-spanned="1" table:number-rows-spanned="2" table:style-name="ce10">
            <text:p>58.21%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2646811" table:number-columns-spanned="1" table:number-rows-spanned="2" table:style-name="ce9">
            <text:p>2,646,811</text:p>
          </table:table-cell>
          <table:table-cell office:value-type="float" office:value="26865" table:number-columns-spanned="1" table:number-rows-spanned="2" table:style-name="ce9">
            <text:p>26,865</text:p>
          </table:table-cell>
          <table:table-cell office:value-type="float" office:value="2675676" table:number-columns-spanned="1" table:number-rows-spanned="2" table:style-name="ce9">
            <text:p>2,675,67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900" table:number-columns-spanned="1" table:number-rows-spanned="2" table:style-name="ce9">
            <text:p>2,900</text:p>
          </table:table-cell>
          <table:table-cell office:value-type="percentage" office:value="0.6905" table:number-columns-spanned="1" table:number-rows-spanned="2" table:style-name="ce10">
            <text:p>69.05%</text:p>
          </table:table-cell>
          <table:table-cell office:value-type="float" office:value="2581" table:number-columns-spanned="1" table:number-rows-spanned="2" table:style-name="ce9">
            <text:p>2,581</text:p>
          </table:table-cell>
          <table:table-cell office:value-type="float" office:value="7486134" table:number-columns-spanned="1" table:number-rows-spanned="2" table:style-name="ce9">
            <text:p>7,486,134</text:p>
          </table:table-cell>
          <table:table-cell office:value-type="float" office:value="5616812" table:number-columns-spanned="1" table:number-rows-spanned="2" table:style-name="ce9">
            <text:p>5,616,812</text:p>
          </table:table-cell>
          <table:table-cell office:value-type="float" office:value="16145795" table:number-columns-spanned="1" table:number-rows-spanned="2" table:style-name="ce9">
            <text:p>16,145,79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percentage" office:value="0.24779999999999999" table:number-columns-spanned="1" table:number-rows-spanned="2" table:style-name="ce10">
            <text:p>24.78%</text:p>
          </table:table-cell>
          <table:table-cell office:value-type="float" office:value="1920" table:number-columns-spanned="1" table:number-rows-spanned="2" table:style-name="ce9">
            <text:p>1,920</text:p>
          </table:table-cell>
          <table:table-cell office:value-type="float" office:value="1712675" table:number-columns-spanned="1" table:number-rows-spanned="2" table:style-name="ce9">
            <text:p>1,712,675</text:p>
          </table:table-cell>
          <table:table-cell office:value-type="float" office:value="5860992" table:number-columns-spanned="1" table:number-rows-spanned="2" table:style-name="ce9">
            <text:p>5,860,992</text:p>
          </table:table-cell>
          <table:table-cell office:value-type="float" office:value="7589744" table:number-columns-spanned="1" table:number-rows-spanned="2" table:style-name="ce9">
            <text:p>7,589,74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15" table:number-columns-spanned="1" table:number-rows-spanned="2" table:style-name="ce8">
            <text:p>915</text:p>
          </table:table-cell>
          <table:table-cell office:value-type="percentage" office:value="0.64890000000000003" table:number-columns-spanned="1" table:number-rows-spanned="2" table:style-name="ce10">
            <text:p>64.89%</text:p>
          </table:table-cell>
          <table:table-cell office:value-type="float" office:value="1406" table:number-columns-spanned="1" table:number-rows-spanned="2" table:style-name="ce9">
            <text:p>1,406</text:p>
          </table:table-cell>
          <table:table-cell office:value-type="float" office:value="1286411" table:number-columns-spanned="1" table:number-rows-spanned="2" table:style-name="ce9">
            <text:p>1,286,411</text:p>
          </table:table-cell>
          <table:table-cell office:value-type="float" office:value="141520" table:number-columns-spanned="1" table:number-rows-spanned="2" table:style-name="ce9">
            <text:p>141,520</text:p>
          </table:table-cell>
          <table:table-cell office:value-type="float" office:value="1437231" table:number-columns-spanned="1" table:number-rows-spanned="2" table:style-name="ce9">
            <text:p>1,437,2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5" table:number-columns-spanned="1" table:number-rows-spanned="2" table:style-name="ce9">
            <text:p>5,435</text:p>
          </table:table-cell>
          <table:table-cell office:value-type="float" office:value="80905" table:number-columns-spanned="1" table:number-rows-spanned="2" table:style-name="ce9">
            <text:p>80,905</text:p>
          </table:table-cell>
          <table:table-cell office:value-type="percentage" office:value="0.49619999999999997" table:number-columns-spanned="1" table:number-rows-spanned="2" table:style-name="ce10">
            <text:p>49.62%</text:p>
          </table:table-cell>
          <table:table-cell office:value-type="float" office:value="3509" table:number-columns-spanned="1" table:number-rows-spanned="2" table:style-name="ce9">
            <text:p>3,509</text:p>
          </table:table-cell>
          <table:table-cell office:value-type="float" office:value="283856122" table:number-columns-spanned="1" table:number-rows-spanned="2" table:style-name="ce9">
            <text:p>283,856,122</text:p>
          </table:table-cell>
          <table:table-cell office:value-type="float" office:value="295596288" table:number-columns-spanned="1" table:number-rows-spanned="2" table:style-name="ce9">
            <text:p>295,596,288</text:p>
          </table:table-cell>
          <table:table-cell office:value-type="float" office:value="646708029" table:number-columns-spanned="1" table:number-rows-spanned="2" table:style-name="ce9">
            <text:p>646,708,029</text:p>
          </table:table-cell>
          <table:table-cell office:value-type="float" office:value="1275" table:number-columns-spanned="1" table:number-rows-spanned="2" table:style-name="ce9">
            <text:p>1,275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office:value-type="float" office:value="4605" table:number-columns-spanned="1" table:number-rows-spanned="2" table:style-name="ce9">
            <text:p>4,60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8196" table:style-name="ce5">
            <text:p>218,196</text:p>
          </table:table-cell>
          <table:table-cell office:value-type="float" office:value="84654" table:style-name="ce5">
            <text:p>84,654</text:p>
          </table:table-cell>
          <table:table-cell office:value-type="float" office:value="302850" table:style-name="ce5">
            <text:p>302,850</text:p>
          </table:table-cell>
          <table:table-cell office:value-type="float" office:value="44726" table:style-name="ce5">
            <text:p>44,726</text:p>
          </table:table-cell>
          <table:table-cell office:value-type="float" office:value="46648" table:style-name="ce5">
            <text:p>46,648</text:p>
          </table:table-cell>
          <table:table-cell office:value-type="float" office:value="82994" table:style-name="ce5">
            <text:p>82,994</text:p>
          </table:table-cell>
          <table:table-cell office:value-type="float" office:value="12273" table:style-name="ce5">
            <text:p>12,273</text:p>
          </table:table-cell>
          <table:table-cell office:value-type="float" office:value="18062" table:style-name="ce5">
            <text:p>18,062</text:p>
          </table:table-cell>
          <table:table-cell office:value-type="float" office:value="10432" table:style-name="ce5">
            <text:p>10,432</text:p>
          </table:table-cell>
          <table:table-cell office:value-type="float" office:value="3873" table:style-name="ce5">
            <text:p>3,873</text:p>
          </table:table-cell>
          <table:table-cell office:value-type="float" office:value="15566" table:style-name="ce5">
            <text:p>15,566</text:p>
          </table:table-cell>
          <table:table-cell office:value-type="float" office:value="44615" table:style-name="ce5">
            <text:p>44,615</text:p>
          </table:table-cell>
          <table:table-cell office:value-type="float" office:value="14601" table:style-name="ce5">
            <text:p>14,601</text:p>
          </table:table-cell>
          <table:table-cell office:value-type="float" office:value="3173" table:style-name="ce5">
            <text:p>3,173</text:p>
          </table:table-cell>
          <table:table-cell office:value-type="float" office:value="5623" table:style-name="ce5">
            <text:p>5,623</text:p>
          </table:table-cell>
          <table:table-cell office:value-type="float" office:value="264" table:style-name="ce2">
            <text:p>264</text:p>
          </table:table-cell>
          <table:table-cell office:value-type="float" office:value="302850" table:style-name="ce5">
            <text:p>302,85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9592" table:style-name="ce5">
            <text:p>59,592</text:p>
          </table:table-cell>
          <table:table-cell office:value-type="float" office:value="28593" table:style-name="ce5">
            <text:p>28,593</text:p>
          </table:table-cell>
          <table:table-cell office:value-type="float" office:value="88185" table:style-name="ce5">
            <text:p>88,185</text:p>
          </table:table-cell>
          <table:table-cell office:value-type="float" office:value="11296" table:style-name="ce5">
            <text:p>11,296</text:p>
          </table:table-cell>
          <table:table-cell office:value-type="float" office:value="18107" table:style-name="ce5">
            <text:p>18,107</text:p>
          </table:table-cell>
          <table:table-cell office:value-type="float" office:value="22549" table:style-name="ce5">
            <text:p>22,549</text:p>
          </table:table-cell>
          <table:table-cell office:value-type="float" office:value="4009" table:style-name="ce5">
            <text:p>4,009</text:p>
          </table:table-cell>
          <table:table-cell office:value-type="float" office:value="10253" table:style-name="ce5">
            <text:p>10,253</text:p>
          </table:table-cell>
          <table:table-cell office:value-type="float" office:value="3786" table:style-name="ce5">
            <text:p>3,786</text:p>
          </table:table-cell>
          <table:table-cell office:value-type="float" office:value="1401" table:style-name="ce5">
            <text:p>1,401</text:p>
          </table:table-cell>
          <table:table-cell office:value-type="float" office:value="5399" table:style-name="ce5">
            <text:p>5,399</text:p>
          </table:table-cell>
          <table:table-cell office:value-type="float" office:value="4874" table:style-name="ce5">
            <text:p>4,874</text:p>
          </table:table-cell>
          <table:table-cell office:value-type="float" office:value="3594" table:style-name="ce5">
            <text:p>3,594</text:p>
          </table:table-cell>
          <table:table-cell office:value-type="float" office:value="961" table:style-name="ce2">
            <text:p>961</text:p>
          </table:table-cell>
          <table:table-cell office:value-type="float" office:value="1863" table:style-name="ce5">
            <text:p>1,863</text:p>
          </table:table-cell>
          <table:table-cell office:value-type="float" office:value="93" table:style-name="ce2">
            <text:p>93</text:p>
          </table:table-cell>
          <table:table-cell office:value-type="float" office:value="88185" table:style-name="ce5">
            <text:p>88,18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7788" table:style-name="ce5">
            <text:p>277,788</text:p>
          </table:table-cell>
          <table:table-cell office:value-type="float" office:value="113247" table:style-name="ce5">
            <text:p>113,247</text:p>
          </table:table-cell>
          <table:table-cell office:value-type="float" office:value="391035" table:style-name="ce5">
            <text:p>391,035</text:p>
          </table:table-cell>
          <table:table-cell office:value-type="float" office:value="56022" table:style-name="ce5">
            <text:p>56,022</text:p>
          </table:table-cell>
          <table:table-cell office:value-type="float" office:value="64755" table:style-name="ce5">
            <text:p>64,755</text:p>
          </table:table-cell>
          <table:table-cell office:value-type="float" office:value="105543" table:style-name="ce5">
            <text:p>105,543</text:p>
          </table:table-cell>
          <table:table-cell office:value-type="float" office:value="16282" table:style-name="ce5">
            <text:p>16,282</text:p>
          </table:table-cell>
          <table:table-cell office:value-type="float" office:value="28315" table:style-name="ce5">
            <text:p>28,315</text:p>
          </table:table-cell>
          <table:table-cell office:value-type="float" office:value="14218" table:style-name="ce5">
            <text:p>14,218</text:p>
          </table:table-cell>
          <table:table-cell office:value-type="float" office:value="5274" table:style-name="ce5">
            <text:p>5,274</text:p>
          </table:table-cell>
          <table:table-cell office:value-type="float" office:value="20965" table:style-name="ce5">
            <text:p>20,965</text:p>
          </table:table-cell>
          <table:table-cell office:value-type="float" office:value="49489" table:style-name="ce5">
            <text:p>49,489</text:p>
          </table:table-cell>
          <table:table-cell office:value-type="float" office:value="18195" table:style-name="ce5">
            <text:p>18,195</text:p>
          </table:table-cell>
          <table:table-cell office:value-type="float" office:value="4134" table:style-name="ce5">
            <text:p>4,134</text:p>
          </table:table-cell>
          <table:table-cell office:value-type="float" office:value="7486" table:style-name="ce5">
            <text:p>7,486</text:p>
          </table:table-cell>
          <table:table-cell office:value-type="float" office:value="357" table:style-name="ce2">
            <text:p>357</text:p>
          </table:table-cell>
          <table:table-cell office:value-type="float" office:value="391035" table:style-name="ce5">
            <text:p>391,03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6885" table:style-name="ce5">
            <text:p>46,885</text:p>
          </table:table-cell>
          <table:table-cell office:value-type="float" office:value="38205" table:style-name="ce5">
            <text:p>38,205</text:p>
          </table:table-cell>
          <table:table-cell office:value-type="float" office:value="85090" table:style-name="ce5">
            <text:p>85,090</text:p>
          </table:table-cell>
          <table:table-cell office:value-type="float" office:value="45463" table:style-name="ce5">
            <text:p>45,463</text:p>
          </table:table-cell>
          <table:table-cell office:value-type="float" office:value="14203" table:style-name="ce5">
            <text:p>14,203</text:p>
          </table:table-cell>
          <table:table-cell office:value-type="float" office:value="11315" table:style-name="ce5">
            <text:p>11,315</text:p>
          </table:table-cell>
          <table:table-cell office:value-type="float" office:value="1339" table:style-name="ce5">
            <text:p>1,339</text:p>
          </table:table-cell>
          <table:table-cell office:value-type="float" office:value="2606" table:style-name="ce5">
            <text:p>2,606</text:p>
          </table:table-cell>
          <table:table-cell office:value-type="float" office:value="661" table:style-name="ce2">
            <text:p>661</text:p>
          </table:table-cell>
          <table:table-cell office:value-type="float" office:value="414" table:style-name="ce2">
            <text:p>414</text:p>
          </table:table-cell>
          <table:table-cell office:value-type="float" office:value="2610" table:style-name="ce5">
            <text:p>2,610</text:p>
          </table:table-cell>
          <table:table-cell office:value-type="float" office:value="2268" table:style-name="ce5">
            <text:p>2,268</text:p>
          </table:table-cell>
          <table:table-cell office:value-type="float" office:value="1937" table:style-name="ce5">
            <text:p>1,937</text:p>
          </table:table-cell>
          <table:table-cell office:value-type="float" office:value="172" table:style-name="ce2">
            <text:p>172</text:p>
          </table:table-cell>
          <table:table-cell office:value-type="float" office:value="1635" table:style-name="ce5">
            <text:p>1,635</text:p>
          </table:table-cell>
          <table:table-cell office:value-type="float" office:value="467" table:style-name="ce2">
            <text:p>467</text:p>
          </table:table-cell>
          <table:table-cell office:value-type="float" office:value="85090" table:style-name="ce5">
            <text:p>85,0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979" table:style-name="ce5">
            <text:p>3,979</text:p>
          </table:table-cell>
          <table:table-cell office:value-type="float" office:value="6019" table:style-name="ce5">
            <text:p>6,019</text:p>
          </table:table-cell>
          <table:table-cell office:value-type="float" office:value="9998" table:style-name="ce5">
            <text:p>9,998</text:p>
          </table:table-cell>
          <table:table-cell office:value-type="float" office:value="7200" table:style-name="ce5">
            <text:p>7,200</text:p>
          </table:table-cell>
          <table:table-cell office:value-type="float" office:value="1424" table:style-name="ce5">
            <text:p>1,424</text:p>
          </table:table-cell>
          <table:table-cell office:value-type="float" office:value="183" table:style-name="ce2">
            <text:p>183</text:p>
          </table:table-cell>
          <table:table-cell office:value-type="float" office:value="48" table:style-name="ce2">
            <text:p>48</text:p>
          </table:table-cell>
          <table:table-cell office:value-type="float" office:value="168" table:style-name="ce2">
            <text:p>168</text:p>
          </table:table-cell>
          <table:table-cell office:value-type="float" office:value="46" table:style-name="ce2">
            <text:p>46</text:p>
          </table:table-cell>
          <table:table-cell office:value-type="float" office:value="23" table:style-name="ce2">
            <text:p>23</text:p>
          </table:table-cell>
          <table:table-cell office:value-type="float" office:value="666" table:style-name="ce2">
            <text:p>666</text:p>
          </table:table-cell>
          <table:table-cell office:value-type="float" office:value="32" table:style-name="ce2">
            <text:p>32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155" table:style-name="ce2">
            <text:p>155</text:p>
          </table:table-cell>
          <table:table-cell office:value-type="float" office:value="0" table:style-name="ce2">
            <text:p>0</text:p>
          </table:table-cell>
          <table:table-cell office:value-type="float" office:value="9998" table:style-name="ce5">
            <text:p>9,99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0864" table:style-name="ce5">
            <text:p>50,864</text:p>
          </table:table-cell>
          <table:table-cell office:value-type="float" office:value="44224" table:style-name="ce5">
            <text:p>44,224</text:p>
          </table:table-cell>
          <table:table-cell office:value-type="float" office:value="95088" table:style-name="ce5">
            <text:p>95,088</text:p>
          </table:table-cell>
          <table:table-cell office:value-type="float" office:value="52663" table:style-name="ce5">
            <text:p>52,663</text:p>
          </table:table-cell>
          <table:table-cell office:value-type="float" office:value="15627" table:style-name="ce5">
            <text:p>15,627</text:p>
          </table:table-cell>
          <table:table-cell office:value-type="float" office:value="11498" table:style-name="ce5">
            <text:p>11,498</text:p>
          </table:table-cell>
          <table:table-cell office:value-type="float" office:value="1387" table:style-name="ce5">
            <text:p>1,387</text:p>
          </table:table-cell>
          <table:table-cell office:value-type="float" office:value="2774" table:style-name="ce5">
            <text:p>2,774</text:p>
          </table:table-cell>
          <table:table-cell office:value-type="float" office:value="707" table:style-name="ce2">
            <text:p>707</text:p>
          </table:table-cell>
          <table:table-cell office:value-type="float" office:value="437" table:style-name="ce2">
            <text:p>437</text:p>
          </table:table-cell>
          <table:table-cell office:value-type="float" office:value="3276" table:style-name="ce5">
            <text:p>3,276</text:p>
          </table:table-cell>
          <table:table-cell office:value-type="float" office:value="2300" table:style-name="ce5">
            <text:p>2,300</text:p>
          </table:table-cell>
          <table:table-cell office:value-type="float" office:value="1965" table:style-name="ce5">
            <text:p>1,965</text:p>
          </table:table-cell>
          <table:table-cell office:value-type="float" office:value="197" table:style-name="ce2">
            <text:p>197</text:p>
          </table:table-cell>
          <table:table-cell office:value-type="float" office:value="1790" table:style-name="ce5">
            <text:p>1,790</text:p>
          </table:table-cell>
          <table:table-cell office:value-type="float" office:value="467" table:style-name="ce2">
            <text:p>467</text:p>
          </table:table-cell>
          <table:table-cell office:value-type="float" office:value="95088" table:style-name="ce5">
            <text:p>95,08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9570" table:style-name="ce5">
            <text:p>19,570</text:p>
          </table:table-cell>
          <table:table-cell office:value-type="float" office:value="10004" table:style-name="ce5">
            <text:p>10,004</text:p>
          </table:table-cell>
          <table:table-cell office:value-type="float" office:value="29574" table:style-name="ce5">
            <text:p>29,574</text:p>
          </table:table-cell>
          <table:table-cell office:value-type="float" office:value="18582" table:style-name="ce5">
            <text:p>18,582</text:p>
          </table:table-cell>
          <table:table-cell office:value-type="float" office:value="2538" table:style-name="ce5">
            <text:p>2,538</text:p>
          </table:table-cell>
          <table:table-cell office:value-type="float" office:value="3296" table:style-name="ce5">
            <text:p>3,296</text:p>
          </table:table-cell>
          <table:table-cell office:value-type="float" office:value="648" table:style-name="ce2">
            <text:p>648</text:p>
          </table:table-cell>
          <table:table-cell office:value-type="float" office:value="483" table:style-name="ce2">
            <text:p>483</text:p>
          </table:table-cell>
          <table:table-cell office:value-type="float" office:value="269" table:style-name="ce2">
            <text:p>269</text:p>
          </table:table-cell>
          <table:table-cell office:value-type="float" office:value="300" table:style-name="ce2">
            <text:p>300</text:p>
          </table:table-cell>
          <table:table-cell office:value-type="float" office:value="521" table:style-name="ce2">
            <text:p>521</text:p>
          </table:table-cell>
          <table:table-cell office:value-type="float" office:value="1316" table:style-name="ce5">
            <text:p>1,316</text:p>
          </table:table-cell>
          <table:table-cell office:value-type="float" office:value="1130" table:style-name="ce5">
            <text:p>1,130</text:p>
          </table:table-cell>
          <table:table-cell office:value-type="float" office:value="124" table:style-name="ce2">
            <text:p>124</text:p>
          </table:table-cell>
          <table:table-cell office:value-type="float" office:value="367" table:style-name="ce2">
            <text:p>367</text:p>
          </table:table-cell>
          <table:table-cell office:value-type="float" office:value="0" table:style-name="ce2">
            <text:p>0</text:p>
          </table:table-cell>
          <table:table-cell office:value-type="float" office:value="29574" table:style-name="ce5">
            <text:p>29,5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772" table:style-name="ce5">
            <text:p>8,772</text:p>
          </table:table-cell>
          <table:table-cell office:value-type="float" office:value="962" table:style-name="ce2">
            <text:p>962</text:p>
          </table:table-cell>
          <table:table-cell office:value-type="float" office:value="9734" table:style-name="ce5">
            <text:p>9,734</text:p>
          </table:table-cell>
          <table:table-cell office:value-type="float" office:value="5675" table:style-name="ce5">
            <text:p>5,675</text:p>
          </table:table-cell>
          <table:table-cell office:value-type="float" office:value="732" table:style-name="ce2">
            <text:p>732</text:p>
          </table:table-cell>
          <table:table-cell office:value-type="float" office:value="1154" table:style-name="ce5">
            <text:p>1,154</text:p>
          </table:table-cell>
          <table:table-cell office:value-type="float" office:value="145" table:style-name="ce2">
            <text:p>145</text:p>
          </table:table-cell>
          <table:table-cell office:value-type="float" office:value="206" table:style-name="ce2">
            <text:p>206</text:p>
          </table:table-cell>
          <table:table-cell office:value-type="float" office:value="119" table:style-name="ce2">
            <text:p>119</text:p>
          </table:table-cell>
          <table:table-cell office:value-type="float" office:value="115" table:style-name="ce2">
            <text:p>115</text:p>
          </table:table-cell>
          <table:table-cell office:value-type="float" office:value="392" table:style-name="ce2">
            <text:p>392</text:p>
          </table:table-cell>
          <table:table-cell office:value-type="float" office:value="420" table:style-name="ce2">
            <text:p>420</text:p>
          </table:table-cell>
          <table:table-cell office:value-type="float" office:value="707" table:style-name="ce2">
            <text:p>707</text:p>
          </table:table-cell>
          <table:table-cell office:value-type="float" office:value="54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9734" table:style-name="ce5">
            <text:p>9,73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8342" table:style-name="ce5">
            <text:p>28,342</text:p>
          </table:table-cell>
          <table:table-cell office:value-type="float" office:value="10966" table:style-name="ce5">
            <text:p>10,966</text:p>
          </table:table-cell>
          <table:table-cell office:value-type="float" office:value="39308" table:style-name="ce5">
            <text:p>39,308</text:p>
          </table:table-cell>
          <table:table-cell office:value-type="float" office:value="24257" table:style-name="ce5">
            <text:p>24,257</text:p>
          </table:table-cell>
          <table:table-cell office:value-type="float" office:value="3270" table:style-name="ce5">
            <text:p>3,270</text:p>
          </table:table-cell>
          <table:table-cell office:value-type="float" office:value="4450" table:style-name="ce5">
            <text:p>4,450</text:p>
          </table:table-cell>
          <table:table-cell office:value-type="float" office:value="793" table:style-name="ce2">
            <text:p>793</text:p>
          </table:table-cell>
          <table:table-cell office:value-type="float" office:value="689" table:style-name="ce2">
            <text:p>689</text:p>
          </table:table-cell>
          <table:table-cell office:value-type="float" office:value="388" table:style-name="ce2">
            <text:p>388</text:p>
          </table:table-cell>
          <table:table-cell office:value-type="float" office:value="415" table:style-name="ce2">
            <text:p>415</text:p>
          </table:table-cell>
          <table:table-cell office:value-type="float" office:value="913" table:style-name="ce2">
            <text:p>913</text:p>
          </table:table-cell>
          <table:table-cell office:value-type="float" office:value="1736" table:style-name="ce5">
            <text:p>1,736</text:p>
          </table:table-cell>
          <table:table-cell office:value-type="float" office:value="1837" table:style-name="ce5">
            <text:p>1,837</text:p>
          </table:table-cell>
          <table:table-cell office:value-type="float" office:value="178" table:style-name="ce2">
            <text:p>178</text:p>
          </table:table-cell>
          <table:table-cell office:value-type="float" office:value="382" table:style-name="ce2">
            <text:p>382</text:p>
          </table:table-cell>
          <table:table-cell office:value-type="float" office:value="0" table:style-name="ce2">
            <text:p>0</text:p>
          </table:table-cell>
          <table:table-cell office:value-type="float" office:value="39308" table:style-name="ce5">
            <text:p>39,30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8708" table:style-name="ce5">
            <text:p>28,708</text:p>
          </table:table-cell>
          <table:table-cell office:value-type="float" office:value="19647" table:style-name="ce5">
            <text:p>19,647</text:p>
          </table:table-cell>
          <table:table-cell office:value-type="float" office:value="48355" table:style-name="ce5">
            <text:p>48,355</text:p>
          </table:table-cell>
          <table:table-cell office:value-type="float" office:value="42000" table:style-name="ce5">
            <text:p>42,000</text:p>
          </table:table-cell>
          <table:table-cell office:value-type="float" office:value="4370" table:style-name="ce5">
            <text:p>4,370</text:p>
          </table:table-cell>
          <table:table-cell office:value-type="float" office:value="638" table:style-name="ce2">
            <text:p>638</text:p>
          </table:table-cell>
          <table:table-cell office:value-type="float" office:value="22" table:style-name="ce2">
            <text:p>22</text:p>
          </table:table-cell>
          <table:table-cell office:value-type="float" office:value="186" table:style-name="ce2">
            <text:p>186</text:p>
          </table:table-cell>
          <table:table-cell office:value-type="float" office:value="121" table:style-name="ce2">
            <text:p>121</text:p>
          </table:table-cell>
          <table:table-cell office:value-type="float" office:value="8" table:style-name="ce2">
            <text:p>8</text:p>
          </table:table-cell>
          <table:table-cell office:value-type="float" office:value="728" table:style-name="ce2">
            <text:p>728</text:p>
          </table:table-cell>
          <table:table-cell office:value-type="float" office:value="117" table:style-name="ce2">
            <text:p>117</text:p>
          </table:table-cell>
          <table:table-cell office:value-type="float" office:value="109" table:style-name="ce2">
            <text:p>10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0" table:style-name="ce2">
            <text:p>40</text:p>
          </table:table-cell>
          <table:table-cell office:value-type="float" office:value="48355" table:style-name="ce5">
            <text:p>48,3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8708" table:style-name="ce5">
            <text:p>28,708</text:p>
          </table:table-cell>
          <table:table-cell office:value-type="float" office:value="19647" table:style-name="ce5">
            <text:p>19,647</text:p>
          </table:table-cell>
          <table:table-cell office:value-type="float" office:value="48355" table:style-name="ce5">
            <text:p>48,355</text:p>
          </table:table-cell>
          <table:table-cell office:value-type="float" office:value="42000" table:style-name="ce5">
            <text:p>42,000</text:p>
          </table:table-cell>
          <table:table-cell office:value-type="float" office:value="4370" table:style-name="ce5">
            <text:p>4,370</text:p>
          </table:table-cell>
          <table:table-cell office:value-type="float" office:value="638" table:style-name="ce2">
            <text:p>638</text:p>
          </table:table-cell>
          <table:table-cell office:value-type="float" office:value="22" table:style-name="ce2">
            <text:p>22</text:p>
          </table:table-cell>
          <table:table-cell office:value-type="float" office:value="186" table:style-name="ce2">
            <text:p>186</text:p>
          </table:table-cell>
          <table:table-cell office:value-type="float" office:value="121" table:style-name="ce2">
            <text:p>121</text:p>
          </table:table-cell>
          <table:table-cell office:value-type="float" office:value="8" table:style-name="ce2">
            <text:p>8</text:p>
          </table:table-cell>
          <table:table-cell office:value-type="float" office:value="728" table:style-name="ce2">
            <text:p>728</text:p>
          </table:table-cell>
          <table:table-cell office:value-type="float" office:value="117" table:style-name="ce2">
            <text:p>117</text:p>
          </table:table-cell>
          <table:table-cell office:value-type="float" office:value="109" table:style-name="ce2">
            <text:p>10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0" table:style-name="ce2">
            <text:p>40</text:p>
          </table:table-cell>
          <table:table-cell office:value-type="float" office:value="48355" table:style-name="ce5">
            <text:p>48,3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5997" table:style-name="ce5">
            <text:p>65,997</text:p>
          </table:table-cell>
          <table:table-cell office:value-type="float" office:value="35446" table:style-name="ce5">
            <text:p>35,446</text:p>
          </table:table-cell>
          <table:table-cell office:value-type="float" office:value="101443" table:style-name="ce5">
            <text:p>101,443</text:p>
          </table:table-cell>
          <table:table-cell office:value-type="float" office:value="86713" table:style-name="ce5">
            <text:p>86,713</text:p>
          </table:table-cell>
          <table:table-cell office:value-type="float" office:value="6161" table:style-name="ce5">
            <text:p>6,161</text:p>
          </table:table-cell>
          <table:table-cell office:value-type="float" office:value="1441" table:style-name="ce5">
            <text:p>1,441</text:p>
          </table:table-cell>
          <table:table-cell office:value-type="float" office:value="554" table:style-name="ce2">
            <text:p>554</text:p>
          </table:table-cell>
          <table:table-cell office:value-type="float" office:value="1897" table:style-name="ce5">
            <text:p>1,897</text:p>
          </table:table-cell>
          <table:table-cell office:value-type="float" office:value="384" table:style-name="ce2">
            <text:p>384</text:p>
          </table:table-cell>
          <table:table-cell office:value-type="float" office:value="229" table:style-name="ce2">
            <text:p>229</text:p>
          </table:table-cell>
          <table:table-cell office:value-type="float" office:value="822" table:style-name="ce2">
            <text:p>822</text:p>
          </table:table-cell>
          <table:table-cell office:value-type="float" office:value="1835" table:style-name="ce5">
            <text:p>1,835</text:p>
          </table:table-cell>
          <table:table-cell office:value-type="float" office:value="953" table:style-name="ce2">
            <text:p>953</text:p>
          </table:table-cell>
          <table:table-cell office:value-type="float" office:value="161" table:style-name="ce2">
            <text:p>161</text:p>
          </table:table-cell>
          <table:table-cell office:value-type="float" office:value="275" table:style-name="ce2">
            <text:p>275</text:p>
          </table:table-cell>
          <table:table-cell office:value-type="float" office:value="18" table:style-name="ce2">
            <text:p>18</text:p>
          </table:table-cell>
          <table:table-cell office:value-type="float" office:value="101443" table:style-name="ce5">
            <text:p>101,44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1677" table:style-name="ce5">
            <text:p>11,677</text:p>
          </table:table-cell>
          <table:table-cell office:value-type="float" office:value="8638" table:style-name="ce5">
            <text:p>8,638</text:p>
          </table:table-cell>
          <table:table-cell office:value-type="float" office:value="20315" table:style-name="ce5">
            <text:p>20,315</text:p>
          </table:table-cell>
          <table:table-cell office:value-type="float" office:value="15673" table:style-name="ce5">
            <text:p>15,673</text:p>
          </table:table-cell>
          <table:table-cell office:value-type="float" office:value="560" table:style-name="ce2">
            <text:p>560</text:p>
          </table:table-cell>
          <table:table-cell office:value-type="float" office:value="143" table:style-name="ce2">
            <text:p>143</text:p>
          </table:table-cell>
          <table:table-cell office:value-type="float" office:value="30" table:style-name="ce2">
            <text:p>30</text:p>
          </table:table-cell>
          <table:table-cell office:value-type="float" office:value="84" table:style-name="ce2">
            <text:p>84</text:p>
          </table:table-cell>
          <table:table-cell office:value-type="float" office:value="52" table:style-name="ce2">
            <text:p>52</text:p>
          </table:table-cell>
          <table:table-cell office:value-type="float" office:value="8" table:style-name="ce2">
            <text:p>8</text:p>
          </table:table-cell>
          <table:table-cell office:value-type="float" office:value="3250" table:style-name="ce5">
            <text:p>3,250</text:p>
          </table:table-cell>
          <table:table-cell office:value-type="float" office:value="104" table:style-name="ce2">
            <text:p>10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379" table:style-name="ce2">
            <text:p>379</text:p>
          </table:table-cell>
          <table:table-cell office:value-type="float" office:value="0" table:style-name="ce2">
            <text:p>0</text:p>
          </table:table-cell>
          <table:table-cell office:value-type="float" office:value="20315" table:style-name="ce5">
            <text:p>20,31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7674" table:style-name="ce5">
            <text:p>77,674</text:p>
          </table:table-cell>
          <table:table-cell office:value-type="float" office:value="44084" table:style-name="ce5">
            <text:p>44,084</text:p>
          </table:table-cell>
          <table:table-cell office:value-type="float" office:value="121758" table:style-name="ce5">
            <text:p>121,758</text:p>
          </table:table-cell>
          <table:table-cell office:value-type="float" office:value="102386" table:style-name="ce5">
            <text:p>102,386</text:p>
          </table:table-cell>
          <table:table-cell office:value-type="float" office:value="6721" table:style-name="ce5">
            <text:p>6,721</text:p>
          </table:table-cell>
          <table:table-cell office:value-type="float" office:value="1584" table:style-name="ce5">
            <text:p>1,584</text:p>
          </table:table-cell>
          <table:table-cell office:value-type="float" office:value="584" table:style-name="ce2">
            <text:p>584</text:p>
          </table:table-cell>
          <table:table-cell office:value-type="float" office:value="1981" table:style-name="ce5">
            <text:p>1,981</text:p>
          </table:table-cell>
          <table:table-cell office:value-type="float" office:value="436" table:style-name="ce2">
            <text:p>436</text:p>
          </table:table-cell>
          <table:table-cell office:value-type="float" office:value="237" table:style-name="ce2">
            <text:p>237</text:p>
          </table:table-cell>
          <table:table-cell office:value-type="float" office:value="4072" table:style-name="ce5">
            <text:p>4,072</text:p>
          </table:table-cell>
          <table:table-cell office:value-type="float" office:value="1939" table:style-name="ce5">
            <text:p>1,939</text:p>
          </table:table-cell>
          <table:table-cell office:value-type="float" office:value="983" table:style-name="ce2">
            <text:p>983</text:p>
          </table:table-cell>
          <table:table-cell office:value-type="float" office:value="163" table:style-name="ce2">
            <text:p>163</text:p>
          </table:table-cell>
          <table:table-cell office:value-type="float" office:value="654" table:style-name="ce2">
            <text:p>654</text:p>
          </table:table-cell>
          <table:table-cell office:value-type="float" office:value="18" table:style-name="ce2">
            <text:p>18</text:p>
          </table:table-cell>
          <table:table-cell office:value-type="float" office:value="121758" table:style-name="ce5">
            <text:p>121,75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4842" table:style-name="ce5">
            <text:p>44,842</text:p>
          </table:table-cell>
          <table:table-cell office:value-type="float" office:value="14927" table:style-name="ce5">
            <text:p>14,927</text:p>
          </table:table-cell>
          <table:table-cell office:value-type="float" office:value="59769" table:style-name="ce5">
            <text:p>59,769</text:p>
          </table:table-cell>
          <table:table-cell office:value-type="float" office:value="21238" table:style-name="ce5">
            <text:p>21,238</text:p>
          </table:table-cell>
          <table:table-cell office:value-type="float" office:value="5803" table:style-name="ce5">
            <text:p>5,803</text:p>
          </table:table-cell>
          <table:table-cell office:value-type="float" office:value="4595" table:style-name="ce5">
            <text:p>4,595</text:p>
          </table:table-cell>
          <table:table-cell office:value-type="float" office:value="5010" table:style-name="ce5">
            <text:p>5,010</text:p>
          </table:table-cell>
          <table:table-cell office:value-type="float" office:value="736" table:style-name="ce2">
            <text:p>736</text:p>
          </table:table-cell>
          <table:table-cell office:value-type="float" office:value="886" table:style-name="ce2">
            <text:p>886</text:p>
          </table:table-cell>
          <table:table-cell office:value-type="float" office:value="558" table:style-name="ce2">
            <text:p>558</text:p>
          </table:table-cell>
          <table:table-cell office:value-type="float" office:value="5446" table:style-name="ce5">
            <text:p>5,446</text:p>
          </table:table-cell>
          <table:table-cell office:value-type="float" office:value="7268" table:style-name="ce5">
            <text:p>7,268</text:p>
          </table:table-cell>
          <table:table-cell office:value-type="float" office:value="3825" table:style-name="ce5">
            <text:p>3,825</text:p>
          </table:table-cell>
          <table:table-cell office:value-type="float" office:value="405" table:style-name="ce2">
            <text:p>405</text:p>
          </table:table-cell>
          <table:table-cell office:value-type="float" office:value="3533" table:style-name="ce5">
            <text:p>3,533</text:p>
          </table:table-cell>
          <table:table-cell office:value-type="float" office:value="466" table:style-name="ce2">
            <text:p>466</text:p>
          </table:table-cell>
          <table:table-cell office:value-type="float" office:value="59769" table:style-name="ce5">
            <text:p>59,7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3692" table:style-name="ce5">
            <text:p>23,692</text:p>
          </table:table-cell>
          <table:table-cell office:value-type="float" office:value="11981" table:style-name="ce5">
            <text:p>11,981</text:p>
          </table:table-cell>
          <table:table-cell office:value-type="float" office:value="35673" table:style-name="ce5">
            <text:p>35,673</text:p>
          </table:table-cell>
          <table:table-cell office:value-type="float" office:value="15820" table:style-name="ce5">
            <text:p>15,820</text:p>
          </table:table-cell>
          <table:table-cell office:value-type="float" office:value="3244" table:style-name="ce5">
            <text:p>3,244</text:p>
          </table:table-cell>
          <table:table-cell office:value-type="float" office:value="2731" table:style-name="ce5">
            <text:p>2,731</text:p>
          </table:table-cell>
          <table:table-cell office:value-type="float" office:value="3318" table:style-name="ce5">
            <text:p>3,318</text:p>
          </table:table-cell>
          <table:table-cell office:value-type="float" office:value="1676" table:style-name="ce5">
            <text:p>1,676</text:p>
          </table:table-cell>
          <table:table-cell office:value-type="float" office:value="563" table:style-name="ce2">
            <text:p>563</text:p>
          </table:table-cell>
          <table:table-cell office:value-type="float" office:value="488" table:style-name="ce2">
            <text:p>488</text:p>
          </table:table-cell>
          <table:table-cell office:value-type="float" office:value="1917" table:style-name="ce5">
            <text:p>1,917</text:p>
          </table:table-cell>
          <table:table-cell office:value-type="float" office:value="2446" table:style-name="ce5">
            <text:p>2,446</text:p>
          </table:table-cell>
          <table:table-cell office:value-type="float" office:value="1068" table:style-name="ce5">
            <text:p>1,068</text:p>
          </table:table-cell>
          <table:table-cell office:value-type="float" office:value="192" table:style-name="ce2">
            <text:p>192</text:p>
          </table:table-cell>
          <table:table-cell office:value-type="float" office:value="2210" table:style-name="ce5">
            <text:p>2,210</text:p>
          </table:table-cell>
          <table:table-cell office:value-type="float" office:value="0" table:style-name="ce2">
            <text:p>0</text:p>
          </table:table-cell>
          <table:table-cell office:value-type="float" office:value="35673" table:style-name="ce5">
            <text:p>35,67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8534" table:style-name="ce5">
            <text:p>68,534</text:p>
          </table:table-cell>
          <table:table-cell office:value-type="float" office:value="26908" table:style-name="ce5">
            <text:p>26,908</text:p>
          </table:table-cell>
          <table:table-cell office:value-type="float" office:value="95442" table:style-name="ce5">
            <text:p>95,442</text:p>
          </table:table-cell>
          <table:table-cell office:value-type="float" office:value="37058" table:style-name="ce5">
            <text:p>37,058</text:p>
          </table:table-cell>
          <table:table-cell office:value-type="float" office:value="9047" table:style-name="ce5">
            <text:p>9,047</text:p>
          </table:table-cell>
          <table:table-cell office:value-type="float" office:value="7326" table:style-name="ce5">
            <text:p>7,326</text:p>
          </table:table-cell>
          <table:table-cell office:value-type="float" office:value="8328" table:style-name="ce5">
            <text:p>8,328</text:p>
          </table:table-cell>
          <table:table-cell office:value-type="float" office:value="2412" table:style-name="ce5">
            <text:p>2,412</text:p>
          </table:table-cell>
          <table:table-cell office:value-type="float" office:value="1449" table:style-name="ce5">
            <text:p>1,449</text:p>
          </table:table-cell>
          <table:table-cell office:value-type="float" office:value="1046" table:style-name="ce5">
            <text:p>1,046</text:p>
          </table:table-cell>
          <table:table-cell office:value-type="float" office:value="7363" table:style-name="ce5">
            <text:p>7,363</text:p>
          </table:table-cell>
          <table:table-cell office:value-type="float" office:value="9714" table:style-name="ce5">
            <text:p>9,714</text:p>
          </table:table-cell>
          <table:table-cell office:value-type="float" office:value="4893" table:style-name="ce5">
            <text:p>4,893</text:p>
          </table:table-cell>
          <table:table-cell office:value-type="float" office:value="597" table:style-name="ce2">
            <text:p>597</text:p>
          </table:table-cell>
          <table:table-cell office:value-type="float" office:value="5743" table:style-name="ce5">
            <text:p>5,743</text:p>
          </table:table-cell>
          <table:table-cell office:value-type="float" office:value="466" table:style-name="ce2">
            <text:p>466</text:p>
          </table:table-cell>
          <table:table-cell office:value-type="float" office:value="95442" table:style-name="ce5">
            <text:p>95,44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93471" table:style-name="ce5">
            <text:p>93,471</text:p>
          </table:table-cell>
          <table:table-cell office:value-type="float" office:value="50542" table:style-name="ce5">
            <text:p>50,542</text:p>
          </table:table-cell>
          <table:table-cell office:value-type="float" office:value="144013" table:style-name="ce5">
            <text:p>144,013</text:p>
          </table:table-cell>
          <table:table-cell office:value-type="float" office:value="119969" table:style-name="ce5">
            <text:p>119,969</text:p>
          </table:table-cell>
          <table:table-cell office:value-type="float" office:value="7509" table:style-name="ce5">
            <text:p>7,509</text:p>
          </table:table-cell>
          <table:table-cell office:value-type="float" office:value="3567" table:style-name="ce5">
            <text:p>3,567</text:p>
          </table:table-cell>
          <table:table-cell office:value-type="float" office:value="140" table:style-name="ce2">
            <text:p>140</text:p>
          </table:table-cell>
          <table:table-cell office:value-type="float" office:value="1350" table:style-name="ce5">
            <text:p>1,350</text:p>
          </table:table-cell>
          <table:table-cell office:value-type="float" office:value="349" table:style-name="ce2">
            <text:p>349</text:p>
          </table:table-cell>
          <table:table-cell office:value-type="float" office:value="212" table:style-name="ce2">
            <text:p>212</text:p>
          </table:table-cell>
          <table:table-cell office:value-type="float" office:value="5695" table:style-name="ce5">
            <text:p>5,695</text:p>
          </table:table-cell>
          <table:table-cell office:value-type="float" office:value="2538" table:style-name="ce5">
            <text:p>2,538</text:p>
          </table:table-cell>
          <table:table-cell office:value-type="float" office:value="1362" table:style-name="ce5">
            <text:p>1,362</text:p>
          </table:table-cell>
          <table:table-cell office:value-type="float" office:value="264" table:style-name="ce2">
            <text:p>264</text:p>
          </table:table-cell>
          <table:table-cell office:value-type="float" office:value="1058" table:style-name="ce5">
            <text:p>1,058</text:p>
          </table:table-cell>
          <table:table-cell office:value-type="float" office:value="0" table:style-name="ce2">
            <text:p>0</text:p>
          </table:table-cell>
          <table:table-cell office:value-type="float" office:value="144013" table:style-name="ce5">
            <text:p>144,01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731" table:style-name="ce5">
            <text:p>18,731</text:p>
          </table:table-cell>
          <table:table-cell office:value-type="float" office:value="17180" table:style-name="ce5">
            <text:p>17,180</text:p>
          </table:table-cell>
          <table:table-cell office:value-type="float" office:value="35911" table:style-name="ce5">
            <text:p>35,911</text:p>
          </table:table-cell>
          <table:table-cell office:value-type="float" office:value="29611" table:style-name="ce5">
            <text:p>29,611</text:p>
          </table:table-cell>
          <table:table-cell office:value-type="float" office:value="2977" table:style-name="ce5">
            <text:p>2,977</text:p>
          </table:table-cell>
          <table:table-cell office:value-type="float" office:value="250" table:style-name="ce2">
            <text:p>250</text:p>
          </table:table-cell>
          <table:table-cell office:value-type="float" office:value="113" table:style-name="ce2">
            <text:p>113</text:p>
          </table:table-cell>
          <table:table-cell office:value-type="float" office:value="289" table:style-name="ce2">
            <text:p>289</text:p>
          </table:table-cell>
          <table:table-cell office:value-type="float" office:value="194" table:style-name="ce2">
            <text:p>194</text:p>
          </table:table-cell>
          <table:table-cell office:value-type="float" office:value="129" table:style-name="ce2">
            <text:p>129</text:p>
          </table:table-cell>
          <table:table-cell office:value-type="float" office:value="627" table:style-name="ce2">
            <text:p>627</text:p>
          </table:table-cell>
          <table:table-cell office:value-type="float" office:value="887" table:style-name="ce2">
            <text:p>887</text:p>
          </table:table-cell>
          <table:table-cell office:value-type="float" office:value="373" table:style-name="ce2">
            <text:p>373</text:p>
          </table:table-cell>
          <table:table-cell office:value-type="float" office:value="53" table:style-name="ce2">
            <text:p>53</text:p>
          </table:table-cell>
          <table:table-cell office:value-type="float" office:value="229" table:style-name="ce2">
            <text:p>229</text:p>
          </table:table-cell>
          <table:table-cell office:value-type="float" office:value="179" table:style-name="ce2">
            <text:p>179</text:p>
          </table:table-cell>
          <table:table-cell office:value-type="float" office:value="35911" table:style-name="ce5">
            <text:p>35,9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12202" table:style-name="ce5">
            <text:p>112,202</text:p>
          </table:table-cell>
          <table:table-cell office:value-type="float" office:value="67722" table:style-name="ce5">
            <text:p>67,722</text:p>
          </table:table-cell>
          <table:table-cell office:value-type="float" office:value="179924" table:style-name="ce5">
            <text:p>179,924</text:p>
          </table:table-cell>
          <table:table-cell office:value-type="float" office:value="149580" table:style-name="ce5">
            <text:p>149,580</text:p>
          </table:table-cell>
          <table:table-cell office:value-type="float" office:value="10486" table:style-name="ce5">
            <text:p>10,486</text:p>
          </table:table-cell>
          <table:table-cell office:value-type="float" office:value="3817" table:style-name="ce5">
            <text:p>3,817</text:p>
          </table:table-cell>
          <table:table-cell office:value-type="float" office:value="253" table:style-name="ce2">
            <text:p>253</text:p>
          </table:table-cell>
          <table:table-cell office:value-type="float" office:value="1639" table:style-name="ce5">
            <text:p>1,639</text:p>
          </table:table-cell>
          <table:table-cell office:value-type="float" office:value="543" table:style-name="ce2">
            <text:p>543</text:p>
          </table:table-cell>
          <table:table-cell office:value-type="float" office:value="341" table:style-name="ce2">
            <text:p>341</text:p>
          </table:table-cell>
          <table:table-cell office:value-type="float" office:value="6322" table:style-name="ce5">
            <text:p>6,322</text:p>
          </table:table-cell>
          <table:table-cell office:value-type="float" office:value="3425" table:style-name="ce5">
            <text:p>3,425</text:p>
          </table:table-cell>
          <table:table-cell office:value-type="float" office:value="1735" table:style-name="ce5">
            <text:p>1,735</text:p>
          </table:table-cell>
          <table:table-cell office:value-type="float" office:value="317" table:style-name="ce2">
            <text:p>317</text:p>
          </table:table-cell>
          <table:table-cell office:value-type="float" office:value="1287" table:style-name="ce5">
            <text:p>1,287</text:p>
          </table:table-cell>
          <table:table-cell office:value-type="float" office:value="179" table:style-name="ce2">
            <text:p>179</text:p>
          </table:table-cell>
          <table:table-cell office:value-type="float" office:value="179924" table:style-name="ce5">
            <text:p>179,924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44112" table:style-name="ce5">
            <text:p>644,112</text:p>
          </table:table-cell>
          <table:table-cell office:value-type="float" office:value="326798" table:style-name="ce5">
            <text:p>326,798</text:p>
          </table:table-cell>
          <table:table-cell office:value-type="float" office:value="970910" table:style-name="ce5">
            <text:p>970,910</text:p>
          </table:table-cell>
          <table:table-cell office:value-type="float" office:value="463966" table:style-name="ce5">
            <text:p>463,966</text:p>
          </table:table-cell>
          <table:table-cell office:value-type="float" office:value="114276" table:style-name="ce5">
            <text:p>114,276</text:p>
          </table:table-cell>
          <table:table-cell office:value-type="float" office:value="134856" table:style-name="ce5">
            <text:p>134,856</text:p>
          </table:table-cell>
          <table:table-cell office:value-type="float" office:value="27649" table:style-name="ce5">
            <text:p>27,649</text:p>
          </table:table-cell>
          <table:table-cell office:value-type="float" office:value="37996" table:style-name="ce5">
            <text:p>37,996</text:p>
          </table:table-cell>
          <table:table-cell office:value-type="float" office:value="17862" table:style-name="ce5">
            <text:p>17,862</text:p>
          </table:table-cell>
          <table:table-cell office:value-type="float" office:value="7758" table:style-name="ce5">
            <text:p>7,758</text:p>
          </table:table-cell>
          <table:table-cell office:value-type="float" office:value="43639" table:style-name="ce5">
            <text:p>43,639</text:p>
          </table:table-cell>
          <table:table-cell office:value-type="float" office:value="68720" table:style-name="ce5">
            <text:p>68,720</text:p>
          </table:table-cell>
          <table:table-cell office:value-type="float" office:value="29717" table:style-name="ce5">
            <text:p>29,717</text:p>
          </table:table-cell>
          <table:table-cell office:value-type="float" office:value="5594" table:style-name="ce5">
            <text:p>5,594</text:p>
          </table:table-cell>
          <table:table-cell office:value-type="float" office:value="17350" table:style-name="ce5">
            <text:p>17,350</text:p>
          </table:table-cell>
          <table:table-cell office:value-type="float" office:value="1527" table:style-name="ce5">
            <text:p>1,527</text:p>
          </table:table-cell>
          <table:table-cell office:value-type="float" office:value="970910" table:style-name="ce5">
            <text:p>970,91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17669" table:style-name="ce5">
            <text:p>517,669</text:p>
          </table:table-cell>
          <table:table-cell office:value-type="float" office:value="253425" table:style-name="ce5">
            <text:p>253,425</text:p>
          </table:table-cell>
          <table:table-cell office:value-type="float" office:value="771094" table:style-name="ce5">
            <text:p>771,094</text:p>
          </table:table-cell>
          <table:table-cell office:value-type="float" office:value="378691" table:style-name="ce5">
            <text:p>378,691</text:p>
          </table:table-cell>
          <table:table-cell office:value-type="float" office:value="87232" table:style-name="ce5">
            <text:p>87,232</text:p>
          </table:table-cell>
          <table:table-cell office:value-type="float" office:value="107846" table:style-name="ce5">
            <text:p>107,846</text:p>
          </table:table-cell>
          <table:table-cell office:value-type="float" office:value="19986" table:style-name="ce5">
            <text:p>19,986</text:p>
          </table:table-cell>
          <table:table-cell office:value-type="float" office:value="25320" table:style-name="ce5">
            <text:p>25,320</text:p>
          </table:table-cell>
          <table:table-cell office:value-type="float" office:value="13102" table:style-name="ce5">
            <text:p>13,102</text:p>
          </table:table-cell>
          <table:table-cell office:value-type="float" office:value="5594" table:style-name="ce5">
            <text:p>5,594</text:p>
          </table:table-cell>
          <table:table-cell office:value-type="float" office:value="31388" table:style-name="ce5">
            <text:p>31,388</text:p>
          </table:table-cell>
          <table:table-cell office:value-type="float" office:value="59957" table:style-name="ce5">
            <text:p>59,957</text:p>
          </table:table-cell>
          <table:table-cell office:value-type="float" office:value="23917" table:style-name="ce5">
            <text:p>23,917</text:p>
          </table:table-cell>
          <table:table-cell office:value-type="float" office:value="4307" table:style-name="ce5">
            <text:p>4,307</text:p>
          </table:table-cell>
          <table:table-cell office:value-type="float" office:value="12499" table:style-name="ce5">
            <text:p>12,499</text:p>
          </table:table-cell>
          <table:table-cell office:value-type="float" office:value="1255" table:style-name="ce5">
            <text:p>1,255</text:p>
          </table:table-cell>
          <table:table-cell office:value-type="float" office:value="771094" table:style-name="ce5">
            <text:p>771,094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6443" table:style-name="ce5">
            <text:p>126,443</text:p>
          </table:table-cell>
          <table:table-cell office:value-type="float" office:value="73373" table:style-name="ce5">
            <text:p>73,373</text:p>
          </table:table-cell>
          <table:table-cell office:value-type="float" office:value="199816" table:style-name="ce5">
            <text:p>199,816</text:p>
          </table:table-cell>
          <table:table-cell office:value-type="float" office:value="85275" table:style-name="ce5">
            <text:p>85,275</text:p>
          </table:table-cell>
          <table:table-cell office:value-type="float" office:value="27044" table:style-name="ce5">
            <text:p>27,044</text:p>
          </table:table-cell>
          <table:table-cell office:value-type="float" office:value="27010" table:style-name="ce5">
            <text:p>27,010</text:p>
          </table:table-cell>
          <table:table-cell office:value-type="float" office:value="7663" table:style-name="ce5">
            <text:p>7,663</text:p>
          </table:table-cell>
          <table:table-cell office:value-type="float" office:value="12676" table:style-name="ce5">
            <text:p>12,676</text:p>
          </table:table-cell>
          <table:table-cell office:value-type="float" office:value="4760" table:style-name="ce5">
            <text:p>4,760</text:p>
          </table:table-cell>
          <table:table-cell office:value-type="float" office:value="2164" table:style-name="ce5">
            <text:p>2,164</text:p>
          </table:table-cell>
          <table:table-cell office:value-type="float" office:value="12251" table:style-name="ce5">
            <text:p>12,251</text:p>
          </table:table-cell>
          <table:table-cell office:value-type="float" office:value="8763" table:style-name="ce5">
            <text:p>8,763</text:p>
          </table:table-cell>
          <table:table-cell office:value-type="float" office:value="5800" table:style-name="ce5">
            <text:p>5,800</text:p>
          </table:table-cell>
          <table:table-cell office:value-type="float" office:value="1287" table:style-name="ce5">
            <text:p>1,287</text:p>
          </table:table-cell>
          <table:table-cell office:value-type="float" office:value="4851" table:style-name="ce5">
            <text:p>4,851</text:p>
          </table:table-cell>
          <table:table-cell office:value-type="float" office:value="272" table:style-name="ce2">
            <text:p>272</text:p>
          </table:table-cell>
          <table:table-cell office:value-type="float" office:value="199816" table:style-name="ce5">
            <text:p>199,816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44112" table:style-name="ce5">
            <text:p>644,112</text:p>
          </table:table-cell>
          <table:table-cell office:value-type="float" office:value="326798" table:style-name="ce5">
            <text:p>326,798</text:p>
          </table:table-cell>
          <table:table-cell office:value-type="float" office:value="970910" table:style-name="ce5">
            <text:p>970,910</text:p>
          </table:table-cell>
          <table:table-cell office:value-type="float" office:value="463966" table:style-name="ce5">
            <text:p>463,966</text:p>
          </table:table-cell>
          <table:table-cell office:value-type="float" office:value="114276" table:style-name="ce5">
            <text:p>114,276</text:p>
          </table:table-cell>
          <table:table-cell office:value-type="float" office:value="134856" table:style-name="ce5">
            <text:p>134,856</text:p>
          </table:table-cell>
          <table:table-cell office:value-type="float" office:value="27649" table:style-name="ce5">
            <text:p>27,649</text:p>
          </table:table-cell>
          <table:table-cell office:value-type="float" office:value="37996" table:style-name="ce5">
            <text:p>37,996</text:p>
          </table:table-cell>
          <table:table-cell office:value-type="float" office:value="17862" table:style-name="ce5">
            <text:p>17,862</text:p>
          </table:table-cell>
          <table:table-cell office:value-type="float" office:value="7758" table:style-name="ce5">
            <text:p>7,758</text:p>
          </table:table-cell>
          <table:table-cell office:value-type="float" office:value="43639" table:style-name="ce5">
            <text:p>43,639</text:p>
          </table:table-cell>
          <table:table-cell office:value-type="float" office:value="68720" table:style-name="ce5">
            <text:p>68,720</text:p>
          </table:table-cell>
          <table:table-cell office:value-type="float" office:value="29717" table:style-name="ce5">
            <text:p>29,717</text:p>
          </table:table-cell>
          <table:table-cell office:value-type="float" office:value="5594" table:style-name="ce5">
            <text:p>5,594</text:p>
          </table:table-cell>
          <table:table-cell office:value-type="float" office:value="17350" table:style-name="ce5">
            <text:p>17,350</text:p>
          </table:table-cell>
          <table:table-cell office:value-type="float" office:value="1527" table:style-name="ce5">
            <text:p>1,527</text:p>
          </table:table-cell>
          <table:table-cell office:value-type="float" office:value="970910" table:style-name="ce5">
            <text:p>970,910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0463" table:number-columns-spanned="1" table:number-rows-spanned="2" table:style-name="ce9">
            <text:p>10,463</text:p>
          </table:table-cell>
          <table:table-cell office:value-type="float" office:value="7078" table:number-columns-spanned="1" table:number-rows-spanned="2" table:style-name="ce9">
            <text:p>7,078</text:p>
          </table:table-cell>
          <table:table-cell office:value-type="float" office:value="17541" table:number-columns-spanned="1" table:number-rows-spanned="2" table:style-name="ce9">
            <text:p>17,541</text:p>
          </table:table-cell>
          <table:table-cell office:value-type="float" office:value="2751" table:number-columns-spanned="1" table:number-rows-spanned="2" table:style-name="ce9">
            <text:p>2,751</text:p>
          </table:table-cell>
          <table:table-cell office:value-type="float" office:value="6529" table:number-columns-spanned="1" table:number-rows-spanned="2" table:style-name="ce9">
            <text:p>6,529</text:p>
          </table:table-cell>
          <table:table-cell office:value-type="float" office:value="5042" table:number-columns-spanned="1" table:number-rows-spanned="2" table:style-name="ce9">
            <text:p>5,042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41" table:number-columns-spanned="1" table:number-rows-spanned="2" table:style-name="ce9">
            <text:p>17,5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329" table:number-columns-spanned="1" table:number-rows-spanned="2" table:style-name="ce9">
            <text:p>9,329</text:p>
          </table:table-cell>
          <table:table-cell office:value-type="float" office:value="5158" table:number-columns-spanned="1" table:number-rows-spanned="2" table:style-name="ce9">
            <text:p>5,158</text:p>
          </table:table-cell>
          <table:table-cell office:value-type="float" office:value="14487" table:number-columns-spanned="1" table:number-rows-spanned="2" table:style-name="ce9">
            <text:p>14,487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10576" table:number-columns-spanned="1" table:number-rows-spanned="2" table:style-name="ce9">
            <text:p>10,576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14487" table:number-columns-spanned="1" table:number-rows-spanned="2" table:style-name="ce9">
            <text:p>14,4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5597" table:number-columns-spanned="1" table:number-rows-spanned="2" table:style-name="ce9">
            <text:p>5,597</text:p>
          </table:table-cell>
          <table:table-cell office:value-type="float" office:value="4737" table:number-columns-spanned="1" table:number-rows-spanned="2" table:style-name="ce9">
            <text:p>4,737</text:p>
          </table:table-cell>
          <table:table-cell office:value-type="float" office:value="10334" table:number-columns-spanned="1" table:number-rows-spanned="2" table:style-name="ce9">
            <text:p>10,334</text:p>
          </table:table-cell>
          <table:table-cell office:value-type="float" office:value="815" table:number-columns-spanned="1" table:number-rows-spanned="2" table:style-name="ce8">
            <text:p>815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5200" table:number-columns-spanned="1" table:number-rows-spanned="2" table:style-name="ce9">
            <text:p>5,200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907" table:number-columns-spanned="1" table:number-rows-spanned="2" table:style-name="ce9">
            <text:p>1,90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34" table:number-columns-spanned="1" table:number-rows-spanned="2" table:style-name="ce9">
            <text:p>10,3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430" table:number-columns-spanned="1" table:number-rows-spanned="2" table:style-name="ce9">
            <text:p>2,430</text:p>
          </table:table-cell>
          <table:table-cell office:value-type="float" office:value="1620" table:number-columns-spanned="1" table:number-rows-spanned="2" table:style-name="ce9">
            <text:p>1,620</text:p>
          </table:table-cell>
          <table:table-cell office:value-type="float" office:value="4050" table:number-columns-spanned="1" table:number-rows-spanned="2" table:style-name="ce9">
            <text:p>4,05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3160" table:number-columns-spanned="1" table:number-rows-spanned="2" table:style-name="ce9">
            <text:p>3,16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50" table:number-columns-spanned="1" table:number-rows-spanned="2" table:style-name="ce9">
            <text:p>4,0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1268" table:number-columns-spanned="1" table:number-rows-spanned="2" table:style-name="ce9">
            <text:p>1,268</text:p>
          </table:table-cell>
          <table:table-cell office:value-type="float" office:value="1811" table:number-columns-spanned="1" table:number-rows-spanned="2" table:style-name="ce9">
            <text:p>1,81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598" table:number-columns-spanned="1" table:number-rows-spanned="2" table:style-name="ce9">
            <text:p>1,59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1" table:number-columns-spanned="1" table:number-rows-spanned="2" table:style-name="ce9">
            <text:p>1,8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941" table:number-columns-spanned="1" table:number-rows-spanned="2" table:style-name="ce9">
            <text:p>3,941</text:p>
          </table:table-cell>
          <table:table-cell office:value-type="float" office:value="5199" table:number-columns-spanned="1" table:number-rows-spanned="2" table:style-name="ce9">
            <text:p>5,199</text:p>
          </table:table-cell>
          <table:table-cell office:value-type="float" office:value="9140" table:number-columns-spanned="1" table:number-rows-spanned="2" table:style-name="ce9">
            <text:p>9,140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40" table:number-columns-spanned="1" table:number-rows-spanned="2" table:style-name="ce9">
            <text:p>9,1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18599" table:number-columns-spanned="1" table:number-rows-spanned="2" table:style-name="ce9">
            <text:p>18,599</text:p>
          </table:table-cell>
          <table:table-cell office:value-type="float" office:value="2353" table:number-columns-spanned="1" table:number-rows-spanned="2" table:style-name="ce9">
            <text:p>2,353</text:p>
          </table:table-cell>
          <table:table-cell office:value-type="float" office:value="20952" table:number-columns-spanned="1" table:number-rows-spanned="2" table:style-name="ce9">
            <text:p>20,952</text:p>
          </table:table-cell>
          <table:table-cell office:value-type="float" office:value="1874" table:number-columns-spanned="1" table:number-rows-spanned="2" table:style-name="ce9">
            <text:p>1,874</text:p>
          </table:table-cell>
          <table:table-cell office:value-type="float" office:value="1446" table:number-columns-spanned="1" table:number-rows-spanned="2" table:style-name="ce9">
            <text:p>1,446</text:p>
          </table:table-cell>
          <table:table-cell office:value-type="float" office:value="9564" table:number-columns-spanned="1" table:number-rows-spanned="2" table:style-name="ce9">
            <text:p>9,564</text:p>
          </table:table-cell>
          <table:table-cell office:value-type="float" office:value="1002" table:number-columns-spanned="1" table:number-rows-spanned="2" table:style-name="ce9">
            <text:p>1,002</text:p>
          </table:table-cell>
          <table:table-cell office:value-type="float" office:value="2424" table:number-columns-spanned="1" table:number-rows-spanned="2" table:style-name="ce9">
            <text:p>2,424</text:p>
          </table:table-cell>
          <table:table-cell office:value-type="float" office:value="1271" table:number-columns-spanned="1" table:number-rows-spanned="2" table:style-name="ce9">
            <text:p>1,271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1493" table:number-columns-spanned="1" table:number-rows-spanned="2" table:style-name="ce9">
            <text:p>1,493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52" table:number-columns-spanned="1" table:number-rows-spanned="2" table:style-name="ce9">
            <text:p>20,9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494" table:number-columns-spanned="1" table:number-rows-spanned="2" table:style-name="ce9">
            <text:p>1,494</text:p>
          </table:table-cell>
          <table:table-cell office:value-type="float" office:value="6375" table:number-columns-spanned="1" table:number-rows-spanned="2" table:style-name="ce9">
            <text:p>6,375</text:p>
          </table:table-cell>
          <table:table-cell office:value-type="float" office:value="7869" table:number-columns-spanned="1" table:number-rows-spanned="2" table:style-name="ce9">
            <text:p>7,869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1561" table:number-columns-spanned="1" table:number-rows-spanned="2" table:style-name="ce9">
            <text:p>1,561</text:p>
          </table:table-cell>
          <table:table-cell office:value-type="float" office:value="4775" table:number-columns-spanned="1" table:number-rows-spanned="2" table:style-name="ce9">
            <text:p>4,775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69" table:number-columns-spanned="1" table:number-rows-spanned="2" table:style-name="ce9">
            <text:p>7,8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530" table:number-columns-spanned="1" table:number-rows-spanned="2" table:style-name="ce9">
            <text:p>10,530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11221" table:number-columns-spanned="1" table:number-rows-spanned="2" table:style-name="ce9">
            <text:p>11,221</text:p>
          </table:table-cell>
          <table:table-cell office:value-type="float" office:value="2335" table:number-columns-spanned="1" table:number-rows-spanned="2" table:style-name="ce9">
            <text:p>2,335</text:p>
          </table:table-cell>
          <table:table-cell office:value-type="float" office:value="3656" table:number-columns-spanned="1" table:number-rows-spanned="2" table:style-name="ce9">
            <text:p>3,656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0" table:number-columns-spanned="1" table:number-rows-spanned="2" table:style-name="ce9">
            <text:p>2,430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21" table:number-columns-spanned="1" table:number-rows-spanned="2" table:style-name="ce9">
            <text:p>11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118" table:number-columns-spanned="1" table:number-rows-spanned="2" table:style-name="ce9">
            <text:p>4,118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4383" table:number-columns-spanned="1" table:number-rows-spanned="2" table:style-name="ce9">
            <text:p>4,383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1481" table:number-columns-spanned="1" table:number-rows-spanned="2" table:style-name="ce9">
            <text:p>1,48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83" table:number-columns-spanned="1" table:number-rows-spanned="2" table:style-name="ce9">
            <text:p>4,3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124" table:number-columns-spanned="1" table:number-rows-spanned="2" table:style-name="ce9">
            <text:p>6,124</text:p>
          </table:table-cell>
          <table:table-cell office:value-type="float" office:value="5304" table:number-columns-spanned="1" table:number-rows-spanned="2" table:style-name="ce9">
            <text:p>5,304</text:p>
          </table:table-cell>
          <table:table-cell office:value-type="float" office:value="11428" table:number-columns-spanned="1" table:number-rows-spanned="2" table:style-name="ce9">
            <text:p>11,428</text:p>
          </table:table-cell>
          <table:table-cell office:value-type="float" office:value="1124" table:number-columns-spanned="1" table:number-rows-spanned="2" table:style-name="ce9">
            <text:p>1,124</text:p>
          </table:table-cell>
          <table:table-cell office:value-type="float" office:value="3906" table:number-columns-spanned="1" table:number-rows-spanned="2" table:style-name="ce9">
            <text:p>3,906</text:p>
          </table:table-cell>
          <table:table-cell office:value-type="float" office:value="4343" table:number-columns-spanned="1" table:number-rows-spanned="2" table:style-name="ce9">
            <text:p>4,343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28" table:number-columns-spanned="1" table:number-rows-spanned="2" table:style-name="ce9">
            <text:p>11,4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5404" table:number-columns-spanned="1" table:number-rows-spanned="2" table:style-name="ce9">
            <text:p>5,404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6197" table:number-columns-spanned="1" table:number-rows-spanned="2" table:style-name="ce9">
            <text:p>6,197</text:p>
          </table:table-cell>
          <table:table-cell office:value-type="float" office:value="2178" table:number-columns-spanned="1" table:number-rows-spanned="2" table:style-name="ce9">
            <text:p>2,178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97" table:number-columns-spanned="1" table:number-rows-spanned="2" table:style-name="ce9">
            <text:p>6,1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103" table:number-columns-spanned="1" table:number-rows-spanned="2" table:style-name="ce9">
            <text:p>5,103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float" office:value="8830" table:number-columns-spanned="1" table:number-rows-spanned="2" table:style-name="ce9">
            <text:p>8,830</text:p>
          </table:table-cell>
          <table:table-cell office:value-type="float" office:value="2802" table:number-columns-spanned="1" table:number-rows-spanned="2" table:style-name="ce9">
            <text:p>2,802</text:p>
          </table:table-cell>
          <table:table-cell office:value-type="float" office:value="1760" table:number-columns-spanned="1" table:number-rows-spanned="2" table:style-name="ce9">
            <text:p>1,760</text:p>
          </table:table-cell>
          <table:table-cell office:value-type="float" office:value="805" table:number-columns-spanned="1" table:number-rows-spanned="2" table:style-name="ce8">
            <text:p>805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30" table:number-columns-spanned="1" table:number-rows-spanned="2" table:style-name="ce9">
            <text:p>8,8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1310" table:number-columns-spanned="1" table:number-rows-spanned="2" table:style-name="ce9">
            <text:p>11,310</text:p>
          </table:table-cell>
          <table:table-cell office:value-type="float" office:value="6416" table:number-columns-spanned="1" table:number-rows-spanned="2" table:style-name="ce9">
            <text:p>6,416</text:p>
          </table:table-cell>
          <table:table-cell office:value-type="float" office:value="17726" table:number-columns-spanned="1" table:number-rows-spanned="2" table:style-name="ce9">
            <text:p>17,726</text:p>
          </table:table-cell>
          <table:table-cell office:value-type="float" office:value="1841" table:number-columns-spanned="1" table:number-rows-spanned="2" table:style-name="ce9">
            <text:p>1,841</text:p>
          </table:table-cell>
          <table:table-cell office:value-type="float" office:value="2015" table:number-columns-spanned="1" table:number-rows-spanned="2" table:style-name="ce9">
            <text:p>2,015</text:p>
          </table:table-cell>
          <table:table-cell office:value-type="float" office:value="4341" table:number-columns-spanned="1" table:number-rows-spanned="2" table:style-name="ce9">
            <text:p>4,341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1591" table:number-columns-spanned="1" table:number-rows-spanned="2" table:style-name="ce9">
            <text:p>1,591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3064" table:number-columns-spanned="1" table:number-rows-spanned="2" table:style-name="ce9">
            <text:p>3,064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26" table:number-columns-spanned="1" table:number-rows-spanned="2" table:style-name="ce9">
            <text:p>17,7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543" table:number-columns-spanned="1" table:number-rows-spanned="2" table:style-name="ce9">
            <text:p>7,543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7970" table:number-columns-spanned="1" table:number-rows-spanned="2" table:style-name="ce9">
            <text:p>7,970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5886" table:number-columns-spanned="1" table:number-rows-spanned="2" table:style-name="ce9">
            <text:p>5,886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70" table:number-columns-spanned="1" table:number-rows-spanned="2" table:style-name="ce9">
            <text:p>7,9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1317" table:number-columns-spanned="1" table:number-rows-spanned="2" table:style-name="ce9">
            <text:p>11,317</text:p>
          </table:table-cell>
          <table:table-cell office:value-type="float" office:value="1858" table:number-columns-spanned="1" table:number-rows-spanned="2" table:style-name="ce9">
            <text:p>1,858</text:p>
          </table:table-cell>
          <table:table-cell office:value-type="float" office:value="13175" table:number-columns-spanned="1" table:number-rows-spanned="2" table:style-name="ce9">
            <text:p>13,175</text:p>
          </table:table-cell>
          <table:table-cell office:value-type="float" office:value="2398" table:number-columns-spanned="1" table:number-rows-spanned="2" table:style-name="ce9">
            <text:p>2,398</text:p>
          </table:table-cell>
          <table:table-cell office:value-type="float" office:value="1489" table:number-columns-spanned="1" table:number-rows-spanned="2" table:style-name="ce9">
            <text:p>1,489</text:p>
          </table:table-cell>
          <table:table-cell office:value-type="float" office:value="2409" table:number-columns-spanned="1" table:number-rows-spanned="2" table:style-name="ce9">
            <text:p>2,409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129" table:number-columns-spanned="1" table:number-rows-spanned="2" table:style-name="ce9">
            <text:p>1,129</text:p>
          </table:table-cell>
          <table:table-cell office:value-type="float" office:value="1766" table:number-columns-spanned="1" table:number-rows-spanned="2" table:style-name="ce9">
            <text:p>1,766</text:p>
          </table:table-cell>
          <table:table-cell office:value-type="float" office:value="1964" table:number-columns-spanned="1" table:number-rows-spanned="2" table:style-name="ce9">
            <text:p>1,96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75" table:number-columns-spanned="1" table:number-rows-spanned="2" table:style-name="ce9">
            <text:p>13,1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8379" table:number-columns-spanned="1" table:number-rows-spanned="2" table:style-name="ce9">
            <text:p>28,379</text:p>
          </table:table-cell>
          <table:table-cell office:value-type="float" office:value="11048" table:number-columns-spanned="1" table:number-rows-spanned="2" table:style-name="ce9">
            <text:p>11,048</text:p>
          </table:table-cell>
          <table:table-cell office:value-type="float" office:value="39427" table:number-columns-spanned="1" table:number-rows-spanned="2" table:style-name="ce9">
            <text:p>39,427</text:p>
          </table:table-cell>
          <table:table-cell office:value-type="float" office:value="5448" table:number-columns-spanned="1" table:number-rows-spanned="2" table:style-name="ce9">
            <text:p>5,448</text:p>
          </table:table-cell>
          <table:table-cell office:value-type="float" office:value="3335" table:number-columns-spanned="1" table:number-rows-spanned="2" table:style-name="ce9">
            <text:p>3,335</text:p>
          </table:table-cell>
          <table:table-cell office:value-type="float" office:value="2023" table:number-columns-spanned="1" table:number-rows-spanned="2" table:style-name="ce9">
            <text:p>2,023</text:p>
          </table:table-cell>
          <table:table-cell office:value-type="float" office:value="2108" table:number-columns-spanned="1" table:number-rows-spanned="2" table:style-name="ce9">
            <text:p>2,108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office:value-type="float" office:value="1393" table:number-columns-spanned="1" table:number-rows-spanned="2" table:style-name="ce9">
            <text:p>1,393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2415" table:number-columns-spanned="1" table:number-rows-spanned="2" table:style-name="ce9">
            <text:p>2,415</text:p>
          </table:table-cell>
          <table:table-cell office:value-type="float" office:value="17828" table:number-columns-spanned="1" table:number-rows-spanned="2" table:style-name="ce9">
            <text:p>17,828</text:p>
          </table:table-cell>
          <table:table-cell office:value-type="float" office:value="1819" table:number-columns-spanned="1" table:number-rows-spanned="2" table:style-name="ce9">
            <text:p>1,819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427" table:number-columns-spanned="1" table:number-rows-spanned="2" table:style-name="ce9">
            <text:p>39,4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7678" table:number-columns-spanned="1" table:number-rows-spanned="2" table:style-name="ce9">
            <text:p>17,678</text:p>
          </table:table-cell>
          <table:table-cell office:value-type="float" office:value="4552" table:number-columns-spanned="1" table:number-rows-spanned="2" table:style-name="ce9">
            <text:p>4,552</text:p>
          </table:table-cell>
          <table:table-cell office:value-type="float" office:value="22230" table:number-columns-spanned="1" table:number-rows-spanned="2" table:style-name="ce9">
            <text:p>22,230</text:p>
          </table:table-cell>
          <table:table-cell office:value-type="float" office:value="4878" table:number-columns-spanned="1" table:number-rows-spanned="2" table:style-name="ce9">
            <text:p>4,878</text:p>
          </table:table-cell>
          <table:table-cell office:value-type="float" office:value="2332" table:number-columns-spanned="1" table:number-rows-spanned="2" table:style-name="ce9">
            <text:p>2,332</text:p>
          </table:table-cell>
          <table:table-cell office:value-type="float" office:value="9057" table:number-columns-spanned="1" table:number-rows-spanned="2" table:style-name="ce9">
            <text:p>9,057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978" table:number-columns-spanned="1" table:number-rows-spanned="2" table:style-name="ce8">
            <text:p>978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230" table:number-columns-spanned="1" table:number-rows-spanned="2" table:style-name="ce9">
            <text:p>22,2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738" table:number-columns-spanned="1" table:number-rows-spanned="2" table:style-name="ce9">
            <text:p>9,738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11238" table:number-columns-spanned="1" table:number-rows-spanned="2" table:style-name="ce9">
            <text:p>11,238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1285" table:number-columns-spanned="1" table:number-rows-spanned="2" table:style-name="ce9">
            <text:p>1,285</text:p>
          </table:table-cell>
          <table:table-cell office:value-type="float" office:value="2595" table:number-columns-spanned="1" table:number-rows-spanned="2" table:style-name="ce9">
            <text:p>2,595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616" table:number-columns-spanned="1" table:number-rows-spanned="2" table:style-name="ce9">
            <text:p>1,616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38" table:number-columns-spanned="1" table:number-rows-spanned="2" table:style-name="ce9">
            <text:p>11,2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9695" table:number-columns-spanned="1" table:number-rows-spanned="2" table:style-name="ce9">
            <text:p>9,695</text:p>
          </table:table-cell>
          <table:table-cell office:value-type="float" office:value="4155" table:number-columns-spanned="1" table:number-rows-spanned="2" table:style-name="ce9">
            <text:p>4,155</text:p>
          </table:table-cell>
          <table:table-cell office:value-type="float" office:value="13850" table:number-columns-spanned="1" table:number-rows-spanned="2" table:style-name="ce9">
            <text:p>13,850</text:p>
          </table:table-cell>
          <table:table-cell office:value-type="float" office:value="1393" table:number-columns-spanned="1" table:number-rows-spanned="2" table:style-name="ce9">
            <text:p>1,393</text:p>
          </table:table-cell>
          <table:table-cell office:value-type="float" office:value="1520" table:number-columns-spanned="1" table:number-rows-spanned="2" table:style-name="ce9">
            <text:p>1,520</text:p>
          </table:table-cell>
          <table:table-cell office:value-type="float" office:value="1449" table:number-columns-spanned="1" table:number-rows-spanned="2" table:style-name="ce9">
            <text:p>1,449</text:p>
          </table:table-cell>
          <table:table-cell office:value-type="float" office:value="1286" table:number-columns-spanned="1" table:number-rows-spanned="2" table:style-name="ce9">
            <text:p>1,286</text:p>
          </table:table-cell>
          <table:table-cell office:value-type="float" office:value="1703" table:number-columns-spanned="1" table:number-rows-spanned="2" table:style-name="ce9">
            <text:p>1,703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office:value-type="float" office:value="3739" table:number-columns-spanned="1" table:number-rows-spanned="2" table:style-name="ce9">
            <text:p>3,739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50" table:number-columns-spanned="1" table:number-rows-spanned="2" table:style-name="ce9">
            <text:p>13,8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450" table:number-columns-spanned="1" table:number-rows-spanned="2" table:style-name="ce9">
            <text:p>5,450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6249" table:number-columns-spanned="1" table:number-rows-spanned="2" table:style-name="ce9">
            <text:p>6,249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1102" table:number-columns-spanned="1" table:number-rows-spanned="2" table:style-name="ce9">
            <text:p>1,102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1331" table:number-columns-spanned="1" table:number-rows-spanned="2" table:style-name="ce9">
            <text:p>1,331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49" table:number-columns-spanned="1" table:number-rows-spanned="2" table:style-name="ce9">
            <text:p>6,2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618" table:number-columns-spanned="1" table:number-rows-spanned="2" table:style-name="ce9">
            <text:p>4,618</text:p>
          </table:table-cell>
          <table:table-cell office:value-type="float" office:value="3584" table:number-columns-spanned="1" table:number-rows-spanned="2" table:style-name="ce9">
            <text:p>3,584</text:p>
          </table:table-cell>
          <table:table-cell office:value-type="float" office:value="8202" table:number-columns-spanned="1" table:number-rows-spanned="2" table:style-name="ce9">
            <text:p>8,202</text:p>
          </table:table-cell>
          <table:table-cell office:value-type="float" office:value="982" table:number-columns-spanned="1" table:number-rows-spanned="2" table:style-name="ce8">
            <text:p>982</text:p>
          </table:table-cell>
          <table:table-cell office:value-type="float" office:value="1621" table:number-columns-spanned="1" table:number-rows-spanned="2" table:style-name="ce9">
            <text:p>1,621</text:p>
          </table:table-cell>
          <table:table-cell office:value-type="float" office:value="2561" table:number-columns-spanned="1" table:number-rows-spanned="2" table:style-name="ce9">
            <text:p>2,561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02" table:number-columns-spanned="1" table:number-rows-spanned="2" table:style-name="ce9">
            <text:p>8,2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527" table:number-columns-spanned="1" table:number-rows-spanned="2" table:style-name="ce9">
            <text:p>4,527</text:p>
          </table:table-cell>
          <table:table-cell office:value-type="float" office:value="1242" table:number-columns-spanned="1" table:number-rows-spanned="2" table:style-name="ce9">
            <text:p>1,242</text:p>
          </table:table-cell>
          <table:table-cell office:value-type="float" office:value="5769" table:number-columns-spanned="1" table:number-rows-spanned="2" table:style-name="ce9">
            <text:p>5,769</text:p>
          </table:table-cell>
          <table:table-cell office:value-type="float" office:value="1600" table:number-columns-spanned="1" table:number-rows-spanned="2" table:style-name="ce9">
            <text:p>1,600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1429" table:number-columns-spanned="1" table:number-rows-spanned="2" table:style-name="ce9">
            <text:p>1,429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69" table:number-columns-spanned="1" table:number-rows-spanned="2" table:style-name="ce9">
            <text:p>5,7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772" table:number-columns-spanned="1" table:number-rows-spanned="2" table:style-name="ce9">
            <text:p>12,772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14030" table:number-columns-spanned="1" table:number-rows-spanned="2" table:style-name="ce9">
            <text:p>14,030</text:p>
          </table:table-cell>
          <table:table-cell office:value-type="float" office:value="1535" table:number-columns-spanned="1" table:number-rows-spanned="2" table:style-name="ce9">
            <text:p>1,535</text:p>
          </table:table-cell>
          <table:table-cell office:value-type="float" office:value="2862" table:number-columns-spanned="1" table:number-rows-spanned="2" table:style-name="ce9">
            <text:p>2,862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2256" table:number-columns-spanned="1" table:number-rows-spanned="2" table:style-name="ce9">
            <text:p>2,256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3450" table:number-columns-spanned="1" table:number-rows-spanned="2" table:style-name="ce9">
            <text:p>3,450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30" table:number-columns-spanned="1" table:number-rows-spanned="2" table:style-name="ce9">
            <text:p>14,0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8773" table:number-columns-spanned="1" table:number-rows-spanned="2" table:style-name="ce9">
            <text:p>8,773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10709" table:number-columns-spanned="1" table:number-rows-spanned="2" table:style-name="ce9">
            <text:p>10,709</text:p>
          </table:table-cell>
          <table:table-cell office:value-type="float" office:value="2959" table:number-columns-spanned="1" table:number-rows-spanned="2" table:style-name="ce9">
            <text:p>2,959</text:p>
          </table:table-cell>
          <table:table-cell office:value-type="float" office:value="1160" table:number-columns-spanned="1" table:number-rows-spanned="2" table:style-name="ce9">
            <text:p>1,160</text:p>
          </table:table-cell>
          <table:table-cell office:value-type="float" office:value="823" table:number-columns-spanned="1" table:number-rows-spanned="2" table:style-name="ce8">
            <text:p>823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2611" table:number-columns-spanned="1" table:number-rows-spanned="2" table:style-name="ce9">
            <text:p>2,611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09" table:number-columns-spanned="1" table:number-rows-spanned="2" table:style-name="ce9">
            <text:p>10,7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721" table:number-columns-spanned="1" table:number-rows-spanned="2" table:style-name="ce9">
            <text:p>2,721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office:value-type="float" office:value="1506" table:number-columns-spanned="1" table:number-rows-spanned="2" table:style-name="ce9">
            <text:p>1,506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5220" table:number-columns-spanned="1" table:number-rows-spanned="2" table:style-name="ce9">
            <text:p>5,220</text:p>
          </table:table-cell>
          <table:table-cell office:value-type="float" office:value="5683" table:number-columns-spanned="1" table:number-rows-spanned="2" table:style-name="ce9">
            <text:p>5,683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2163" table:number-columns-spanned="1" table:number-rows-spanned="2" table:style-name="ce9">
            <text:p>2,163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83" table:number-columns-spanned="1" table:number-rows-spanned="2" table:style-name="ce9">
            <text:p>5,6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4939" table:number-columns-spanned="1" table:number-rows-spanned="2" table:style-name="ce9">
            <text:p>4,939</text:p>
          </table:table-cell>
          <table:table-cell office:value-type="float" office:value="2472" table:number-columns-spanned="1" table:number-rows-spanned="2" table:style-name="ce9">
            <text:p>2,472</text:p>
          </table:table-cell>
          <table:table-cell office:value-type="float" office:value="7411" table:number-columns-spanned="1" table:number-rows-spanned="2" table:style-name="ce9">
            <text:p>7,411</text:p>
          </table:table-cell>
          <table:table-cell office:value-type="float" office:value="1166" table:number-columns-spanned="1" table:number-rows-spanned="2" table:style-name="ce9">
            <text:p>1,166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3411" table:number-columns-spanned="1" table:number-rows-spanned="2" table:style-name="ce9">
            <text:p>3,411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11" table:number-columns-spanned="1" table:number-rows-spanned="2" table:style-name="ce9">
            <text:p>7,4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3597" table:number-columns-spanned="1" table:number-rows-spanned="2" table:style-name="ce9">
            <text:p>3,597</text:p>
          </table:table-cell>
          <table:table-cell office:value-type="float" office:value="3975" table:number-columns-spanned="1" table:number-rows-spanned="2" table:style-name="ce9">
            <text:p>3,975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493" table:number-columns-spanned="1" table:number-rows-spanned="2" table:style-name="ce9">
            <text:p>2,49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26" table:number-columns-spanned="1" table:number-rows-spanned="2" table:style-name="ce9">
            <text:p>1,02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75" table:number-columns-spanned="1" table:number-rows-spanned="2" table:style-name="ce9">
            <text:p>3,9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office:value-type="float" office:value="3974" table:number-columns-spanned="1" table:number-rows-spanned="2" table:style-name="ce9">
            <text:p>3,974</text:p>
          </table:table-cell>
          <table:table-cell office:value-type="float" office:value="5006" table:number-columns-spanned="1" table:number-rows-spanned="2" table:style-name="ce9">
            <text:p>5,006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8" table:number-columns-spanned="1" table:number-rows-spanned="2" table:style-name="ce8">
            <text:p>77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5006" table:number-columns-spanned="1" table:number-rows-spanned="2" table:style-name="ce9">
            <text:p>5,0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905" table:number-columns-spanned="1" table:number-rows-spanned="2" table:style-name="ce9">
            <text:p>11,905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2630" table:number-columns-spanned="1" table:number-rows-spanned="2" table:style-name="ce9">
            <text:p>12,630</text:p>
          </table:table-cell>
          <table:table-cell office:value-type="float" office:value="649" table:number-columns-spanned="1" table:number-rows-spanned="2" table:style-name="ce8">
            <text:p>649</text:p>
          </table:table-cell>
          <table:table-cell office:value-type="float" office:value="1289" table:number-columns-spanned="1" table:number-rows-spanned="2" table:style-name="ce9">
            <text:p>1,289</text:p>
          </table:table-cell>
          <table:table-cell office:value-type="float" office:value="4674" table:number-columns-spanned="1" table:number-rows-spanned="2" table:style-name="ce9">
            <text:p>4,674</text:p>
          </table:table-cell>
          <table:table-cell office:value-type="float" office:value="1066" table:number-columns-spanned="1" table:number-rows-spanned="2" table:style-name="ce9">
            <text:p>1,066</text:p>
          </table:table-cell>
          <table:table-cell office:value-type="float" office:value="1388" table:number-columns-spanned="1" table:number-rows-spanned="2" table:style-name="ce9">
            <text:p>1,388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30" table:number-columns-spanned="1" table:number-rows-spanned="2" table:style-name="ce9">
            <text:p>12,6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164" table:number-columns-spanned="1" table:number-rows-spanned="2" table:style-name="ce9">
            <text:p>2,164</text:p>
          </table:table-cell>
          <table:table-cell office:value-type="float" office:value="2302" table:number-columns-spanned="1" table:number-rows-spanned="2" table:style-name="ce9">
            <text:p>2,302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2346" table:number-columns-spanned="1" table:number-rows-spanned="2" table:style-name="ce9">
            <text:p>2,346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182" table:number-columns-spanned="1" table:number-rows-spanned="2" table:style-name="ce9">
            <text:p>4,182</text:p>
          </table:table-cell>
          <table:table-cell office:value-type="float" office:value="4266" table:number-columns-spanned="1" table:number-rows-spanned="2" table:style-name="ce9">
            <text:p>4,266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2020" table:number-columns-spanned="1" table:number-rows-spanned="2" table:style-name="ce9">
            <text:p>2,020</text:p>
          </table:table-cell>
          <table:table-cell office:value-type="float" office:value="1228" table:number-columns-spanned="1" table:number-rows-spanned="2" table:style-name="ce9">
            <text:p>1,22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266" table:number-columns-spanned="1" table:number-rows-spanned="2" table:style-name="ce9">
            <text:p>4,2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172" table:number-columns-spanned="1" table:number-rows-spanned="2" table:style-name="ce9">
            <text:p>9,172</text:p>
          </table:table-cell>
          <table:table-cell office:value-type="float" office:value="2036" table:number-columns-spanned="1" table:number-rows-spanned="2" table:style-name="ce9">
            <text:p>2,036</text:p>
          </table:table-cell>
          <table:table-cell office:value-type="float" office:value="11208" table:number-columns-spanned="1" table:number-rows-spanned="2" table:style-name="ce9">
            <text:p>11,208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1333" table:number-columns-spanned="1" table:number-rows-spanned="2" table:style-name="ce9">
            <text:p>1,333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873" table:number-columns-spanned="1" table:number-rows-spanned="2" table:style-name="ce8">
            <text:p>873</text:p>
          </table:table-cell>
          <table:table-cell office:value-type="float" office:value="2191" table:number-columns-spanned="1" table:number-rows-spanned="2" table:style-name="ce9">
            <text:p>2,191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814" table:number-columns-spanned="1" table:number-rows-spanned="2" table:style-name="ce8">
            <text:p>814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08" table:number-columns-spanned="1" table:number-rows-spanned="2" table:style-name="ce9">
            <text:p>11,2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481" table:number-columns-spanned="1" table:number-rows-spanned="2" table:style-name="ce9">
            <text:p>9,481</text:p>
          </table:table-cell>
          <table:table-cell office:value-type="float" office:value="1698" table:number-columns-spanned="1" table:number-rows-spanned="2" table:style-name="ce9">
            <text:p>1,698</text:p>
          </table:table-cell>
          <table:table-cell office:value-type="float" office:value="11179" table:number-columns-spanned="1" table:number-rows-spanned="2" table:style-name="ce9">
            <text:p>11,179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3347" table:number-columns-spanned="1" table:number-rows-spanned="2" table:style-name="ce9">
            <text:p>3,347</text:p>
          </table:table-cell>
          <table:table-cell office:value-type="float" office:value="1877" table:number-columns-spanned="1" table:number-rows-spanned="2" table:style-name="ce9">
            <text:p>1,877</text:p>
          </table:table-cell>
          <table:table-cell office:value-type="float" office:value="942" table:number-columns-spanned="1" table:number-rows-spanned="2" table:style-name="ce8">
            <text:p>942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79" table:number-columns-spanned="1" table:number-rows-spanned="2" table:style-name="ce9">
            <text:p>11,1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297" table:number-columns-spanned="1" table:number-rows-spanned="2" table:style-name="ce9">
            <text:p>1,297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1439" table:number-columns-spanned="1" table:number-rows-spanned="2" table:style-name="ce9">
            <text:p>1,439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9" table:number-columns-spanned="1" table:number-rows-spanned="2" table:style-name="ce9">
            <text:p>1,4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758" table:number-columns-spanned="1" table:number-rows-spanned="2" table:style-name="ce9">
            <text:p>6,758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office:value-type="float" office:value="7679" table:number-columns-spanned="1" table:number-rows-spanned="2" table:style-name="ce9">
            <text:p>7,679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1407" table:number-columns-spanned="1" table:number-rows-spanned="2" table:style-name="ce9">
            <text:p>1,40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1253" table:number-columns-spanned="1" table:number-rows-spanned="2" table:style-name="ce9">
            <text:p>1,253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1047" table:number-columns-spanned="1" table:number-rows-spanned="2" table:style-name="ce9">
            <text:p>1,047</text:p>
          </table:table-cell>
          <table:table-cell office:value-type="float" office:value="1035" table:number-columns-spanned="1" table:number-rows-spanned="2" table:style-name="ce9">
            <text:p>1,035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79" table:number-columns-spanned="1" table:number-rows-spanned="2" table:style-name="ce9">
            <text:p>7,6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273" table:number-columns-spanned="1" table:number-rows-spanned="2" table:style-name="ce9">
            <text:p>1,273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3" table:number-columns-spanned="1" table:number-rows-spanned="2" table:style-name="ce9">
            <text:p>1,2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584" table:number-columns-spanned="1" table:number-rows-spanned="2" table:style-name="ce9">
            <text:p>2,584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2884" table:number-columns-spanned="1" table:number-rows-spanned="2" table:style-name="ce9">
            <text:p>2,884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84" table:number-columns-spanned="1" table:number-rows-spanned="2" table:style-name="ce9">
            <text:p>2,8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353" table:number-columns-spanned="1" table:number-rows-spanned="2" table:style-name="ce9">
            <text:p>3,353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501" table:number-columns-spanned="1" table:number-rows-spanned="2" table:style-name="ce9">
            <text:p>3,501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61" table:number-columns-spanned="1" table:number-rows-spanned="2" table:style-name="ce8">
            <text:p>761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01" table:number-columns-spanned="1" table:number-rows-spanned="2" table:style-name="ce9">
            <text:p>3,5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7788" table:number-columns-spanned="1" table:number-rows-spanned="2" table:style-name="ce9">
            <text:p>277,788</text:p>
          </table:table-cell>
          <table:table-cell office:value-type="float" office:value="113247" table:number-columns-spanned="1" table:number-rows-spanned="2" table:style-name="ce9">
            <text:p>113,247</text:p>
          </table:table-cell>
          <table:table-cell office:value-type="float" office:value="391035" table:number-columns-spanned="1" table:number-rows-spanned="2" table:style-name="ce9">
            <text:p>391,035</text:p>
          </table:table-cell>
          <table:table-cell office:value-type="float" office:value="56022" table:number-columns-spanned="1" table:number-rows-spanned="2" table:style-name="ce9">
            <text:p>56,022</text:p>
          </table:table-cell>
          <table:table-cell office:value-type="float" office:value="64755" table:number-columns-spanned="1" table:number-rows-spanned="2" table:style-name="ce9">
            <text:p>64,755</text:p>
          </table:table-cell>
          <table:table-cell office:value-type="float" office:value="105543" table:number-columns-spanned="1" table:number-rows-spanned="2" table:style-name="ce9">
            <text:p>105,543</text:p>
          </table:table-cell>
          <table:table-cell office:value-type="float" office:value="16282" table:number-columns-spanned="1" table:number-rows-spanned="2" table:style-name="ce9">
            <text:p>16,282</text:p>
          </table:table-cell>
          <table:table-cell office:value-type="float" office:value="28315" table:number-columns-spanned="1" table:number-rows-spanned="2" table:style-name="ce9">
            <text:p>28,315</text:p>
          </table:table-cell>
          <table:table-cell office:value-type="float" office:value="14218" table:number-columns-spanned="1" table:number-rows-spanned="2" table:style-name="ce9">
            <text:p>14,218</text:p>
          </table:table-cell>
          <table:table-cell office:value-type="float" office:value="5274" table:number-columns-spanned="1" table:number-rows-spanned="2" table:style-name="ce9">
            <text:p>5,274</text:p>
          </table:table-cell>
          <table:table-cell office:value-type="float" office:value="20965" table:number-columns-spanned="1" table:number-rows-spanned="2" table:style-name="ce9">
            <text:p>20,965</text:p>
          </table:table-cell>
          <table:table-cell office:value-type="float" office:value="49489" table:number-columns-spanned="1" table:number-rows-spanned="2" table:style-name="ce9">
            <text:p>49,489</text:p>
          </table:table-cell>
          <table:table-cell office:value-type="float" office:value="18195" table:number-columns-spanned="1" table:number-rows-spanned="2" table:style-name="ce9">
            <text:p>18,195</text:p>
          </table:table-cell>
          <table:table-cell office:value-type="float" office:value="4134" table:number-columns-spanned="1" table:number-rows-spanned="2" table:style-name="ce9">
            <text:p>4,134</text:p>
          </table:table-cell>
          <table:table-cell office:value-type="float" office:value="7486" table:number-columns-spanned="1" table:number-rows-spanned="2" table:style-name="ce9">
            <text:p>7,486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391035" table:number-columns-spanned="1" table:number-rows-spanned="2" table:style-name="ce9">
            <text:p>391,03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1668" table:number-columns-spanned="1" table:number-rows-spanned="2" table:style-name="ce9">
            <text:p>1,668</text:p>
          </table:table-cell>
          <table:table-cell office:value-type="float" office:value="3586" table:number-columns-spanned="1" table:number-rows-spanned="2" table:style-name="ce9">
            <text:p>3,586</text:p>
          </table:table-cell>
          <table:table-cell office:value-type="float" office:value="2352" table:number-columns-spanned="1" table:number-rows-spanned="2" table:style-name="ce9">
            <text:p>2,352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86" table:number-columns-spanned="1" table:number-rows-spanned="2" table:style-name="ce9">
            <text:p>3,5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169" table:number-columns-spanned="1" table:number-rows-spanned="2" table:style-name="ce9">
            <text:p>1,169</text:p>
          </table:table-cell>
          <table:table-cell office:value-type="float" office:value="4399" table:number-columns-spanned="1" table:number-rows-spanned="2" table:style-name="ce9">
            <text:p>4,399</text:p>
          </table:table-cell>
          <table:table-cell office:value-type="float" office:value="5568" table:number-columns-spanned="1" table:number-rows-spanned="2" table:style-name="ce9">
            <text:p>5,568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68" table:number-columns-spanned="1" table:number-rows-spanned="2" table:style-name="ce9">
            <text:p>5,5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8100" table:number-columns-spanned="1" table:number-rows-spanned="2" table:style-name="ce9">
            <text:p>8,100</text:p>
          </table:table-cell>
          <table:table-cell office:value-type="float" office:value="8233" table:number-columns-spanned="1" table:number-rows-spanned="2" table:style-name="ce9">
            <text:p>8,233</text:p>
          </table:table-cell>
          <table:table-cell office:value-type="float" office:value="16333" table:number-columns-spanned="1" table:number-rows-spanned="2" table:style-name="ce9">
            <text:p>16,333</text:p>
          </table:table-cell>
          <table:table-cell office:value-type="float" office:value="8418" table:number-columns-spanned="1" table:number-rows-spanned="2" table:style-name="ce9">
            <text:p>8,418</text:p>
          </table:table-cell>
          <table:table-cell office:value-type="float" office:value="2576" table:number-columns-spanned="1" table:number-rows-spanned="2" table:style-name="ce9">
            <text:p>2,576</text:p>
          </table:table-cell>
          <table:table-cell office:value-type="float" office:value="2668" table:number-columns-spanned="1" table:number-rows-spanned="2" table:style-name="ce9">
            <text:p>2,668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333" table:number-columns-spanned="1" table:number-rows-spanned="2" table:style-name="ce9">
            <text:p>16,3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0551" table:number-columns-spanned="1" table:number-rows-spanned="2" table:style-name="ce9">
            <text:p>10,551</text:p>
          </table:table-cell>
          <table:table-cell office:value-type="float" office:value="2272" table:number-columns-spanned="1" table:number-rows-spanned="2" table:style-name="ce9">
            <text:p>2,272</text:p>
          </table:table-cell>
          <table:table-cell office:value-type="float" office:value="12823" table:number-columns-spanned="1" table:number-rows-spanned="2" table:style-name="ce9">
            <text:p>12,823</text:p>
          </table:table-cell>
          <table:table-cell office:value-type="float" office:value="5847" table:number-columns-spanned="1" table:number-rows-spanned="2" table:style-name="ce9">
            <text:p>5,847</text:p>
          </table:table-cell>
          <table:table-cell office:value-type="float" office:value="1892" table:number-columns-spanned="1" table:number-rows-spanned="2" table:style-name="ce9">
            <text:p>1,892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330" table:number-columns-spanned="1" table:number-rows-spanned="2" table:style-name="ce9">
            <text:p>1,330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9" table:number-columns-spanned="1" table:number-rows-spanned="2" table:style-name="ce8">
            <text:p>779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12823" table:number-columns-spanned="1" table:number-rows-spanned="2" table:style-name="ce9">
            <text:p>12,8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8934" table:number-columns-spanned="1" table:number-rows-spanned="2" table:style-name="ce9">
            <text:p>8,934</text:p>
          </table:table-cell>
          <table:table-cell office:value-type="float" office:value="2668" table:number-columns-spanned="1" table:number-rows-spanned="2" table:style-name="ce9">
            <text:p>2,668</text:p>
          </table:table-cell>
          <table:table-cell office:value-type="float" office:value="11602" table:number-columns-spanned="1" table:number-rows-spanned="2" table:style-name="ce9">
            <text:p>11,602</text:p>
          </table:table-cell>
          <table:table-cell office:value-type="float" office:value="5256" table:number-columns-spanned="1" table:number-rows-spanned="2" table:style-name="ce9">
            <text:p>5,256</text:p>
          </table:table-cell>
          <table:table-cell office:value-type="float" office:value="1681" table:number-columns-spanned="1" table:number-rows-spanned="2" table:style-name="ce9">
            <text:p>1,681</text:p>
          </table:table-cell>
          <table:table-cell office:value-type="float" office:value="2602" table:number-columns-spanned="1" table:number-rows-spanned="2" table:style-name="ce9">
            <text:p>2,602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02" table:number-columns-spanned="1" table:number-rows-spanned="2" table:style-name="ce9">
            <text:p>11,6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6450" table:number-columns-spanned="1" table:number-rows-spanned="2" table:style-name="ce9">
            <text:p>6,450</text:p>
          </table:table-cell>
          <table:table-cell office:value-type="float" office:value="8826" table:number-columns-spanned="1" table:number-rows-spanned="2" table:style-name="ce9">
            <text:p>8,826</text:p>
          </table:table-cell>
          <table:table-cell office:value-type="float" office:value="15276" table:number-columns-spanned="1" table:number-rows-spanned="2" table:style-name="ce9">
            <text:p>15,276</text:p>
          </table:table-cell>
          <table:table-cell office:value-type="float" office:value="10047" table:number-columns-spanned="1" table:number-rows-spanned="2" table:style-name="ce9">
            <text:p>10,047</text:p>
          </table:table-cell>
          <table:table-cell office:value-type="float" office:value="2863" table:number-columns-spanned="1" table:number-rows-spanned="2" table:style-name="ce9">
            <text:p>2,863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76" table:number-columns-spanned="1" table:number-rows-spanned="2" table:style-name="ce9">
            <text:p>15,2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4931" table:number-columns-spanned="1" table:number-rows-spanned="2" table:style-name="ce9">
            <text:p>4,931</text:p>
          </table:table-cell>
          <table:table-cell office:value-type="float" office:value="9268" table:number-columns-spanned="1" table:number-rows-spanned="2" table:style-name="ce9">
            <text:p>9,268</text:p>
          </table:table-cell>
          <table:table-cell office:value-type="float" office:value="14199" table:number-columns-spanned="1" table:number-rows-spanned="2" table:style-name="ce9">
            <text:p>14,199</text:p>
          </table:table-cell>
          <table:table-cell office:value-type="float" office:value="7408" table:number-columns-spanned="1" table:number-rows-spanned="2" table:style-name="ce9">
            <text:p>7,408</text:p>
          </table:table-cell>
          <table:table-cell office:value-type="float" office:value="3342" table:number-columns-spanned="1" table:number-rows-spanned="2" table:style-name="ce9">
            <text:p>3,342</text:p>
          </table:table-cell>
          <table:table-cell office:value-type="float" office:value="1923" table:number-columns-spanned="1" table:number-rows-spanned="2" table:style-name="ce9">
            <text:p>1,923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99" table:number-columns-spanned="1" table:number-rows-spanned="2" table:style-name="ce9">
            <text:p>14,1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4832" table:number-columns-spanned="1" table:number-rows-spanned="2" table:style-name="ce9">
            <text:p>4,832</text:p>
          </table:table-cell>
          <table:table-cell office:value-type="float" office:value="871" table:number-columns-spanned="1" table:number-rows-spanned="2" table:style-name="ce8">
            <text:p>871</text:p>
          </table:table-cell>
          <table:table-cell office:value-type="float" office:value="5703" table:number-columns-spanned="1" table:number-rows-spanned="2" table:style-name="ce9">
            <text:p>5,703</text:p>
          </table:table-cell>
          <table:table-cell office:value-type="float" office:value="3601" table:number-columns-spanned="1" table:number-rows-spanned="2" table:style-name="ce9">
            <text:p>3,601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03" table:number-columns-spanned="1" table:number-rows-spanned="2" table:style-name="ce9">
            <text:p>5,7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129" table:number-columns-spanned="1" table:number-rows-spanned="2" table:style-name="ce9">
            <text:p>1,129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9" table:number-columns-spanned="1" table:number-rows-spanned="2" table:style-name="ce9">
            <text:p>1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026" table:number-columns-spanned="1" table:number-rows-spanned="2" table:style-name="ce9">
            <text:p>3,026</text:p>
          </table:table-cell>
          <table:table-cell office:value-type="float" office:value="5843" table:number-columns-spanned="1" table:number-rows-spanned="2" table:style-name="ce9">
            <text:p>5,843</text:p>
          </table:table-cell>
          <table:table-cell office:value-type="float" office:value="8869" table:number-columns-spanned="1" table:number-rows-spanned="2" table:style-name="ce9">
            <text:p>8,869</text:p>
          </table:table-cell>
          <table:table-cell office:value-type="float" office:value="6406" table:number-columns-spanned="1" table:number-rows-spanned="2" table:style-name="ce9">
            <text:p>6,406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9" table:number-columns-spanned="1" table:number-rows-spanned="2" table:style-name="ce9">
            <text:p>8,8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0864" table:number-columns-spanned="1" table:number-rows-spanned="2" table:style-name="ce9">
            <text:p>50,864</text:p>
          </table:table-cell>
          <table:table-cell office:value-type="float" office:value="44224" table:number-columns-spanned="1" table:number-rows-spanned="2" table:style-name="ce9">
            <text:p>44,224</text:p>
          </table:table-cell>
          <table:table-cell office:value-type="float" office:value="95088" table:number-columns-spanned="1" table:number-rows-spanned="2" table:style-name="ce9">
            <text:p>95,088</text:p>
          </table:table-cell>
          <table:table-cell office:value-type="float" office:value="52663" table:number-columns-spanned="1" table:number-rows-spanned="2" table:style-name="ce9">
            <text:p>52,663</text:p>
          </table:table-cell>
          <table:table-cell office:value-type="float" office:value="15627" table:number-columns-spanned="1" table:number-rows-spanned="2" table:style-name="ce9">
            <text:p>15,627</text:p>
          </table:table-cell>
          <table:table-cell office:value-type="float" office:value="11498" table:number-columns-spanned="1" table:number-rows-spanned="2" table:style-name="ce9">
            <text:p>11,498</text:p>
          </table:table-cell>
          <table:table-cell office:value-type="float" office:value="1387" table:number-columns-spanned="1" table:number-rows-spanned="2" table:style-name="ce9">
            <text:p>1,387</text:p>
          </table:table-cell>
          <table:table-cell office:value-type="float" office:value="2774" table:number-columns-spanned="1" table:number-rows-spanned="2" table:style-name="ce9">
            <text:p>2,774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3276" table:number-columns-spanned="1" table:number-rows-spanned="2" table:style-name="ce9">
            <text:p>3,276</text:p>
          </table:table-cell>
          <table:table-cell office:value-type="float" office:value="2300" table:number-columns-spanned="1" table:number-rows-spanned="2" table:style-name="ce9">
            <text:p>2,300</text:p>
          </table:table-cell>
          <table:table-cell office:value-type="float" office:value="1965" table:number-columns-spanned="1" table:number-rows-spanned="2" table:style-name="ce9">
            <text:p>1,965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790" table:number-columns-spanned="1" table:number-rows-spanned="2" table:style-name="ce9">
            <text:p>1,790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95088" table:number-columns-spanned="1" table:number-rows-spanned="2" table:style-name="ce9">
            <text:p>95,08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343" table:number-columns-spanned="1" table:number-rows-spanned="2" table:style-name="ce9">
            <text:p>3,343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3968" table:number-columns-spanned="1" table:number-rows-spanned="2" table:style-name="ce9">
            <text:p>3,968</text:p>
          </table:table-cell>
          <table:table-cell office:value-type="float" office:value="1979" table:number-columns-spanned="1" table:number-rows-spanned="2" table:style-name="ce9">
            <text:p>1,979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68" table:number-columns-spanned="1" table:number-rows-spanned="2" table:style-name="ce9">
            <text:p>3,9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3249" table:number-columns-spanned="1" table:number-rows-spanned="2" table:style-name="ce9">
            <text:p>3,249</text:p>
          </table:table-cell>
          <table:table-cell office:value-type="float" office:value="4476" table:number-columns-spanned="1" table:number-rows-spanned="2" table:style-name="ce9">
            <text:p>4,476</text:p>
          </table:table-cell>
          <table:table-cell office:value-type="float" office:value="4211" table:number-columns-spanned="1" table:number-rows-spanned="2" table:style-name="ce9">
            <text:p>4,21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76" table:number-columns-spanned="1" table:number-rows-spanned="2" table:style-name="ce9">
            <text:p>4,4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613" table:number-columns-spanned="1" table:number-rows-spanned="2" table:style-name="ce9">
            <text:p>5,613</text:p>
          </table:table-cell>
          <table:table-cell office:value-type="float" office:value="2125" table:number-columns-spanned="1" table:number-rows-spanned="2" table:style-name="ce9">
            <text:p>2,125</text:p>
          </table:table-cell>
          <table:table-cell office:value-type="float" office:value="7738" table:number-columns-spanned="1" table:number-rows-spanned="2" table:style-name="ce9">
            <text:p>7,738</text:p>
          </table:table-cell>
          <table:table-cell office:value-type="float" office:value="4313" table:number-columns-spanned="1" table:number-rows-spanned="2" table:style-name="ce9">
            <text:p>4,313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38" table:number-columns-spanned="1" table:number-rows-spanned="2" table:style-name="ce9">
            <text:p>7,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323" table:number-columns-spanned="1" table:number-rows-spanned="2" table:style-name="ce9">
            <text:p>3,323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3868" table:number-columns-spanned="1" table:number-rows-spanned="2" table:style-name="ce9">
            <text:p>3,868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68" table:number-columns-spanned="1" table:number-rows-spanned="2" table:style-name="ce9">
            <text:p>3,8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6064" table:number-columns-spanned="1" table:number-rows-spanned="2" table:style-name="ce9">
            <text:p>6,064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9524" table:number-columns-spanned="1" table:number-rows-spanned="2" table:style-name="ce9">
            <text:p>9,524</text:p>
          </table:table-cell>
          <table:table-cell office:value-type="float" office:value="5755" table:number-columns-spanned="1" table:number-rows-spanned="2" table:style-name="ce9">
            <text:p>5,755</text:p>
          </table:table-cell>
          <table:table-cell office:value-type="float" office:value="1175" table:number-columns-spanned="1" table:number-rows-spanned="2" table:style-name="ce9">
            <text:p>1,175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24" table:number-columns-spanned="1" table:number-rows-spanned="2" table:style-name="ce9">
            <text:p>9,5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751" table:number-columns-spanned="1" table:number-rows-spanned="2" table:style-name="ce9">
            <text:p>4,751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5005" table:number-columns-spanned="1" table:number-rows-spanned="2" table:style-name="ce9">
            <text:p>5,005</text:p>
          </table:table-cell>
          <table:table-cell office:value-type="float" office:value="2806" table:number-columns-spanned="1" table:number-rows-spanned="2" table:style-name="ce9">
            <text:p>2,806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05" table:number-columns-spanned="1" table:number-rows-spanned="2" table:style-name="ce9">
            <text:p>5,0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021" table:number-columns-spanned="1" table:number-rows-spanned="2" table:style-name="ce9">
            <text:p>4,021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4729" table:number-columns-spanned="1" table:number-rows-spanned="2" table:style-name="ce9">
            <text:p>4,729</text:p>
          </table:table-cell>
          <table:table-cell office:value-type="float" office:value="2869" table:number-columns-spanned="1" table:number-rows-spanned="2" table:style-name="ce9">
            <text:p>2,869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29" table:number-columns-spanned="1" table:number-rows-spanned="2" table:style-name="ce9">
            <text:p>4,7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342" table:number-columns-spanned="1" table:number-rows-spanned="2" table:style-name="ce9">
            <text:p>28,342</text:p>
          </table:table-cell>
          <table:table-cell office:value-type="float" office:value="10966" table:number-columns-spanned="1" table:number-rows-spanned="2" table:style-name="ce9">
            <text:p>10,966</text:p>
          </table:table-cell>
          <table:table-cell office:value-type="float" office:value="39308" table:number-columns-spanned="1" table:number-rows-spanned="2" table:style-name="ce9">
            <text:p>39,308</text:p>
          </table:table-cell>
          <table:table-cell office:value-type="float" office:value="24257" table:number-columns-spanned="1" table:number-rows-spanned="2" table:style-name="ce9">
            <text:p>24,257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office:value-type="float" office:value="4450" table:number-columns-spanned="1" table:number-rows-spanned="2" table:style-name="ce9">
            <text:p>4,450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1736" table:number-columns-spanned="1" table:number-rows-spanned="2" table:style-name="ce9">
            <text:p>1,736</text:p>
          </table:table-cell>
          <table:table-cell office:value-type="float" office:value="1837" table:number-columns-spanned="1" table:number-rows-spanned="2" table:style-name="ce9">
            <text:p>1,83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308" table:number-columns-spanned="1" table:number-rows-spanned="2" table:style-name="ce9">
            <text:p>39,30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37" table:number-columns-spanned="1" table:number-rows-spanned="2" table:style-name="ce9">
            <text:p>1,637</text:p>
          </table:table-cell>
          <table:table-cell office:value-type="float" office:value="1706" table:number-columns-spanned="1" table:number-rows-spanned="2" table:style-name="ce9">
            <text:p>1,706</text:p>
          </table:table-cell>
          <table:table-cell office:value-type="float" office:value="3343" table:number-columns-spanned="1" table:number-rows-spanned="2" table:style-name="ce9">
            <text:p>3,343</text:p>
          </table:table-cell>
          <table:table-cell office:value-type="float" office:value="2705" table:number-columns-spanned="1" table:number-rows-spanned="2" table:style-name="ce9">
            <text:p>2,705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343" table:number-columns-spanned="1" table:number-rows-spanned="2" table:style-name="ce9">
            <text:p>3,3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8377" table:number-columns-spanned="1" table:number-rows-spanned="2" table:style-name="ce9">
            <text:p>8,377</text:p>
          </table:table-cell>
          <table:table-cell office:value-type="float" office:value="4605" table:number-columns-spanned="1" table:number-rows-spanned="2" table:style-name="ce9">
            <text:p>4,605</text:p>
          </table:table-cell>
          <table:table-cell office:value-type="float" office:value="12982" table:number-columns-spanned="1" table:number-rows-spanned="2" table:style-name="ce9">
            <text:p>12,982</text:p>
          </table:table-cell>
          <table:table-cell office:value-type="float" office:value="11654" table:number-columns-spanned="1" table:number-rows-spanned="2" table:style-name="ce9">
            <text:p>11,654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82" table:number-columns-spanned="1" table:number-rows-spanned="2" table:style-name="ce9">
            <text:p>12,9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8524" table:number-columns-spanned="1" table:number-rows-spanned="2" table:style-name="ce9">
            <text:p>8,524</text:p>
          </table:table-cell>
          <table:table-cell office:value-type="float" office:value="8344" table:number-columns-spanned="1" table:number-rows-spanned="2" table:style-name="ce9">
            <text:p>8,344</text:p>
          </table:table-cell>
          <table:table-cell office:value-type="float" office:value="16868" table:number-columns-spanned="1" table:number-rows-spanned="2" table:style-name="ce9">
            <text:p>16,868</text:p>
          </table:table-cell>
          <table:table-cell office:value-type="float" office:value="13133" table:number-columns-spanned="1" table:number-rows-spanned="2" table:style-name="ce9">
            <text:p>13,133</text:p>
          </table:table-cell>
          <table:table-cell office:value-type="float" office:value="3016" table:number-columns-spanned="1" table:number-rows-spanned="2" table:style-name="ce9">
            <text:p>3,016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868" table:number-columns-spanned="1" table:number-rows-spanned="2" table:style-name="ce9">
            <text:p>16,8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0170" table:number-columns-spanned="1" table:number-rows-spanned="2" table:style-name="ce9">
            <text:p>10,170</text:p>
          </table:table-cell>
          <table:table-cell office:value-type="float" office:value="4992" table:number-columns-spanned="1" table:number-rows-spanned="2" table:style-name="ce9">
            <text:p>4,992</text:p>
          </table:table-cell>
          <table:table-cell office:value-type="float" office:value="15162" table:number-columns-spanned="1" table:number-rows-spanned="2" table:style-name="ce9">
            <text:p>15,162</text:p>
          </table:table-cell>
          <table:table-cell office:value-type="float" office:value="14508" table:number-columns-spanned="1" table:number-rows-spanned="2" table:style-name="ce9">
            <text:p>14,508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62" table:number-columns-spanned="1" table:number-rows-spanned="2" table:style-name="ce9">
            <text:p>15,1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708" table:number-columns-spanned="1" table:number-rows-spanned="2" table:style-name="ce9">
            <text:p>28,708</text:p>
          </table:table-cell>
          <table:table-cell office:value-type="float" office:value="19647" table:number-columns-spanned="1" table:number-rows-spanned="2" table:style-name="ce9">
            <text:p>19,647</text:p>
          </table:table-cell>
          <table:table-cell office:value-type="float" office:value="48355" table:number-columns-spanned="1" table:number-rows-spanned="2" table:style-name="ce9">
            <text:p>48,355</text:p>
          </table:table-cell>
          <table:table-cell office:value-type="float" office:value="42000" table:number-columns-spanned="1" table:number-rows-spanned="2" table:style-name="ce9">
            <text:p>42,000</text:p>
          </table:table-cell>
          <table:table-cell office:value-type="float" office:value="4370" table:number-columns-spanned="1" table:number-rows-spanned="2" table:style-name="ce9">
            <text:p>4,370</text:p>
          </table:table-cell>
          <table:table-cell office:value-type="float" office:value="638" table:number-columns-spanned="1" table:number-rows-spanned="2" table:style-name="ce8">
            <text:p>63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8355" table:number-columns-spanned="1" table:number-rows-spanned="2" table:style-name="ce9">
            <text:p>48,35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2610" table:number-columns-spanned="1" table:number-rows-spanned="2" table:style-name="ce9">
            <text:p>2,610</text:p>
          </table:table-cell>
          <table:table-cell office:value-type="float" office:value="4490" table:number-columns-spanned="1" table:number-rows-spanned="2" table:style-name="ce9">
            <text:p>4,490</text:p>
          </table:table-cell>
          <table:table-cell office:value-type="float" office:value="7100" table:number-columns-spanned="1" table:number-rows-spanned="2" table:style-name="ce9">
            <text:p>7,100</text:p>
          </table:table-cell>
          <table:table-cell office:value-type="float" office:value="7100" table:number-columns-spanned="1" table:number-rows-spanned="2" table:style-name="ce9">
            <text:p>7,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00" table:number-columns-spanned="1" table:number-rows-spanned="2" table:style-name="ce9">
            <text:p>7,1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2170" table:number-columns-spanned="1" table:number-rows-spanned="2" table:style-name="ce9">
            <text:p>2,170</text:p>
          </table:table-cell>
          <table:table-cell office:value-type="float" office:value="3370" table:number-columns-spanned="1" table:number-rows-spanned="2" table:style-name="ce9">
            <text:p>3,370</text:p>
          </table:table-cell>
          <table:table-cell office:value-type="float" office:value="2801" table:number-columns-spanned="1" table:number-rows-spanned="2" table:style-name="ce9">
            <text:p>2,801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70" table:number-columns-spanned="1" table:number-rows-spanned="2" table:style-name="ce9">
            <text:p>3,3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8350" table:number-columns-spanned="1" table:number-rows-spanned="2" table:style-name="ce9">
            <text:p>8,350</text:p>
          </table:table-cell>
          <table:table-cell office:value-type="float" office:value="1298" table:number-columns-spanned="1" table:number-rows-spanned="2" table:style-name="ce9">
            <text:p>1,298</text:p>
          </table:table-cell>
          <table:table-cell office:value-type="float" office:value="9648" table:number-columns-spanned="1" table:number-rows-spanned="2" table:style-name="ce9">
            <text:p>9,648</text:p>
          </table:table-cell>
          <table:table-cell office:value-type="float" office:value="8824" table:number-columns-spanned="1" table:number-rows-spanned="2" table:style-name="ce9">
            <text:p>8,824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48" table:number-columns-spanned="1" table:number-rows-spanned="2" table:style-name="ce9">
            <text:p>9,6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244" table:number-columns-spanned="1" table:number-rows-spanned="2" table:style-name="ce9">
            <text:p>3,244</text:p>
          </table:table-cell>
          <table:table-cell office:value-type="float" office:value="1333" table:number-columns-spanned="1" table:number-rows-spanned="2" table:style-name="ce9">
            <text:p>1,333</text:p>
          </table:table-cell>
          <table:table-cell office:value-type="float" office:value="4577" table:number-columns-spanned="1" table:number-rows-spanned="2" table:style-name="ce9">
            <text:p>4,577</text:p>
          </table:table-cell>
          <table:table-cell office:value-type="float" office:value="3323" table:number-columns-spanned="1" table:number-rows-spanned="2" table:style-name="ce9">
            <text:p>3,323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77" table:number-columns-spanned="1" table:number-rows-spanned="2" table:style-name="ce9">
            <text:p>4,5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900" table:number-columns-spanned="1" table:number-rows-spanned="2" table:style-name="ce9">
            <text:p>4,900</text:p>
          </table:table-cell>
          <table:table-cell office:value-type="float" office:value="5554" table:number-columns-spanned="1" table:number-rows-spanned="2" table:style-name="ce9">
            <text:p>5,554</text:p>
          </table:table-cell>
          <table:table-cell office:value-type="float" office:value="10454" table:number-columns-spanned="1" table:number-rows-spanned="2" table:style-name="ce9">
            <text:p>10,454</text:p>
          </table:table-cell>
          <table:table-cell office:value-type="float" office:value="8633" table:number-columns-spanned="1" table:number-rows-spanned="2" table:style-name="ce9">
            <text:p>8,63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54" table:number-columns-spanned="1" table:number-rows-spanned="2" table:style-name="ce9">
            <text:p>10,4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437" table:number-columns-spanned="1" table:number-rows-spanned="2" table:style-name="ce9">
            <text:p>1,437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float" office:value="1586" table:number-columns-spanned="1" table:number-rows-spanned="2" table:style-name="ce9">
            <text:p>1,58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5523" table:number-columns-spanned="1" table:number-rows-spanned="2" table:style-name="ce9">
            <text:p>15,523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float" office:value="18418" table:number-columns-spanned="1" table:number-rows-spanned="2" table:style-name="ce9">
            <text:p>18,418</text:p>
          </table:table-cell>
          <table:table-cell office:value-type="float" office:value="14297" table:number-columns-spanned="1" table:number-rows-spanned="2" table:style-name="ce9">
            <text:p>14,297</text:p>
          </table:table-cell>
          <table:table-cell office:value-type="float" office:value="2670" table:number-columns-spanned="1" table:number-rows-spanned="2" table:style-name="ce9">
            <text:p>2,670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18" table:number-columns-spanned="1" table:number-rows-spanned="2" table:style-name="ce9">
            <text:p>18,4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6355" table:number-columns-spanned="1" table:number-rows-spanned="2" table:style-name="ce9">
            <text:p>16,355</text:p>
          </table:table-cell>
          <table:table-cell office:value-type="float" office:value="10724" table:number-columns-spanned="1" table:number-rows-spanned="2" table:style-name="ce9">
            <text:p>10,724</text:p>
          </table:table-cell>
          <table:table-cell office:value-type="float" office:value="27079" table:number-columns-spanned="1" table:number-rows-spanned="2" table:style-name="ce9">
            <text:p>27,079</text:p>
          </table:table-cell>
          <table:table-cell office:value-type="float" office:value="22927" table:number-columns-spanned="1" table:number-rows-spanned="2" table:style-name="ce9">
            <text:p>22,927</text:p>
          </table:table-cell>
          <table:table-cell office:value-type="float" office:value="2410" table:number-columns-spanned="1" table:number-rows-spanned="2" table:style-name="ce9">
            <text:p>2,41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079" table:number-columns-spanned="1" table:number-rows-spanned="2" table:style-name="ce9">
            <text:p>27,0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390" table:number-columns-spanned="1" table:number-rows-spanned="2" table:style-name="ce9">
            <text:p>1,390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2297" table:number-columns-spanned="1" table:number-rows-spanned="2" table:style-name="ce9">
            <text:p>2,297</text:p>
          </table:table-cell>
          <table:table-cell office:value-type="float" office:value="4260" table:number-columns-spanned="1" table:number-rows-spanned="2" table:style-name="ce9">
            <text:p>4,260</text:p>
          </table:table-cell>
          <table:table-cell office:value-type="float" office:value="6557" table:number-columns-spanned="1" table:number-rows-spanned="2" table:style-name="ce9">
            <text:p>6,557</text:p>
          </table:table-cell>
          <table:table-cell office:value-type="float" office:value="6013" table:number-columns-spanned="1" table:number-rows-spanned="2" table:style-name="ce9">
            <text:p>6,01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57" table:number-columns-spanned="1" table:number-rows-spanned="2" table:style-name="ce9">
            <text:p>6,5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8090" table:number-columns-spanned="1" table:number-rows-spanned="2" table:style-name="ce9">
            <text:p>8,090</text:p>
          </table:table-cell>
          <table:table-cell office:value-type="float" office:value="2022" table:number-columns-spanned="1" table:number-rows-spanned="2" table:style-name="ce9">
            <text:p>2,022</text:p>
          </table:table-cell>
          <table:table-cell office:value-type="float" office:value="10112" table:number-columns-spanned="1" table:number-rows-spanned="2" table:style-name="ce9">
            <text:p>10,112</text:p>
          </table:table-cell>
          <table:table-cell office:value-type="float" office:value="9141" table:number-columns-spanned="1" table:number-rows-spanned="2" table:style-name="ce9">
            <text:p>9,14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12" table:number-columns-spanned="1" table:number-rows-spanned="2" table:style-name="ce9">
            <text:p>10,1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4681" table:number-columns-spanned="1" table:number-rows-spanned="2" table:style-name="ce9">
            <text:p>4,681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5316" table:number-columns-spanned="1" table:number-rows-spanned="2" table:style-name="ce9">
            <text:p>5,316</text:p>
          </table:table-cell>
          <table:table-cell office:value-type="float" office:value="5258" table:number-columns-spanned="1" table:number-rows-spanned="2" table:style-name="ce9">
            <text:p>5,25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16" table:number-columns-spanned="1" table:number-rows-spanned="2" table:style-name="ce9">
            <text:p>5,3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office:value-type="float" office:value="3886" table:number-columns-spanned="1" table:number-rows-spanned="2" table:style-name="ce9">
            <text:p>3,886</text:p>
          </table:table-cell>
          <table:table-cell office:value-type="float" office:value="3858" table:number-columns-spanned="1" table:number-rows-spanned="2" table:style-name="ce9">
            <text:p>3,8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86" table:number-columns-spanned="1" table:number-rows-spanned="2" table:style-name="ce9">
            <text:p>3,8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763" table:number-columns-spanned="1" table:number-rows-spanned="2" table:style-name="ce8">
            <text:p>76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190" table:number-columns-spanned="1" table:number-rows-spanned="2" table:style-name="ce9">
            <text:p>3,190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4557" table:number-columns-spanned="1" table:number-rows-spanned="2" table:style-name="ce9">
            <text:p>4,557</text:p>
          </table:table-cell>
          <table:table-cell office:value-type="float" office:value="3723" table:number-columns-spanned="1" table:number-rows-spanned="2" table:style-name="ce9">
            <text:p>3,723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57" table:number-columns-spanned="1" table:number-rows-spanned="2" table:style-name="ce9">
            <text:p>4,5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47" table:number-columns-spanned="1" table:number-rows-spanned="2" table:style-name="ce9">
            <text:p>2,447</text:p>
          </table:table-cell>
          <table:table-cell office:value-type="float" office:value="2409" table:number-columns-spanned="1" table:number-rows-spanned="2" table:style-name="ce9">
            <text:p>2,409</text:p>
          </table:table-cell>
          <table:table-cell office:value-type="float" office:value="4856" table:number-columns-spanned="1" table:number-rows-spanned="2" table:style-name="ce9">
            <text:p>4,856</text:p>
          </table:table-cell>
          <table:table-cell office:value-type="float" office:value="1648" table:number-columns-spanned="1" table:number-rows-spanned="2" table:style-name="ce9">
            <text:p>1,64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6" table:number-columns-spanned="1" table:number-rows-spanned="2" table:style-name="ce9">
            <text:p>4,8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7674" table:number-columns-spanned="1" table:number-rows-spanned="2" table:style-name="ce9">
            <text:p>77,674</text:p>
          </table:table-cell>
          <table:table-cell office:value-type="float" office:value="44084" table:number-columns-spanned="1" table:number-rows-spanned="2" table:style-name="ce9">
            <text:p>44,084</text:p>
          </table:table-cell>
          <table:table-cell office:value-type="float" office:value="121758" table:number-columns-spanned="1" table:number-rows-spanned="2" table:style-name="ce9">
            <text:p>121,758</text:p>
          </table:table-cell>
          <table:table-cell office:value-type="float" office:value="102386" table:number-columns-spanned="1" table:number-rows-spanned="2" table:style-name="ce9">
            <text:p>102,386</text:p>
          </table:table-cell>
          <table:table-cell office:value-type="float" office:value="6721" table:number-columns-spanned="1" table:number-rows-spanned="2" table:style-name="ce9">
            <text:p>6,721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1981" table:number-columns-spanned="1" table:number-rows-spanned="2" table:style-name="ce9">
            <text:p>1,981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4072" table:number-columns-spanned="1" table:number-rows-spanned="2" table:style-name="ce9">
            <text:p>4,072</text:p>
          </table:table-cell>
          <table:table-cell office:value-type="float" office:value="1939" table:number-columns-spanned="1" table:number-rows-spanned="2" table:style-name="ce9">
            <text:p>1,939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21758" table:number-columns-spanned="1" table:number-rows-spanned="2" table:style-name="ce9">
            <text:p>121,75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1620" table:number-columns-spanned="1" table:number-rows-spanned="2" table:style-name="ce9">
            <text:p>1,620</text:p>
          </table:table-cell>
          <table:table-cell office:value-type="float" office:value="4613" table:number-columns-spanned="1" table:number-rows-spanned="2" table:style-name="ce9">
            <text:p>4,613</text:p>
          </table:table-cell>
          <table:table-cell office:value-type="float" office:value="6233" table:number-columns-spanned="1" table:number-rows-spanned="2" table:style-name="ce9">
            <text:p>6,233</text:p>
          </table:table-cell>
          <table:table-cell office:value-type="float" office:value="1586" table:number-columns-spanned="1" table:number-rows-spanned="2" table:style-name="ce9">
            <text:p>1,586</text:p>
          </table:table-cell>
          <table:table-cell office:value-type="float" office:value="1594" table:number-columns-spanned="1" table:number-rows-spanned="2" table:style-name="ce9">
            <text:p>1,59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926" table:number-columns-spanned="1" table:number-rows-spanned="2" table:style-name="ce9">
            <text:p>1,9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6233" table:number-columns-spanned="1" table:number-rows-spanned="2" table:style-name="ce9">
            <text:p>6,2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5171" table:number-columns-spanned="1" table:number-rows-spanned="2" table:style-name="ce9">
            <text:p>5,171</text:p>
          </table:table-cell>
          <table:table-cell office:value-type="float" office:value="2613" table:number-columns-spanned="1" table:number-rows-spanned="2" table:style-name="ce9">
            <text:p>2,613</text:p>
          </table:table-cell>
          <table:table-cell office:value-type="float" office:value="7784" table:number-columns-spanned="1" table:number-rows-spanned="2" table:style-name="ce9">
            <text:p>7,784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1950" table:number-columns-spanned="1" table:number-rows-spanned="2" table:style-name="ce9">
            <text:p>1,9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0" table:number-columns-spanned="1" table:number-rows-spanned="2" table:style-name="ce9">
            <text:p>1,83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219" table:number-columns-spanned="1" table:number-rows-spanned="2" table:style-name="ce9">
            <text:p>2,21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784" table:number-columns-spanned="1" table:number-rows-spanned="2" table:style-name="ce9">
            <text:p>7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594" table:number-columns-spanned="1" table:number-rows-spanned="2" table:style-name="ce9">
            <text:p>2,594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4465" table:number-columns-spanned="1" table:number-rows-spanned="2" table:style-name="ce9">
            <text:p>4,465</text:p>
          </table:table-cell>
          <table:table-cell office:value-type="float" office:value="3834" table:number-columns-spanned="1" table:number-rows-spanned="2" table:style-name="ce9">
            <text:p>3,8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465" table:number-columns-spanned="1" table:number-rows-spanned="2" table:style-name="ce9">
            <text:p>4,4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2871" table:number-columns-spanned="1" table:number-rows-spanned="2" table:style-name="ce9">
            <text:p>2,871</text:p>
          </table:table-cell>
          <table:table-cell office:value-type="float" office:value="1474" table:number-columns-spanned="1" table:number-rows-spanned="2" table:style-name="ce9">
            <text:p>1,474</text:p>
          </table:table-cell>
          <table:table-cell office:value-type="float" office:value="4345" table:number-columns-spanned="1" table:number-rows-spanned="2" table:style-name="ce9">
            <text:p>4,345</text:p>
          </table:table-cell>
          <table:table-cell office:value-type="float" office:value="2261" table:number-columns-spanned="1" table:number-rows-spanned="2" table:style-name="ce9">
            <text:p>2,261</text:p>
          </table:table-cell>
          <table:table-cell office:value-type="float" office:value="1146" table:number-columns-spanned="1" table:number-rows-spanned="2" table:style-name="ce9">
            <text:p>1,146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45" table:number-columns-spanned="1" table:number-rows-spanned="2" table:style-name="ce9">
            <text:p>4,3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1503" table:number-columns-spanned="1" table:number-rows-spanned="2" table:style-name="ce9">
            <text:p>11,503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12269" table:number-columns-spanned="1" table:number-rows-spanned="2" table:style-name="ce9">
            <text:p>12,269</text:p>
          </table:table-cell>
          <table:table-cell office:value-type="float" office:value="3790" table:number-columns-spanned="1" table:number-rows-spanned="2" table:style-name="ce9">
            <text:p>3,790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2343" table:number-columns-spanned="1" table:number-rows-spanned="2" table:style-name="ce9">
            <text:p>2,34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119" table:number-columns-spanned="1" table:number-rows-spanned="2" table:style-name="ce9">
            <text:p>2,119</text:p>
          </table:table-cell>
          <table:table-cell office:value-type="float" office:value="1666" table:number-columns-spanned="1" table:number-rows-spanned="2" table:style-name="ce9">
            <text:p>1,666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69" table:number-columns-spanned="1" table:number-rows-spanned="2" table:style-name="ce9">
            <text:p>12,2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839" table:number-columns-spanned="1" table:number-rows-spanned="2" table:style-name="ce9">
            <text:p>9,839</text:p>
          </table:table-cell>
          <table:table-cell office:value-type="float" office:value="2114" table:number-columns-spanned="1" table:number-rows-spanned="2" table:style-name="ce9">
            <text:p>2,114</text:p>
          </table:table-cell>
          <table:table-cell office:value-type="float" office:value="11953" table:number-columns-spanned="1" table:number-rows-spanned="2" table:style-name="ce9">
            <text:p>11,953</text:p>
          </table:table-cell>
          <table:table-cell office:value-type="float" office:value="4053" table:number-columns-spanned="1" table:number-rows-spanned="2" table:style-name="ce9">
            <text:p>4,053</text:p>
          </table:table-cell>
          <table:table-cell office:value-type="float" office:value="1037" table:number-columns-spanned="1" table:number-rows-spanned="2" table:style-name="ce9">
            <text:p>1,037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3799" table:number-columns-spanned="1" table:number-rows-spanned="2" table:style-name="ce9">
            <text:p>3,799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53" table:number-columns-spanned="1" table:number-rows-spanned="2" table:style-name="ce9">
            <text:p>11,9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967" table:number-columns-spanned="1" table:number-rows-spanned="2" table:style-name="ce9">
            <text:p>4,967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5834" table:number-columns-spanned="1" table:number-rows-spanned="2" table:style-name="ce9">
            <text:p>5,834</text:p>
          </table:table-cell>
          <table:table-cell office:value-type="float" office:value="2591" table:number-columns-spanned="1" table:number-rows-spanned="2" table:style-name="ce9">
            <text:p>2,591</text:p>
          </table:table-cell>
          <table:table-cell office:value-type="float" office:value="496" table:number-columns-spanned="1" table:number-rows-spanned="2" table:style-name="ce8">
            <text:p>496</text:p>
          </table:table-cell>
          <table:table-cell office:value-type="float" office:value="914" table:number-columns-spanned="1" table:number-rows-spanned="2" table:style-name="ce8">
            <text:p>914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638" table:number-columns-spanned="1" table:number-rows-spanned="2" table:style-name="ce8">
            <text:p>63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34" table:number-columns-spanned="1" table:number-rows-spanned="2" table:style-name="ce9">
            <text:p>5,8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277" table:number-columns-spanned="1" table:number-rows-spanned="2" table:style-name="ce9">
            <text:p>6,277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6886" table:number-columns-spanned="1" table:number-rows-spanned="2" table:style-name="ce9">
            <text:p>6,886</text:p>
          </table:table-cell>
          <table:table-cell office:value-type="float" office:value="2771" table:number-columns-spanned="1" table:number-rows-spanned="2" table:style-name="ce9">
            <text:p>2,771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1293" table:number-columns-spanned="1" table:number-rows-spanned="2" table:style-name="ce9">
            <text:p>1,29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86" table:number-columns-spanned="1" table:number-rows-spanned="2" table:style-name="ce9">
            <text:p>6,8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float" office:value="3942" table:number-columns-spanned="1" table:number-rows-spanned="2" table:style-name="ce9">
            <text:p>3,942</text:p>
          </table:table-cell>
          <table:table-cell office:value-type="float" office:value="6034" table:number-columns-spanned="1" table:number-rows-spanned="2" table:style-name="ce9">
            <text:p>6,034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1246" table:number-columns-spanned="1" table:number-rows-spanned="2" table:style-name="ce9">
            <text:p>1,246</text:p>
          </table:table-cell>
          <table:table-cell office:value-type="float" office:value="1567" table:number-columns-spanned="1" table:number-rows-spanned="2" table:style-name="ce9">
            <text:p>1,56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87" table:number-columns-spanned="1" table:number-rows-spanned="2" table:style-name="ce9">
            <text:p>1,087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34" table:number-columns-spanned="1" table:number-rows-spanned="2" table:style-name="ce9">
            <text:p>6,0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929" table:number-columns-spanned="1" table:number-rows-spanned="2" table:style-name="ce9">
            <text:p>7,929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8872" table:number-columns-spanned="1" table:number-rows-spanned="2" table:style-name="ce9">
            <text:p>8,872</text:p>
          </table:table-cell>
          <table:table-cell office:value-type="float" office:value="3732" table:number-columns-spanned="1" table:number-rows-spanned="2" table:style-name="ce9">
            <text:p>3,732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72" table:number-columns-spanned="1" table:number-rows-spanned="2" table:style-name="ce9">
            <text:p>8,8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963" table:number-columns-spanned="1" table:number-rows-spanned="2" table:style-name="ce9">
            <text:p>3,963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5389" table:number-columns-spanned="1" table:number-rows-spanned="2" table:style-name="ce9">
            <text:p>5,389</text:p>
          </table:table-cell>
          <table:table-cell office:value-type="float" office:value="1289" table:number-columns-spanned="1" table:number-rows-spanned="2" table:style-name="ce9">
            <text:p>1,289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119" table:number-columns-spanned="1" table:number-rows-spanned="2" table:style-name="ce9">
            <text:p>1,119</text:p>
          </table:table-cell>
          <table:table-cell office:value-type="float" office:value="884" table:number-columns-spanned="1" table:number-rows-spanned="2" table:style-name="ce8">
            <text:p>88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89" table:number-columns-spanned="1" table:number-rows-spanned="2" table:style-name="ce9">
            <text:p>5,3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864" table:number-columns-spanned="1" table:number-rows-spanned="2" table:style-name="ce9">
            <text:p>3,864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4310" table:number-columns-spanned="1" table:number-rows-spanned="2" table:style-name="ce9">
            <text:p>4,310</text:p>
          </table:table-cell>
          <table:table-cell office:value-type="float" office:value="1766" table:number-columns-spanned="1" table:number-rows-spanned="2" table:style-name="ce9">
            <text:p>1,766</text:p>
          </table:table-cell>
          <table:table-cell office:value-type="float" office:value="703" table:number-columns-spanned="1" table:number-rows-spanned="2" table:style-name="ce8">
            <text:p>703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10" table:number-columns-spanned="1" table:number-rows-spanned="2" table:style-name="ce9">
            <text:p>4,3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460" table:number-columns-spanned="1" table:number-rows-spanned="2" table:style-name="ce9">
            <text:p>2,460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office:value-type="float" office:value="2989" table:number-columns-spanned="1" table:number-rows-spanned="2" table:style-name="ce9">
            <text:p>2,989</text:p>
          </table:table-cell>
          <table:table-cell office:value-type="float" office:value="1013" table:number-columns-spanned="1" table:number-rows-spanned="2" table:style-name="ce9">
            <text:p>1,013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89" table:number-columns-spanned="1" table:number-rows-spanned="2" table:style-name="ce9">
            <text:p>2,9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3384" table:number-columns-spanned="1" table:number-rows-spanned="2" table:style-name="ce9">
            <text:p>3,384</text:p>
          </table:table-cell>
          <table:table-cell office:value-type="float" office:value="4695" table:number-columns-spanned="1" table:number-rows-spanned="2" table:style-name="ce9">
            <text:p>4,695</text:p>
          </table:table-cell>
          <table:table-cell office:value-type="float" office:value="8079" table:number-columns-spanned="1" table:number-rows-spanned="2" table:style-name="ce9">
            <text:p>8,079</text:p>
          </table:table-cell>
          <table:table-cell office:value-type="float" office:value="7605" table:number-columns-spanned="1" table:number-rows-spanned="2" table:style-name="ce9">
            <text:p>7,605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79" table:number-columns-spanned="1" table:number-rows-spanned="2" table:style-name="ce9">
            <text:p>8,0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8534" table:number-columns-spanned="1" table:number-rows-spanned="2" table:style-name="ce9">
            <text:p>68,534</text:p>
          </table:table-cell>
          <table:table-cell office:value-type="float" office:value="26908" table:number-columns-spanned="1" table:number-rows-spanned="2" table:style-name="ce9">
            <text:p>26,908</text:p>
          </table:table-cell>
          <table:table-cell office:value-type="float" office:value="95442" table:number-columns-spanned="1" table:number-rows-spanned="2" table:style-name="ce9">
            <text:p>95,442</text:p>
          </table:table-cell>
          <table:table-cell office:value-type="float" office:value="37058" table:number-columns-spanned="1" table:number-rows-spanned="2" table:style-name="ce9">
            <text:p>37,058</text:p>
          </table:table-cell>
          <table:table-cell office:value-type="float" office:value="9047" table:number-columns-spanned="1" table:number-rows-spanned="2" table:style-name="ce9">
            <text:p>9,047</text:p>
          </table:table-cell>
          <table:table-cell office:value-type="float" office:value="7326" table:number-columns-spanned="1" table:number-rows-spanned="2" table:style-name="ce9">
            <text:p>7,326</text:p>
          </table:table-cell>
          <table:table-cell office:value-type="float" office:value="8328" table:number-columns-spanned="1" table:number-rows-spanned="2" table:style-name="ce9">
            <text:p>8,328</text:p>
          </table:table-cell>
          <table:table-cell office:value-type="float" office:value="2412" table:number-columns-spanned="1" table:number-rows-spanned="2" table:style-name="ce9">
            <text:p>2,412</text:p>
          </table:table-cell>
          <table:table-cell office:value-type="float" office:value="1449" table:number-columns-spanned="1" table:number-rows-spanned="2" table:style-name="ce9">
            <text:p>1,449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7363" table:number-columns-spanned="1" table:number-rows-spanned="2" table:style-name="ce9">
            <text:p>7,363</text:p>
          </table:table-cell>
          <table:table-cell office:value-type="float" office:value="9714" table:number-columns-spanned="1" table:number-rows-spanned="2" table:style-name="ce9">
            <text:p>9,714</text:p>
          </table:table-cell>
          <table:table-cell office:value-type="float" office:value="4893" table:number-columns-spanned="1" table:number-rows-spanned="2" table:style-name="ce9">
            <text:p>4,893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5743" table:number-columns-spanned="1" table:number-rows-spanned="2" table:style-name="ce9">
            <text:p>5,743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95442" table:number-columns-spanned="1" table:number-rows-spanned="2" table:style-name="ce9">
            <text:p>95,44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6月至2018年6月(Data for 2018/6～2018/6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3806" table:number-columns-spanned="1" table:number-rows-spanned="2" table:style-name="ce9">
            <text:p>3,806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6061" table:number-columns-spanned="1" table:number-rows-spanned="2" table:style-name="ce9">
            <text:p>6,061</text:p>
          </table:table-cell>
          <table:table-cell office:value-type="float" office:value="5396" table:number-columns-spanned="1" table:number-rows-spanned="2" table:style-name="ce9">
            <text:p>5,396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61" table:number-columns-spanned="1" table:number-rows-spanned="2" table:style-name="ce9">
            <text:p>6,0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36" table:number-columns-spanned="1" table:number-rows-spanned="2" table:style-name="ce9">
            <text:p>2,036</text:p>
          </table:table-cell>
          <table:table-cell office:value-type="float" office:value="4750" table:number-columns-spanned="1" table:number-rows-spanned="2" table:style-name="ce9">
            <text:p>4,750</text:p>
          </table:table-cell>
          <table:table-cell office:value-type="float" office:value="6786" table:number-columns-spanned="1" table:number-rows-spanned="2" table:style-name="ce9">
            <text:p>6,786</text:p>
          </table:table-cell>
          <table:table-cell office:value-type="float" office:value="6753" table:number-columns-spanned="1" table:number-rows-spanned="2" table:style-name="ce9">
            <text:p>6,7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86" table:number-columns-spanned="1" table:number-rows-spanned="2" table:style-name="ce9">
            <text:p>6,7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7926" table:number-columns-spanned="1" table:number-rows-spanned="2" table:style-name="ce9">
            <text:p>7,926</text:p>
          </table:table-cell>
          <table:table-cell office:value-type="float" office:value="1327" table:number-columns-spanned="1" table:number-rows-spanned="2" table:style-name="ce9">
            <text:p>1,327</text:p>
          </table:table-cell>
          <table:table-cell office:value-type="float" office:value="9253" table:number-columns-spanned="1" table:number-rows-spanned="2" table:style-name="ce9">
            <text:p>9,253</text:p>
          </table:table-cell>
          <table:table-cell office:value-type="float" office:value="3599" table:number-columns-spanned="1" table:number-rows-spanned="2" table:style-name="ce9">
            <text:p>3,599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02" table:number-columns-spanned="1" table:number-rows-spanned="2" table:style-name="ce9">
            <text:p>3,002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53" table:number-columns-spanned="1" table:number-rows-spanned="2" table:style-name="ce9">
            <text:p>9,2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088" table:number-columns-spanned="1" table:number-rows-spanned="2" table:style-name="ce9">
            <text:p>3,088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3328" table:number-columns-spanned="1" table:number-rows-spanned="2" table:style-name="ce9">
            <text:p>3,328</text:p>
          </table:table-cell>
          <table:table-cell office:value-type="float" office:value="1677" table:number-columns-spanned="1" table:number-rows-spanned="2" table:style-name="ce9">
            <text:p>1,677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963" table:number-columns-spanned="1" table:number-rows-spanned="2" table:style-name="ce8">
            <text:p>9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28" table:number-columns-spanned="1" table:number-rows-spanned="2" table:style-name="ce9">
            <text:p>3,3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6061" table:number-columns-spanned="1" table:number-rows-spanned="2" table:style-name="ce9">
            <text:p>6,061</text:p>
          </table:table-cell>
          <table:table-cell office:value-type="float" office:value="4861" table:number-columns-spanned="1" table:number-rows-spanned="2" table:style-name="ce9">
            <text:p>4,861</text:p>
          </table:table-cell>
          <table:table-cell office:value-type="float" office:value="10922" table:number-columns-spanned="1" table:number-rows-spanned="2" table:style-name="ce9">
            <text:p>10,922</text:p>
          </table:table-cell>
          <table:table-cell office:value-type="float" office:value="7801" table:number-columns-spanned="1" table:number-rows-spanned="2" table:style-name="ce9">
            <text:p>7,801</text:p>
          </table:table-cell>
          <table:table-cell office:value-type="float" office:value="1064" table:number-columns-spanned="1" table:number-rows-spanned="2" table:style-name="ce9">
            <text:p>1,064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22" table:number-columns-spanned="1" table:number-rows-spanned="2" table:style-name="ce9">
            <text:p>10,9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6667" table:number-columns-spanned="1" table:number-rows-spanned="2" table:style-name="ce9">
            <text:p>6,667</text:p>
          </table:table-cell>
          <table:table-cell office:value-type="float" office:value="881" table:number-columns-spanned="1" table:number-rows-spanned="2" table:style-name="ce8">
            <text:p>881</text:p>
          </table:table-cell>
          <table:table-cell office:value-type="float" office:value="7548" table:number-columns-spanned="1" table:number-rows-spanned="2" table:style-name="ce9">
            <text:p>7,548</text:p>
          </table:table-cell>
          <table:table-cell office:value-type="float" office:value="6269" table:number-columns-spanned="1" table:number-rows-spanned="2" table:style-name="ce9">
            <text:p>6,269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48" table:number-columns-spanned="1" table:number-rows-spanned="2" table:style-name="ce9">
            <text:p>7,5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0087" table:number-columns-spanned="1" table:number-rows-spanned="2" table:style-name="ce9">
            <text:p>10,087</text:p>
          </table:table-cell>
          <table:table-cell office:value-type="float" office:value="1511" table:number-columns-spanned="1" table:number-rows-spanned="2" table:style-name="ce9">
            <text:p>1,511</text:p>
          </table:table-cell>
          <table:table-cell office:value-type="float" office:value="11598" table:number-columns-spanned="1" table:number-rows-spanned="2" table:style-name="ce9">
            <text:p>11,598</text:p>
          </table:table-cell>
          <table:table-cell office:value-type="float" office:value="7156" table:number-columns-spanned="1" table:number-rows-spanned="2" table:style-name="ce9">
            <text:p>7,156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795" table:number-columns-spanned="1" table:number-rows-spanned="2" table:style-name="ce8">
            <text:p>7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98" table:number-columns-spanned="1" table:number-rows-spanned="2" table:style-name="ce9">
            <text:p>11,5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096" table:number-columns-spanned="1" table:number-rows-spanned="2" table:style-name="ce9">
            <text:p>3,096</text:p>
          </table:table-cell>
          <table:table-cell office:value-type="float" office:value="1821" table:number-columns-spanned="1" table:number-rows-spanned="2" table:style-name="ce9">
            <text:p>1,821</text:p>
          </table:table-cell>
          <table:table-cell office:value-type="float" office:value="4917" table:number-columns-spanned="1" table:number-rows-spanned="2" table:style-name="ce9">
            <text:p>4,917</text:p>
          </table:table-cell>
          <table:table-cell office:value-type="float" office:value="4073" table:number-columns-spanned="1" table:number-rows-spanned="2" table:style-name="ce9">
            <text:p>4,073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17" table:number-columns-spanned="1" table:number-rows-spanned="2" table:style-name="ce9">
            <text:p>4,9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4218" table:number-columns-spanned="1" table:number-rows-spanned="2" table:style-name="ce9">
            <text:p>14,218</text:p>
          </table:table-cell>
          <table:table-cell office:value-type="float" office:value="10275" table:number-columns-spanned="1" table:number-rows-spanned="2" table:style-name="ce9">
            <text:p>10,275</text:p>
          </table:table-cell>
          <table:table-cell office:value-type="float" office:value="24493" table:number-columns-spanned="1" table:number-rows-spanned="2" table:style-name="ce9">
            <text:p>24,493</text:p>
          </table:table-cell>
          <table:table-cell office:value-type="float" office:value="23247" table:number-columns-spanned="1" table:number-rows-spanned="2" table:style-name="ce9">
            <text:p>23,247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93" table:number-columns-spanned="1" table:number-rows-spanned="2" table:style-name="ce9">
            <text:p>24,4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4054" table:number-columns-spanned="1" table:number-rows-spanned="2" table:style-name="ce9">
            <text:p>14,054</text:p>
          </table:table-cell>
          <table:table-cell office:value-type="float" office:value="1545" table:number-columns-spanned="1" table:number-rows-spanned="2" table:style-name="ce9">
            <text:p>1,545</text:p>
          </table:table-cell>
          <table:table-cell office:value-type="float" office:value="15599" table:number-columns-spanned="1" table:number-rows-spanned="2" table:style-name="ce9">
            <text:p>15,599</text:p>
          </table:table-cell>
          <table:table-cell office:value-type="float" office:value="14718" table:number-columns-spanned="1" table:number-rows-spanned="2" table:style-name="ce9">
            <text:p>14,71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4" table:number-columns-spanned="1" table:number-rows-spanned="2" table:style-name="ce8">
            <text:p>59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99" table:number-columns-spanned="1" table:number-rows-spanned="2" table:style-name="ce9">
            <text:p>15,5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5753" table:number-columns-spanned="1" table:number-rows-spanned="2" table:style-name="ce9">
            <text:p>5,753</text:p>
          </table:table-cell>
          <table:table-cell office:value-type="float" office:value="2366" table:number-columns-spanned="1" table:number-rows-spanned="2" table:style-name="ce9">
            <text:p>2,366</text:p>
          </table:table-cell>
          <table:table-cell office:value-type="float" office:value="8119" table:number-columns-spanned="1" table:number-rows-spanned="2" table:style-name="ce9">
            <text:p>8,119</text:p>
          </table:table-cell>
          <table:table-cell office:value-type="float" office:value="7481" table:number-columns-spanned="1" table:number-rows-spanned="2" table:style-name="ce9">
            <text:p>7,481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19" table:number-columns-spanned="1" table:number-rows-spanned="2" table:style-name="ce9">
            <text:p>8,1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698" table:number-columns-spanned="1" table:number-rows-spanned="2" table:style-name="ce8">
            <text:p>698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1352" table:number-columns-spanned="1" table:number-rows-spanned="2" table:style-name="ce9">
            <text:p>1,352</text:p>
          </table:table-cell>
          <table:table-cell office:value-type="float" office:value="2319" table:number-columns-spanned="1" table:number-rows-spanned="2" table:style-name="ce9">
            <text:p>2,319</text:p>
          </table:table-cell>
          <table:table-cell office:value-type="float" office:value="2171" table:number-columns-spanned="1" table:number-rows-spanned="2" table:style-name="ce9">
            <text:p>2,17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19" table:number-columns-spanned="1" table:number-rows-spanned="2" table:style-name="ce9">
            <text:p>2,3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4777" table:number-columns-spanned="1" table:number-rows-spanned="2" table:style-name="ce9">
            <text:p>4,777</text:p>
          </table:table-cell>
          <table:table-cell office:value-type="float" office:value="4799" table:number-columns-spanned="1" table:number-rows-spanned="2" table:style-name="ce9">
            <text:p>4,799</text:p>
          </table:table-cell>
          <table:table-cell office:value-type="float" office:value="9576" table:number-columns-spanned="1" table:number-rows-spanned="2" table:style-name="ce9">
            <text:p>9,576</text:p>
          </table:table-cell>
          <table:table-cell office:value-type="float" office:value="8404" table:number-columns-spanned="1" table:number-rows-spanned="2" table:style-name="ce9">
            <text:p>8,404</text:p>
          </table:table-cell>
          <table:table-cell office:value-type="float" office:value="952" table:number-columns-spanned="1" table:number-rows-spanned="2" table:style-name="ce8">
            <text:p>95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76" table:number-columns-spanned="1" table:number-rows-spanned="2" table:style-name="ce9">
            <text:p>9,5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6687" table:number-columns-spanned="1" table:number-rows-spanned="2" table:style-name="ce9">
            <text:p>6,687</text:p>
          </table:table-cell>
          <table:table-cell office:value-type="float" office:value="6102" table:number-columns-spanned="1" table:number-rows-spanned="2" table:style-name="ce9">
            <text:p>6,102</text:p>
          </table:table-cell>
          <table:table-cell office:value-type="float" office:value="12789" table:number-columns-spanned="1" table:number-rows-spanned="2" table:style-name="ce9">
            <text:p>12,789</text:p>
          </table:table-cell>
          <table:table-cell office:value-type="float" office:value="12515" table:number-columns-spanned="1" table:number-rows-spanned="2" table:style-name="ce9">
            <text:p>12,51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89" table:number-columns-spanned="1" table:number-rows-spanned="2" table:style-name="ce9">
            <text:p>12,7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3550" table:number-columns-spanned="1" table:number-rows-spanned="2" table:style-name="ce9">
            <text:p>3,550</text:p>
          </table:table-cell>
          <table:table-cell office:value-type="float" office:value="5255" table:number-columns-spanned="1" table:number-rows-spanned="2" table:style-name="ce9">
            <text:p>5,255</text:p>
          </table:table-cell>
          <table:table-cell office:value-type="float" office:value="8805" table:number-columns-spanned="1" table:number-rows-spanned="2" table:style-name="ce9">
            <text:p>8,805</text:p>
          </table:table-cell>
          <table:table-cell office:value-type="float" office:value="6809" table:number-columns-spanned="1" table:number-rows-spanned="2" table:style-name="ce9">
            <text:p>6,809</text:p>
          </table:table-cell>
          <table:table-cell office:value-type="float" office:value="1373" table:number-columns-spanned="1" table:number-rows-spanned="2" table:style-name="ce9">
            <text:p>1,373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05" table:number-columns-spanned="1" table:number-rows-spanned="2" table:style-name="ce9">
            <text:p>8,8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376" table:number-columns-spanned="1" table:number-rows-spanned="2" table:style-name="ce9">
            <text:p>3,37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680" table:number-columns-spanned="1" table:number-rows-spanned="2" table:style-name="ce8">
            <text:p>680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80" table:number-columns-spanned="1" table:number-rows-spanned="2" table:style-name="ce8">
            <text:p>6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4359" table:number-columns-spanned="1" table:number-rows-spanned="2" table:style-name="ce9">
            <text:p>4,359</text:p>
          </table:table-cell>
          <table:table-cell office:value-type="float" office:value="4550" table:number-columns-spanned="1" table:number-rows-spanned="2" table:style-name="ce9">
            <text:p>4,550</text:p>
          </table:table-cell>
          <table:table-cell office:value-type="float" office:value="3402" table:number-columns-spanned="1" table:number-rows-spanned="2" table:style-name="ce9">
            <text:p>3,402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50" table:number-columns-spanned="1" table:number-rows-spanned="2" table:style-name="ce9">
            <text:p>4,5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4276" table:number-columns-spanned="1" table:number-rows-spanned="2" table:style-name="ce9">
            <text:p>4,276</text:p>
          </table:table-cell>
          <table:table-cell office:value-type="float" office:value="1832" table:number-columns-spanned="1" table:number-rows-spanned="2" table:style-name="ce9">
            <text:p>1,832</text:p>
          </table:table-cell>
          <table:table-cell office:value-type="float" office:value="6108" table:number-columns-spanned="1" table:number-rows-spanned="2" table:style-name="ce9">
            <text:p>6,108</text:p>
          </table:table-cell>
          <table:table-cell office:value-type="float" office:value="6021" table:number-columns-spanned="1" table:number-rows-spanned="2" table:style-name="ce9">
            <text:p>6,02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08" table:number-columns-spanned="1" table:number-rows-spanned="2" table:style-name="ce9">
            <text:p>6,1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3767" table:number-columns-spanned="1" table:number-rows-spanned="2" table:style-name="ce9">
            <text:p>3,767</text:p>
          </table:table-cell>
          <table:table-cell office:value-type="float" office:value="3984" table:number-columns-spanned="1" table:number-rows-spanned="2" table:style-name="ce9">
            <text:p>3,984</text:p>
          </table:table-cell>
          <table:table-cell office:value-type="float" office:value="7751" table:number-columns-spanned="1" table:number-rows-spanned="2" table:style-name="ce9">
            <text:p>7,751</text:p>
          </table:table-cell>
          <table:table-cell office:value-type="float" office:value="7160" table:number-columns-spanned="1" table:number-rows-spanned="2" table:style-name="ce9">
            <text:p>7,16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51" table:number-columns-spanned="1" table:number-rows-spanned="2" table:style-name="ce9">
            <text:p>7,7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1105" table:number-columns-spanned="1" table:number-rows-spanned="2" table:style-name="ce9">
            <text:p>1,105</text:p>
          </table:table-cell>
          <table:table-cell office:value-type="float" office:value="1730" table:number-columns-spanned="1" table:number-rows-spanned="2" table:style-name="ce9">
            <text:p>1,730</text:p>
          </table:table-cell>
          <table:table-cell office:value-type="float" office:value="1693" table:number-columns-spanned="1" table:number-rows-spanned="2" table:style-name="ce9">
            <text:p>1,69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0" table:number-columns-spanned="1" table:number-rows-spanned="2" table:style-name="ce9">
            <text:p>1,7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713" table:number-columns-spanned="1" table:number-rows-spanned="2" table:style-name="ce9">
            <text:p>3,713</text:p>
          </table:table-cell>
          <table:table-cell office:value-type="float" office:value="2610" table:number-columns-spanned="1" table:number-rows-spanned="2" table:style-name="ce9">
            <text:p>2,610</text:p>
          </table:table-cell>
          <table:table-cell office:value-type="float" office:value="6323" table:number-columns-spanned="1" table:number-rows-spanned="2" table:style-name="ce9">
            <text:p>6,323</text:p>
          </table:table-cell>
          <table:table-cell office:value-type="float" office:value="5652" table:number-columns-spanned="1" table:number-rows-spanned="2" table:style-name="ce9">
            <text:p>5,652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6323" table:number-columns-spanned="1" table:number-rows-spanned="2" table:style-name="ce9">
            <text:p>6,3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575" table:number-columns-spanned="1" table:number-rows-spanned="2" table:style-name="ce8">
            <text:p>575</text:p>
          </table:table-cell>
          <table:table-cell office:value-type="float" office:value="1092" table:number-columns-spanned="1" table:number-rows-spanned="2" table:style-name="ce9">
            <text:p>1,092</text:p>
          </table:table-cell>
          <table:table-cell office:value-type="float" office:value="1667" table:number-columns-spanned="1" table:number-rows-spanned="2" table:style-name="ce9">
            <text:p>1,667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7" table:number-columns-spanned="1" table:number-rows-spanned="2" table:style-name="ce9">
            <text:p>1,6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701" table:number-columns-spanned="1" table:number-rows-spanned="2" table:style-name="ce9">
            <text:p>1,701</text:p>
          </table:table-cell>
          <table:table-cell office:value-type="float" office:value="1844" table:number-columns-spanned="1" table:number-rows-spanned="2" table:style-name="ce9">
            <text:p>1,844</text:p>
          </table:table-cell>
          <table:table-cell office:value-type="float" office:value="1420" table:number-columns-spanned="1" table:number-rows-spanned="2" table:style-name="ce9">
            <text:p>1,420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4" table:number-columns-spanned="1" table:number-rows-spanned="2" table:style-name="ce9">
            <text:p>1,8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2202" table:number-columns-spanned="1" table:number-rows-spanned="2" table:style-name="ce9">
            <text:p>112,202</text:p>
          </table:table-cell>
          <table:table-cell office:value-type="float" office:value="67722" table:number-columns-spanned="1" table:number-rows-spanned="2" table:style-name="ce9">
            <text:p>67,722</text:p>
          </table:table-cell>
          <table:table-cell office:value-type="float" office:value="179924" table:number-columns-spanned="1" table:number-rows-spanned="2" table:style-name="ce9">
            <text:p>179,924</text:p>
          </table:table-cell>
          <table:table-cell office:value-type="float" office:value="149580" table:number-columns-spanned="1" table:number-rows-spanned="2" table:style-name="ce9">
            <text:p>149,580</text:p>
          </table:table-cell>
          <table:table-cell office:value-type="float" office:value="10486" table:number-columns-spanned="1" table:number-rows-spanned="2" table:style-name="ce9">
            <text:p>10,486</text:p>
          </table:table-cell>
          <table:table-cell office:value-type="float" office:value="3817" table:number-columns-spanned="1" table:number-rows-spanned="2" table:style-name="ce9">
            <text:p>3,817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639" table:number-columns-spanned="1" table:number-rows-spanned="2" table:style-name="ce9">
            <text:p>1,639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6322" table:number-columns-spanned="1" table:number-rows-spanned="2" table:style-name="ce9">
            <text:p>6,322</text:p>
          </table:table-cell>
          <table:table-cell office:value-type="float" office:value="3425" table:number-columns-spanned="1" table:number-rows-spanned="2" table:style-name="ce9">
            <text:p>3,425</text:p>
          </table:table-cell>
          <table:table-cell office:value-type="float" office:value="1735" table:number-columns-spanned="1" table:number-rows-spanned="2" table:style-name="ce9">
            <text:p>1,735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287" table:number-columns-spanned="1" table:number-rows-spanned="2" table:style-name="ce9">
            <text:p>1,287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79924" table:number-columns-spanned="1" table:number-rows-spanned="2" table:style-name="ce9">
            <text:p>179,92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17:53Z</meta:creation-date>
    <dc:date>2020-08-28T06:18:20Z</dc:date>
  </office:meta>
</office:document-meta>
</file>